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5.94cm"/>
    </style:style>
    <style:style style:name="co2" style:family="table-column">
      <style:table-column-properties fo:break-before="auto" style:column-width="36.691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2.5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RAW</text:p>
          </table:table-cell>
          <table:table-cell table:style-name="ce3" office:value-type="string" calcext:value-type="string">
            <text:p>Filter 1</text:p>
          </table:table-cell>
          <table:table-cell office:value-type="string" calcext:value-type="string">
            <text:p>Remove digits</text:p>
          </table:table-cell>
          <table:table-cell office:value-type="string" calcext:value-type="string">
            <text:p>count spaces</text:p>
          </table:table-cell>
          <table:table-cell office:value-type="string" calcext:value-type="string">
            <text:p>destination range start</text:p>
          </table:table-cell>
          <table:table-cell office:value-type="string" calcext:value-type="string">
            <text:p>source range start</text:p>
          </table:table-cell>
          <table:table-cell office:value-type="string" calcext:value-type="string">
            <text:p>range length</text:p>
          </table:table-cell>
          <table:table-cell office:value-type="string" calcext:value-type="string">
            <text:p>destination range max</text:p>
          </table:table-cell>
          <table:table-cell office:value-type="string" calcext:value-type="string">
            <text:p>source range max</text:p>
          </table:table-cell>
          <table:table-cell/>
          <table:table-cell office:value-type="string" calcext:value-type="string">
            <text:p>Minima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eeds: 2906961955 52237479 1600322402 372221628 2347782594 164705568 541904540 89745770 126821306 192539923 3411274151 496169308 919015581 8667739 654599767 160781040 3945616935 85197451 999146581 344584779</text:p>
          </table:table-cell>
          <table:table-cell table:formula="of:=T(ORG.LIBREOFFICE.REGEX([.A2];&quot;\D+\s&quot;;&quot;&quot;;&quot;g&quot;))" office:value-type="string" office:string-value="2906961955 52237479 1600322402 372221628 2347782594 164705568 541904540 89745770 126821306 192539923 3411274151 496169308 919015581 8667739 654599767 160781040 3945616935 85197451 999146581 344584779" calcext:value-type="string">
            <text:p>2906961955 52237479 1600322402 372221628 2347782594 164705568 541904540 89745770 126821306 192539923 3411274151 496169308 919015581 8667739 654599767 160781040 3945616935 85197451 999146581 344584779</text:p>
          </table:table-cell>
          <table:table-cell table:style-name="ce4" table:formula="of:=ORG.LIBREOFFICE.REGEX([.B2];&quot;\d&quot;;&quot;&quot;;&quot;g&quot;)" office:value-type="string" office:string-value="                   " calcext:value-type="string">
            <text:p><text:s text:c="19"/></text:p>
          </table:table-cell>
          <table:table-cell table:formula="of:=IF([.B2]=&quot;map:&quot;;&quot;&quot;;LEN([.C2]))" office:value-type="float" office:value="19" calcext:value-type="float">
            <text:p>19</text:p>
          </table:table-cell>
          <table:table-cell table:style-name="ce5" table:formula="of:=IF([.D2]=2;ORG.LIBREOFFICE.REGEX([.B2];&quot;\d+&quot;;;1);&quot;&quot;)">
            <text:p/>
          </table:table-cell>
          <table:table-cell table:formula="of:=IF([.D2]=2;ORG.LIBREOFFICE.REGEX([.B2];&quot;\d+&quot;;;2);&quot;&quot;)">
            <text:p/>
          </table:table-cell>
          <table:table-cell table:formula="of:=IF([.D2]=2;ORG.LIBREOFFICE.REGEX([.B2];&quot;\d+&quot;;;3);&quot;&quot;)">
            <text:p/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eed-to-soil map:</text:p>
          </table:table-cell>
          <table:table-cell table:formula="of:=ORG.LIBREOFFICE.REGEX([.A3];&quot;\D+\s&quot;;&quot;&quot;;&quot;g&quot;)" office:value-type="string" office:string-value="map:" calcext:value-type="string">
            <text:p>map:</text:p>
          </table:table-cell>
          <table:table-cell table:style-name="ce4" table:formula="of:=ORG.LIBREOFFICE.REGEX([.B3];&quot;\d&quot;;&quot;&quot;;&quot;g&quot;)" office:value-type="string" office:string-value="map:" calcext:value-type="string">
            <text:p>map:</text:p>
          </table:table-cell>
          <table:table-cell table:formula="of:=IF([.B3]=&quot;map:&quot;;&quot;&quot;;LEN([.C3]))">
            <text:p/>
          </table:table-cell>
          <table:table-cell table:style-name="ce5" table:formula="of:=IF([.D3]=2;ORG.LIBREOFFICE.REGEX([.B3];&quot;\d+&quot;;;1);&quot;&quot;)">
            <text:p/>
          </table:table-cell>
          <table:table-cell table:formula="of:=IF([.D3]=2;ORG.LIBREOFFICE.REGEX([.B3];&quot;\d+&quot;;;2);&quot;&quot;)">
            <text:p/>
          </table:table-cell>
          <table:table-cell table:formula="of:=IF([.D3]=2;ORG.LIBREOFFICE.REGEX([.B3];&quot;\d+&quot;;;3);&quot;&quot;)">
            <text:p/>
          </table:table-cell>
          <table:table-cell table:number-columns-repeated="2"/>
          <table:table-cell table:formula="of:=IF([.I3]=&quot;&quot;;[.A3];&quot;&quot;)" office:value-type="string" office:string-value="seed-to-soil map:" calcext:value-type="string">
            <text:p>seed-to-soil map: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328388605 1716277852 240111965</text:p>
          </table:table-cell>
          <table:table-cell table:formula="of:=ORG.LIBREOFFICE.REGEX([.A4];&quot;\D+\s&quot;;&quot;&quot;;&quot;g&quot;)" office:value-type="string" office:string-value="2328388605 1716277852 240111965" calcext:value-type="string">
            <text:p>2328388605 1716277852 240111965</text:p>
          </table:table-cell>
          <table:table-cell table:style-name="ce4" table:formula="of:=ORG.LIBREOFFICE.REGEX([.B4];&quot;\d&quot;;&quot;&quot;;&quot;g&quot;)" office:value-type="string" office:string-value="  " calcext:value-type="string">
            <text:p><text:s text:c="2"/></text:p>
          </table:table-cell>
          <table:table-cell table:formula="of:=IF([.B4]=&quot;map:&quot;;&quot;&quot;;LEN([.C4]))" office:value-type="float" office:value="2" calcext:value-type="float">
            <text:p>2</text:p>
          </table:table-cell>
          <table:table-cell table:style-name="ce5" table:formula="of:=IF([.D4]=2;ORG.LIBREOFFICE.REGEX([.B4];&quot;\d+&quot;;;1);&quot;&quot;)" office:value-type="string" office:string-value="2328388605" calcext:value-type="string">
            <text:p>2328388605</text:p>
          </table:table-cell>
          <table:table-cell table:formula="of:=IF([.D4]=2;ORG.LIBREOFFICE.REGEX([.B4];&quot;\d+&quot;;;2);&quot;&quot;)" office:value-type="string" office:string-value="1716277852" calcext:value-type="string">
            <text:p>1716277852</text:p>
          </table:table-cell>
          <table:table-cell table:formula="of:=IF([.D4]=2;ORG.LIBREOFFICE.REGEX([.B4];&quot;\d+&quot;;;3);&quot;&quot;)" office:value-type="string" office:string-value="240111965" calcext:value-type="string">
            <text:p>240111965</text:p>
          </table:table-cell>
          <table:table-cell table:formula="of:=IF([.E4]=&quot;&quot;;&quot;&quot;;[.E4]+[.G4])" office:value-type="float" office:value="2568500570" calcext:value-type="float">
            <text:p>2568500570</text:p>
          </table:table-cell>
          <table:table-cell table:formula="of:=IF([.F4]=&quot;&quot;;&quot;&quot;;[.F4]+[.G4])" office:value-type="float" office:value="1956389817" calcext:value-type="float">
            <text:p>1956389817</text:p>
          </table:table-cell>
          <table:table-cell table:formula="of:=IF([.I4]=&quot;&quot;;[.A4];&quot;&quot;)">
            <text:p/>
          </table:table-cell>
          <table:table-cell table:formula="of:=MIN([.E4:.E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3183744888 3056742994 1057221520</text:p>
          </table:table-cell>
          <table:table-cell table:formula="of:=ORG.LIBREOFFICE.REGEX([.A5];&quot;\D+\s&quot;;&quot;&quot;;&quot;g&quot;)" office:value-type="string" office:string-value="3183744888 3056742994 1057221520" calcext:value-type="string">
            <text:p>3183744888 3056742994 1057221520</text:p>
          </table:table-cell>
          <table:table-cell table:style-name="ce4" table:formula="of:=ORG.LIBREOFFICE.REGEX([.B5];&quot;\d&quot;;&quot;&quot;;&quot;g&quot;)" office:value-type="string" office:string-value="  " calcext:value-type="string">
            <text:p><text:s text:c="2"/></text:p>
          </table:table-cell>
          <table:table-cell table:formula="of:=IF([.B5]=&quot;map:&quot;;&quot;&quot;;LEN([.C5]))" office:value-type="float" office:value="2" calcext:value-type="float">
            <text:p>2</text:p>
          </table:table-cell>
          <table:table-cell table:style-name="ce5" table:formula="of:=IF([.D5]=2;ORG.LIBREOFFICE.REGEX([.B5];&quot;\d+&quot;;;1);&quot;&quot;)" office:value-type="string" office:string-value="3183744888" calcext:value-type="string">
            <text:p>3183744888</text:p>
          </table:table-cell>
          <table:table-cell table:formula="of:=IF([.D5]=2;ORG.LIBREOFFICE.REGEX([.B5];&quot;\d+&quot;;;2);&quot;&quot;)" office:value-type="string" office:string-value="3056742994" calcext:value-type="string">
            <text:p>3056742994</text:p>
          </table:table-cell>
          <table:table-cell table:formula="of:=IF([.D5]=2;ORG.LIBREOFFICE.REGEX([.B5];&quot;\d+&quot;;;3);&quot;&quot;)" office:value-type="string" office:string-value="1057221520" calcext:value-type="string">
            <text:p>1057221520</text:p>
          </table:table-cell>
          <table:table-cell table:formula="of:=IF([.E5]=&quot;&quot;;&quot;&quot;;[.E5]+[.G5])" office:value-type="float" office:value="4240966408" calcext:value-type="float">
            <text:p>4240966408</text:p>
          </table:table-cell>
          <table:table-cell table:formula="of:=IF([.F5]=&quot;&quot;;&quot;&quot;;[.F5]+[.G5])" office:value-type="float" office:value="4113964514" calcext:value-type="float">
            <text:p>4113964514</text:p>
          </table:table-cell>
          <table:table-cell table:formula="of:=IF([.I5]=&quot;&quot;;[.A5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0 1574488136 141789716</text:p>
          </table:table-cell>
          <table:table-cell table:formula="of:=ORG.LIBREOFFICE.REGEX([.A6];&quot;\D+\s&quot;;&quot;&quot;;&quot;g&quot;)" office:value-type="string" office:string-value="0 1574488136 141789716" calcext:value-type="string">
            <text:p>0 1574488136 141789716</text:p>
          </table:table-cell>
          <table:table-cell table:style-name="ce4" table:formula="of:=ORG.LIBREOFFICE.REGEX([.B6];&quot;\d&quot;;&quot;&quot;;&quot;g&quot;)" office:value-type="string" office:string-value="  " calcext:value-type="string">
            <text:p><text:s text:c="2"/></text:p>
          </table:table-cell>
          <table:table-cell table:formula="of:=IF([.B6]=&quot;map:&quot;;&quot;&quot;;LEN([.C6]))" office:value-type="float" office:value="2" calcext:value-type="float">
            <text:p>2</text:p>
          </table:table-cell>
          <table:table-cell table:style-name="ce5" table:formula="of:=IF([.D6]=2;ORG.LIBREOFFICE.REGEX([.B6];&quot;\d+&quot;;;1);&quot;&quot;)" office:value-type="string" office:string-value="0" calcext:value-type="string">
            <text:p>0</text:p>
          </table:table-cell>
          <table:table-cell table:formula="of:=IF([.D6]=2;ORG.LIBREOFFICE.REGEX([.B6];&quot;\d+&quot;;;2);&quot;&quot;)" office:value-type="string" office:string-value="1574488136" calcext:value-type="string">
            <text:p>1574488136</text:p>
          </table:table-cell>
          <table:table-cell table:formula="of:=IF([.D6]=2;ORG.LIBREOFFICE.REGEX([.B6];&quot;\d+&quot;;;3);&quot;&quot;)" office:value-type="string" office:string-value="141789716" calcext:value-type="string">
            <text:p>141789716</text:p>
          </table:table-cell>
          <table:table-cell table:formula="of:=IF([.E6]=&quot;&quot;;&quot;&quot;;[.E6]+[.G6])" office:value-type="float" office:value="141789716" calcext:value-type="float">
            <text:p>141789716</text:p>
          </table:table-cell>
          <table:table-cell table:formula="of:=IF([.F6]=&quot;&quot;;&quot;&quot;;[.F6]+[.G6])" office:value-type="float" office:value="1716277852" calcext:value-type="float">
            <text:p>1716277852</text:p>
          </table:table-cell>
          <table:table-cell table:formula="of:=IF([.I6]=&quot;&quot;;[.A6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886579086 0 430196980</text:p>
          </table:table-cell>
          <table:table-cell table:formula="of:=ORG.LIBREOFFICE.REGEX([.A7];&quot;\D+\s&quot;;&quot;&quot;;&quot;g&quot;)" office:value-type="string" office:string-value="886579086 0 430196980" calcext:value-type="string">
            <text:p>886579086 0 430196980</text:p>
          </table:table-cell>
          <table:table-cell table:style-name="ce4" table:formula="of:=ORG.LIBREOFFICE.REGEX([.B7];&quot;\d&quot;;&quot;&quot;;&quot;g&quot;)" office:value-type="string" office:string-value="  " calcext:value-type="string">
            <text:p><text:s text:c="2"/></text:p>
          </table:table-cell>
          <table:table-cell table:formula="of:=IF([.B7]=&quot;map:&quot;;&quot;&quot;;LEN([.C7]))" office:value-type="float" office:value="2" calcext:value-type="float">
            <text:p>2</text:p>
          </table:table-cell>
          <table:table-cell table:style-name="ce5" table:formula="of:=IF([.D7]=2;ORG.LIBREOFFICE.REGEX([.B7];&quot;\d+&quot;;;1);&quot;&quot;)" office:value-type="string" office:string-value="886579086" calcext:value-type="string">
            <text:p>886579086</text:p>
          </table:table-cell>
          <table:table-cell table:formula="of:=IF([.D7]=2;ORG.LIBREOFFICE.REGEX([.B7];&quot;\d+&quot;;;2);&quot;&quot;)" office:value-type="string" office:string-value="0" calcext:value-type="string">
            <text:p>0</text:p>
          </table:table-cell>
          <table:table-cell table:formula="of:=IF([.D7]=2;ORG.LIBREOFFICE.REGEX([.B7];&quot;\d+&quot;;;3);&quot;&quot;)" office:value-type="string" office:string-value="430196980" calcext:value-type="string">
            <text:p>430196980</text:p>
          </table:table-cell>
          <table:table-cell table:formula="of:=IF([.E7]=&quot;&quot;;&quot;&quot;;[.E7]+[.G7])" office:value-type="float" office:value="1316776066" calcext:value-type="float">
            <text:p>1316776066</text:p>
          </table:table-cell>
          <table:table-cell table:formula="of:=IF([.F7]=&quot;&quot;;&quot;&quot;;[.F7]+[.G7])" office:value-type="float" office:value="430196980" calcext:value-type="float">
            <text:p>430196980</text:p>
          </table:table-cell>
          <table:table-cell table:formula="of:=IF([.I7]=&quot;&quot;;[.A7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41789716 2525350732 49125971</text:p>
          </table:table-cell>
          <table:table-cell table:formula="of:=ORG.LIBREOFFICE.REGEX([.A8];&quot;\D+\s&quot;;&quot;&quot;;&quot;g&quot;)" office:value-type="string" office:string-value="141789716 2525350732 49125971" calcext:value-type="string">
            <text:p>141789716 2525350732 49125971</text:p>
          </table:table-cell>
          <table:table-cell table:style-name="ce4" table:formula="of:=ORG.LIBREOFFICE.REGEX([.B8];&quot;\d&quot;;&quot;&quot;;&quot;g&quot;)" office:value-type="string" office:string-value="  " calcext:value-type="string">
            <text:p><text:s text:c="2"/></text:p>
          </table:table-cell>
          <table:table-cell table:formula="of:=IF([.B8]=&quot;map:&quot;;&quot;&quot;;LEN([.C8]))" office:value-type="float" office:value="2" calcext:value-type="float">
            <text:p>2</text:p>
          </table:table-cell>
          <table:table-cell table:style-name="ce5" table:formula="of:=IF([.D8]=2;ORG.LIBREOFFICE.REGEX([.B8];&quot;\d+&quot;;;1);&quot;&quot;)" office:value-type="string" office:string-value="141789716" calcext:value-type="string">
            <text:p>141789716</text:p>
          </table:table-cell>
          <table:table-cell table:formula="of:=IF([.D8]=2;ORG.LIBREOFFICE.REGEX([.B8];&quot;\d+&quot;;;2);&quot;&quot;)" office:value-type="string" office:string-value="2525350732" calcext:value-type="string">
            <text:p>2525350732</text:p>
          </table:table-cell>
          <table:table-cell table:formula="of:=IF([.D8]=2;ORG.LIBREOFFICE.REGEX([.B8];&quot;\d+&quot;;;3);&quot;&quot;)" office:value-type="string" office:string-value="49125971" calcext:value-type="string">
            <text:p>49125971</text:p>
          </table:table-cell>
          <table:table-cell table:formula="of:=IF([.E8]=&quot;&quot;;&quot;&quot;;[.E8]+[.G8])" office:value-type="float" office:value="190915687" calcext:value-type="float">
            <text:p>190915687</text:p>
          </table:table-cell>
          <table:table-cell table:formula="of:=IF([.F8]=&quot;&quot;;&quot;&quot;;[.F8]+[.G8])" office:value-type="float" office:value="2574476703" calcext:value-type="float">
            <text:p>2574476703</text:p>
          </table:table-cell>
          <table:table-cell table:formula="of:=IF([.I8]=&quot;&quot;;[.A8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881053613 1956389817 5525473</text:p>
          </table:table-cell>
          <table:table-cell table:formula="of:=ORG.LIBREOFFICE.REGEX([.A9];&quot;\D+\s&quot;;&quot;&quot;;&quot;g&quot;)" office:value-type="string" office:string-value="881053613 1956389817 5525473" calcext:value-type="string">
            <text:p>881053613 1956389817 5525473</text:p>
          </table:table-cell>
          <table:table-cell table:style-name="ce4" table:formula="of:=ORG.LIBREOFFICE.REGEX([.B9];&quot;\d&quot;;&quot;&quot;;&quot;g&quot;)" office:value-type="string" office:string-value="  " calcext:value-type="string">
            <text:p><text:s text:c="2"/></text:p>
          </table:table-cell>
          <table:table-cell table:formula="of:=IF([.B9]=&quot;map:&quot;;&quot;&quot;;LEN([.C9]))" office:value-type="float" office:value="2" calcext:value-type="float">
            <text:p>2</text:p>
          </table:table-cell>
          <table:table-cell table:style-name="ce5" table:formula="of:=IF([.D9]=2;ORG.LIBREOFFICE.REGEX([.B9];&quot;\d+&quot;;;1);&quot;&quot;)" office:value-type="string" office:string-value="881053613" calcext:value-type="string">
            <text:p>881053613</text:p>
          </table:table-cell>
          <table:table-cell table:formula="of:=IF([.D9]=2;ORG.LIBREOFFICE.REGEX([.B9];&quot;\d+&quot;;;2);&quot;&quot;)" office:value-type="string" office:string-value="1956389817" calcext:value-type="string">
            <text:p>1956389817</text:p>
          </table:table-cell>
          <table:table-cell table:formula="of:=IF([.D9]=2;ORG.LIBREOFFICE.REGEX([.B9];&quot;\d+&quot;;;3);&quot;&quot;)" office:value-type="string" office:string-value="5525473" calcext:value-type="string">
            <text:p>5525473</text:p>
          </table:table-cell>
          <table:table-cell table:formula="of:=IF([.E9]=&quot;&quot;;&quot;&quot;;[.E9]+[.G9])" office:value-type="float" office:value="886579086" calcext:value-type="float">
            <text:p>886579086</text:p>
          </table:table-cell>
          <table:table-cell table:formula="of:=IF([.F9]=&quot;&quot;;&quot;&quot;;[.F9]+[.G9])" office:value-type="float" office:value="1961915290" calcext:value-type="float">
            <text:p>1961915290</text:p>
          </table:table-cell>
          <table:table-cell table:formula="of:=IF([.I9]=&quot;&quot;;[.A9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131936012 3013025394 43717600</text:p>
          </table:table-cell>
          <table:table-cell table:formula="of:=ORG.LIBREOFFICE.REGEX([.A10];&quot;\D+\s&quot;;&quot;&quot;;&quot;g&quot;)" office:value-type="string" office:string-value="3131936012 3013025394 43717600" calcext:value-type="string">
            <text:p>3131936012 3013025394 43717600</text:p>
          </table:table-cell>
          <table:table-cell table:style-name="ce4" table:formula="of:=ORG.LIBREOFFICE.REGEX([.B10];&quot;\d&quot;;&quot;&quot;;&quot;g&quot;)" office:value-type="string" office:string-value="  " calcext:value-type="string">
            <text:p><text:s text:c="2"/></text:p>
          </table:table-cell>
          <table:table-cell table:formula="of:=IF([.B10]=&quot;map:&quot;;&quot;&quot;;LEN([.C10]))" office:value-type="float" office:value="2" calcext:value-type="float">
            <text:p>2</text:p>
          </table:table-cell>
          <table:table-cell table:style-name="ce5" table:formula="of:=IF([.D10]=2;ORG.LIBREOFFICE.REGEX([.B10];&quot;\d+&quot;;;1);&quot;&quot;)" office:value-type="string" office:string-value="3131936012" calcext:value-type="string">
            <text:p>3131936012</text:p>
          </table:table-cell>
          <table:table-cell table:formula="of:=IF([.D10]=2;ORG.LIBREOFFICE.REGEX([.B10];&quot;\d+&quot;;;2);&quot;&quot;)" office:value-type="string" office:string-value="3013025394" calcext:value-type="string">
            <text:p>3013025394</text:p>
          </table:table-cell>
          <table:table-cell table:formula="of:=IF([.D10]=2;ORG.LIBREOFFICE.REGEX([.B10];&quot;\d+&quot;;;3);&quot;&quot;)" office:value-type="string" office:string-value="43717600" calcext:value-type="string">
            <text:p>43717600</text:p>
          </table:table-cell>
          <table:table-cell table:formula="of:=IF([.E10]=&quot;&quot;;&quot;&quot;;[.E10]+[.G10])" office:value-type="float" office:value="3175653612" calcext:value-type="float">
            <text:p>3175653612</text:p>
          </table:table-cell>
          <table:table-cell table:formula="of:=IF([.F10]=&quot;&quot;;&quot;&quot;;[.F10]+[.G10])" office:value-type="float" office:value="3056742994" calcext:value-type="float">
            <text:p>3056742994</text:p>
          </table:table-cell>
          <table:table-cell table:formula="of:=IF([.I10]=&quot;&quot;;[.A10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629464378 1322898901 251589235</text:p>
          </table:table-cell>
          <table:table-cell table:formula="of:=ORG.LIBREOFFICE.REGEX([.A11];&quot;\D+\s&quot;;&quot;&quot;;&quot;g&quot;)" office:value-type="string" office:string-value="629464378 1322898901 251589235" calcext:value-type="string">
            <text:p>629464378 1322898901 251589235</text:p>
          </table:table-cell>
          <table:table-cell table:style-name="ce4" table:formula="of:=ORG.LIBREOFFICE.REGEX([.B11];&quot;\d&quot;;&quot;&quot;;&quot;g&quot;)" office:value-type="string" office:string-value="  " calcext:value-type="string">
            <text:p><text:s text:c="2"/></text:p>
          </table:table-cell>
          <table:table-cell table:formula="of:=IF([.B11]=&quot;map:&quot;;&quot;&quot;;LEN([.C11]))" office:value-type="float" office:value="2" calcext:value-type="float">
            <text:p>2</text:p>
          </table:table-cell>
          <table:table-cell table:style-name="ce5" table:formula="of:=IF([.D11]=2;ORG.LIBREOFFICE.REGEX([.B11];&quot;\d+&quot;;;1);&quot;&quot;)" office:value-type="string" office:string-value="629464378" calcext:value-type="string">
            <text:p>629464378</text:p>
          </table:table-cell>
          <table:table-cell table:formula="of:=IF([.D11]=2;ORG.LIBREOFFICE.REGEX([.B11];&quot;\d+&quot;;;2);&quot;&quot;)" office:value-type="string" office:string-value="1322898901" calcext:value-type="string">
            <text:p>1322898901</text:p>
          </table:table-cell>
          <table:table-cell table:formula="of:=IF([.D11]=2;ORG.LIBREOFFICE.REGEX([.B11];&quot;\d+&quot;;;3);&quot;&quot;)" office:value-type="string" office:string-value="251589235" calcext:value-type="string">
            <text:p>251589235</text:p>
          </table:table-cell>
          <table:table-cell table:formula="of:=IF([.E11]=&quot;&quot;;&quot;&quot;;[.E11]+[.G11])" office:value-type="float" office:value="881053613" calcext:value-type="float">
            <text:p>881053613</text:p>
          </table:table-cell>
          <table:table-cell table:formula="of:=IF([.F11]=&quot;&quot;;&quot;&quot;;[.F11]+[.G11])" office:value-type="float" office:value="1574488136" calcext:value-type="float">
            <text:p>1574488136</text:p>
          </table:table-cell>
          <table:table-cell table:formula="of:=IF([.I11]=&quot;&quot;;[.A11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568500570 1961915290 563435442</text:p>
          </table:table-cell>
          <table:table-cell table:formula="of:=ORG.LIBREOFFICE.REGEX([.A12];&quot;\D+\s&quot;;&quot;&quot;;&quot;g&quot;)" office:value-type="string" office:string-value="2568500570 1961915290 563435442" calcext:value-type="string">
            <text:p>2568500570 1961915290 563435442</text:p>
          </table:table-cell>
          <table:table-cell table:style-name="ce4" table:formula="of:=ORG.LIBREOFFICE.REGEX([.B12];&quot;\d&quot;;&quot;&quot;;&quot;g&quot;)" office:value-type="string" office:string-value="  " calcext:value-type="string">
            <text:p><text:s text:c="2"/></text:p>
          </table:table-cell>
          <table:table-cell table:formula="of:=IF([.B12]=&quot;map:&quot;;&quot;&quot;;LEN([.C12]))" office:value-type="float" office:value="2" calcext:value-type="float">
            <text:p>2</text:p>
          </table:table-cell>
          <table:table-cell table:style-name="ce5" table:formula="of:=IF([.D12]=2;ORG.LIBREOFFICE.REGEX([.B12];&quot;\d+&quot;;;1);&quot;&quot;)" office:value-type="string" office:string-value="2568500570" calcext:value-type="string">
            <text:p>2568500570</text:p>
          </table:table-cell>
          <table:table-cell table:formula="of:=IF([.D12]=2;ORG.LIBREOFFICE.REGEX([.B12];&quot;\d+&quot;;;2);&quot;&quot;)" office:value-type="string" office:string-value="1961915290" calcext:value-type="string">
            <text:p>1961915290</text:p>
          </table:table-cell>
          <table:table-cell table:formula="of:=IF([.D12]=2;ORG.LIBREOFFICE.REGEX([.B12];&quot;\d+&quot;;;3);&quot;&quot;)" office:value-type="string" office:string-value="563435442" calcext:value-type="string">
            <text:p>563435442</text:p>
          </table:table-cell>
          <table:table-cell table:formula="of:=IF([.E12]=&quot;&quot;;&quot;&quot;;[.E12]+[.G12])" office:value-type="float" office:value="3131936012" calcext:value-type="float">
            <text:p>3131936012</text:p>
          </table:table-cell>
          <table:table-cell table:formula="of:=IF([.F12]=&quot;&quot;;&quot;&quot;;[.F12]+[.G12])" office:value-type="float" office:value="2525350732" calcext:value-type="float">
            <text:p>2525350732</text:p>
          </table:table-cell>
          <table:table-cell table:formula="of:=IF([.I12]=&quot;&quot;;[.A12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90915687 2574476703 438548691</text:p>
          </table:table-cell>
          <table:table-cell table:formula="of:=ORG.LIBREOFFICE.REGEX([.A13];&quot;\D+\s&quot;;&quot;&quot;;&quot;g&quot;)" office:value-type="string" office:string-value="190915687 2574476703 438548691" calcext:value-type="string">
            <text:p>190915687 2574476703 438548691</text:p>
          </table:table-cell>
          <table:table-cell table:style-name="ce4" table:formula="of:=ORG.LIBREOFFICE.REGEX([.B13];&quot;\d&quot;;&quot;&quot;;&quot;g&quot;)" office:value-type="string" office:string-value="  " calcext:value-type="string">
            <text:p><text:s text:c="2"/></text:p>
          </table:table-cell>
          <table:table-cell table:formula="of:=IF([.B13]=&quot;map:&quot;;&quot;&quot;;LEN([.C13]))" office:value-type="float" office:value="2" calcext:value-type="float">
            <text:p>2</text:p>
          </table:table-cell>
          <table:table-cell table:style-name="ce5" table:formula="of:=IF([.D13]=2;ORG.LIBREOFFICE.REGEX([.B13];&quot;\d+&quot;;;1);&quot;&quot;)" office:value-type="string" office:string-value="190915687" calcext:value-type="string">
            <text:p>190915687</text:p>
          </table:table-cell>
          <table:table-cell table:formula="of:=IF([.D13]=2;ORG.LIBREOFFICE.REGEX([.B13];&quot;\d+&quot;;;2);&quot;&quot;)" office:value-type="string" office:string-value="2574476703" calcext:value-type="string">
            <text:p>2574476703</text:p>
          </table:table-cell>
          <table:table-cell table:formula="of:=IF([.D13]=2;ORG.LIBREOFFICE.REGEX([.B13];&quot;\d+&quot;;;3);&quot;&quot;)" office:value-type="string" office:string-value="438548691" calcext:value-type="string">
            <text:p>438548691</text:p>
          </table:table-cell>
          <table:table-cell table:formula="of:=IF([.E13]=&quot;&quot;;&quot;&quot;;[.E13]+[.G13])" office:value-type="float" office:value="629464378" calcext:value-type="float">
            <text:p>629464378</text:p>
          </table:table-cell>
          <table:table-cell table:formula="of:=IF([.F13]=&quot;&quot;;&quot;&quot;;[.F13]+[.G13])" office:value-type="float" office:value="3013025394" calcext:value-type="float">
            <text:p>3013025394</text:p>
          </table:table-cell>
          <table:table-cell table:formula="of:=IF([.I13]=&quot;&quot;;[.A13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175653612 4113964514 8091276</text:p>
          </table:table-cell>
          <table:table-cell table:formula="of:=ORG.LIBREOFFICE.REGEX([.A14];&quot;\D+\s&quot;;&quot;&quot;;&quot;g&quot;)" office:value-type="string" office:string-value="3175653612 4113964514 8091276" calcext:value-type="string">
            <text:p>3175653612 4113964514 8091276</text:p>
          </table:table-cell>
          <table:table-cell table:style-name="ce4" table:formula="of:=ORG.LIBREOFFICE.REGEX([.B14];&quot;\d&quot;;&quot;&quot;;&quot;g&quot;)" office:value-type="string" office:string-value="  " calcext:value-type="string">
            <text:p><text:s text:c="2"/></text:p>
          </table:table-cell>
          <table:table-cell table:formula="of:=IF([.B14]=&quot;map:&quot;;&quot;&quot;;LEN([.C14]))" office:value-type="float" office:value="2" calcext:value-type="float">
            <text:p>2</text:p>
          </table:table-cell>
          <table:table-cell table:style-name="ce5" table:formula="of:=IF([.D14]=2;ORG.LIBREOFFICE.REGEX([.B14];&quot;\d+&quot;;;1);&quot;&quot;)" office:value-type="string" office:string-value="3175653612" calcext:value-type="string">
            <text:p>3175653612</text:p>
          </table:table-cell>
          <table:table-cell table:formula="of:=IF([.D14]=2;ORG.LIBREOFFICE.REGEX([.B14];&quot;\d+&quot;;;2);&quot;&quot;)" office:value-type="string" office:string-value="4113964514" calcext:value-type="string">
            <text:p>4113964514</text:p>
          </table:table-cell>
          <table:table-cell table:formula="of:=IF([.D14]=2;ORG.LIBREOFFICE.REGEX([.B14];&quot;\d+&quot;;;3);&quot;&quot;)" office:value-type="string" office:string-value="8091276" calcext:value-type="string">
            <text:p>8091276</text:p>
          </table:table-cell>
          <table:table-cell table:formula="of:=IF([.E14]=&quot;&quot;;&quot;&quot;;[.E14]+[.G14])" office:value-type="float" office:value="3183744888" calcext:value-type="float">
            <text:p>3183744888</text:p>
          </table:table-cell>
          <table:table-cell table:formula="of:=IF([.F14]=&quot;&quot;;&quot;&quot;;[.F14]+[.G14])" office:value-type="float" office:value="4122055790" calcext:value-type="float">
            <text:p>4122055790</text:p>
          </table:table-cell>
          <table:table-cell table:formula="of:=IF([.I14]=&quot;&quot;;[.A14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435686684 430196980 892701921</text:p>
          </table:table-cell>
          <table:table-cell table:formula="of:=ORG.LIBREOFFICE.REGEX([.A15];&quot;\D+\s&quot;;&quot;&quot;;&quot;g&quot;)" office:value-type="string" office:string-value="1435686684 430196980 892701921" calcext:value-type="string">
            <text:p>1435686684 430196980 892701921</text:p>
          </table:table-cell>
          <table:table-cell table:style-name="ce4" table:formula="of:=ORG.LIBREOFFICE.REGEX([.B15];&quot;\d&quot;;&quot;&quot;;&quot;g&quot;)" office:value-type="string" office:string-value="  " calcext:value-type="string">
            <text:p><text:s text:c="2"/></text:p>
          </table:table-cell>
          <table:table-cell table:formula="of:=IF([.B15]=&quot;map:&quot;;&quot;&quot;;LEN([.C15]))" office:value-type="float" office:value="2" calcext:value-type="float">
            <text:p>2</text:p>
          </table:table-cell>
          <table:table-cell table:style-name="ce5" table:formula="of:=IF([.D15]=2;ORG.LIBREOFFICE.REGEX([.B15];&quot;\d+&quot;;;1);&quot;&quot;)" office:value-type="string" office:string-value="1435686684" calcext:value-type="string">
            <text:p>1435686684</text:p>
          </table:table-cell>
          <table:table-cell table:formula="of:=IF([.D15]=2;ORG.LIBREOFFICE.REGEX([.B15];&quot;\d+&quot;;;2);&quot;&quot;)" office:value-type="string" office:string-value="430196980" calcext:value-type="string">
            <text:p>430196980</text:p>
          </table:table-cell>
          <table:table-cell table:formula="of:=IF([.D15]=2;ORG.LIBREOFFICE.REGEX([.B15];&quot;\d+&quot;;;3);&quot;&quot;)" office:value-type="string" office:string-value="892701921" calcext:value-type="string">
            <text:p>892701921</text:p>
          </table:table-cell>
          <table:table-cell table:formula="of:=IF([.E15]=&quot;&quot;;&quot;&quot;;[.E15]+[.G15])" office:value-type="float" office:value="2328388605" calcext:value-type="float">
            <text:p>2328388605</text:p>
          </table:table-cell>
          <table:table-cell table:formula="of:=IF([.F15]=&quot;&quot;;&quot;&quot;;[.F15]+[.G15])" office:value-type="float" office:value="1322898901" calcext:value-type="float">
            <text:p>1322898901</text:p>
          </table:table-cell>
          <table:table-cell table:formula="of:=IF([.I15]=&quot;&quot;;[.A15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316776066 4122055790 118910618</text:p>
          </table:table-cell>
          <table:table-cell table:formula="of:=ORG.LIBREOFFICE.REGEX([.A16];&quot;\D+\s&quot;;&quot;&quot;;&quot;g&quot;)" office:value-type="string" office:string-value="1316776066 4122055790 118910618" calcext:value-type="string">
            <text:p>1316776066 4122055790 118910618</text:p>
          </table:table-cell>
          <table:table-cell table:style-name="ce4" table:formula="of:=ORG.LIBREOFFICE.REGEX([.B16];&quot;\d&quot;;&quot;&quot;;&quot;g&quot;)" office:value-type="string" office:string-value="  " calcext:value-type="string">
            <text:p><text:s text:c="2"/></text:p>
          </table:table-cell>
          <table:table-cell table:formula="of:=IF([.B16]=&quot;map:&quot;;&quot;&quot;;LEN([.C16]))" office:value-type="float" office:value="2" calcext:value-type="float">
            <text:p>2</text:p>
          </table:table-cell>
          <table:table-cell table:style-name="ce5" table:formula="of:=IF([.D16]=2;ORG.LIBREOFFICE.REGEX([.B16];&quot;\d+&quot;;;1);&quot;&quot;)" office:value-type="string" office:string-value="1316776066" calcext:value-type="string">
            <text:p>1316776066</text:p>
          </table:table-cell>
          <table:table-cell table:formula="of:=IF([.D16]=2;ORG.LIBREOFFICE.REGEX([.B16];&quot;\d+&quot;;;2);&quot;&quot;)" office:value-type="string" office:string-value="4122055790" calcext:value-type="string">
            <text:p>4122055790</text:p>
          </table:table-cell>
          <table:table-cell table:formula="of:=IF([.D16]=2;ORG.LIBREOFFICE.REGEX([.B16];&quot;\d+&quot;;;3);&quot;&quot;)" office:value-type="string" office:string-value="118910618" calcext:value-type="string">
            <text:p>118910618</text:p>
          </table:table-cell>
          <table:table-cell table:formula="of:=IF([.E16]=&quot;&quot;;&quot;&quot;;[.E16]+[.G16])" office:value-type="float" office:value="1435686684" calcext:value-type="float">
            <text:p>1435686684</text:p>
          </table:table-cell>
          <table:table-cell table:formula="of:=IF([.F16]=&quot;&quot;;&quot;&quot;;[.F16]+[.G16])" office:value-type="float" office:value="4240966408" calcext:value-type="float">
            <text:p>4240966408</text:p>
          </table:table-cell>
          <table:table-cell table:formula="of:=IF([.I16]=&quot;&quot;;[.A16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oil-to-fertilizer map:</text:p>
          </table:table-cell>
          <table:table-cell table:formula="of:=ORG.LIBREOFFICE.REGEX([.A17];&quot;\D+\s&quot;;&quot;&quot;;&quot;g&quot;)" office:value-type="string" office:string-value="map:" calcext:value-type="string">
            <text:p>map:</text:p>
          </table:table-cell>
          <table:table-cell table:style-name="ce4" table:formula="of:=ORG.LIBREOFFICE.REGEX([.B17];&quot;\d&quot;;&quot;&quot;;&quot;g&quot;)" office:value-type="string" office:string-value="map:" calcext:value-type="string">
            <text:p>map:</text:p>
          </table:table-cell>
          <table:table-cell table:formula="of:=IF([.B17]=&quot;map:&quot;;&quot;&quot;;LEN([.C17]))">
            <text:p/>
          </table:table-cell>
          <table:table-cell table:style-name="ce5" table:formula="of:=IF([.D17]=2;ORG.LIBREOFFICE.REGEX([.B17];&quot;\d+&quot;;;1);&quot;&quot;)">
            <text:p/>
          </table:table-cell>
          <table:table-cell table:formula="of:=IF([.D17]=2;ORG.LIBREOFFICE.REGEX([.B17];&quot;\d+&quot;;;2);&quot;&quot;)">
            <text:p/>
          </table:table-cell>
          <table:table-cell table:formula="of:=IF([.D17]=2;ORG.LIBREOFFICE.REGEX([.B17];&quot;\d+&quot;;;3);&quot;&quot;)">
            <text:p/>
          </table:table-cell>
          <table:table-cell table:formula="of:=IF([.E17]=&quot;&quot;;&quot;&quot;;[.E17]+[.G17])">
            <text:p/>
          </table:table-cell>
          <table:table-cell table:formula="of:=IF([.F17]=&quot;&quot;;&quot;&quot;;[.F17]+[.G17])">
            <text:p/>
          </table:table-cell>
          <table:table-cell table:formula="of:=IF([.I17]=&quot;&quot;;[.A17];&quot;&quot;)" office:value-type="string" office:string-value="soil-to-fertilizer map:" calcext:value-type="string">
            <text:p>soil-to-fertilizer map: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0 847324382 159395290</text:p>
          </table:table-cell>
          <table:table-cell table:formula="of:=ORG.LIBREOFFICE.REGEX([.A18];&quot;\D+\s&quot;;&quot;&quot;;&quot;g&quot;)" office:value-type="string" office:string-value="0 847324382 159395290" calcext:value-type="string">
            <text:p>0 847324382 159395290</text:p>
          </table:table-cell>
          <table:table-cell table:style-name="ce4" table:formula="of:=ORG.LIBREOFFICE.REGEX([.B18];&quot;\d&quot;;&quot;&quot;;&quot;g&quot;)" office:value-type="string" office:string-value="  " calcext:value-type="string">
            <text:p><text:s text:c="2"/></text:p>
          </table:table-cell>
          <table:table-cell table:formula="of:=IF([.B18]=&quot;map:&quot;;&quot;&quot;;LEN([.C18]))" office:value-type="float" office:value="2" calcext:value-type="float">
            <text:p>2</text:p>
          </table:table-cell>
          <table:table-cell table:style-name="ce5" table:formula="of:=IF([.D18]=2;ORG.LIBREOFFICE.REGEX([.B18];&quot;\d+&quot;;;1);&quot;&quot;)" office:value-type="string" office:string-value="0" calcext:value-type="string">
            <text:p>0</text:p>
          </table:table-cell>
          <table:table-cell table:formula="of:=IF([.D18]=2;ORG.LIBREOFFICE.REGEX([.B18];&quot;\d+&quot;;;2);&quot;&quot;)" office:value-type="string" office:string-value="847324382" calcext:value-type="string">
            <text:p>847324382</text:p>
          </table:table-cell>
          <table:table-cell table:formula="of:=IF([.D18]=2;ORG.LIBREOFFICE.REGEX([.B18];&quot;\d+&quot;;;3);&quot;&quot;)" office:value-type="string" office:string-value="159395290" calcext:value-type="string">
            <text:p>159395290</text:p>
          </table:table-cell>
          <table:table-cell table:formula="of:=IF([.E18]=&quot;&quot;;&quot;&quot;;[.E18]+[.G18])" office:value-type="float" office:value="159395290" calcext:value-type="float">
            <text:p>159395290</text:p>
          </table:table-cell>
          <table:table-cell table:formula="of:=IF([.F18]=&quot;&quot;;&quot;&quot;;[.F18]+[.G18])" office:value-type="float" office:value="1006719672" calcext:value-type="float">
            <text:p>1006719672</text:p>
          </table:table-cell>
          <table:table-cell/>
          <table:table-cell table:formula="of:=COUNTIF([.E18:.H18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690371026 1633839702 81823607</text:p>
          </table:table-cell>
          <table:table-cell table:formula="of:=ORG.LIBREOFFICE.REGEX([.A19];&quot;\D+\s&quot;;&quot;&quot;;&quot;g&quot;)" office:value-type="string" office:string-value="1690371026 1633839702 81823607" calcext:value-type="string">
            <text:p>1690371026 1633839702 81823607</text:p>
          </table:table-cell>
          <table:table-cell table:style-name="ce4" table:formula="of:=ORG.LIBREOFFICE.REGEX([.B19];&quot;\d&quot;;&quot;&quot;;&quot;g&quot;)" office:value-type="string" office:string-value="  " calcext:value-type="string">
            <text:p><text:s text:c="2"/></text:p>
          </table:table-cell>
          <table:table-cell table:formula="of:=IF([.B19]=&quot;map:&quot;;&quot;&quot;;LEN([.C19]))" office:value-type="float" office:value="2" calcext:value-type="float">
            <text:p>2</text:p>
          </table:table-cell>
          <table:table-cell table:style-name="ce5" table:formula="of:=IF([.D19]=2;ORG.LIBREOFFICE.REGEX([.B19];&quot;\d+&quot;;;1);&quot;&quot;)" office:value-type="string" office:string-value="1690371026" calcext:value-type="string">
            <text:p>1690371026</text:p>
          </table:table-cell>
          <table:table-cell table:formula="of:=IF([.D19]=2;ORG.LIBREOFFICE.REGEX([.B19];&quot;\d+&quot;;;2);&quot;&quot;)" office:value-type="string" office:string-value="1633839702" calcext:value-type="string">
            <text:p>1633839702</text:p>
          </table:table-cell>
          <table:table-cell table:formula="of:=IF([.D19]=2;ORG.LIBREOFFICE.REGEX([.B19];&quot;\d+&quot;;;3);&quot;&quot;)" office:value-type="string" office:string-value="81823607" calcext:value-type="string">
            <text:p>81823607</text:p>
          </table:table-cell>
          <table:table-cell table:formula="of:=IF([.E19]=&quot;&quot;;&quot;&quot;;[.E19]+[.G19])" office:value-type="float" office:value="1772194633" calcext:value-type="float">
            <text:p>1772194633</text:p>
          </table:table-cell>
          <table:table-cell table:formula="of:=IF([.F19]=&quot;&quot;;&quot;&quot;;[.F19]+[.G19])" office:value-type="float" office:value="1715663309" calcext:value-type="float">
            <text:p>1715663309</text:p>
          </table:table-cell>
          <table:table-cell table:formula="of:=IF([.I19]=&quot;&quot;;[.A19];&quot;&quot;)">
            <text:p/>
          </table:table-cell>
          <table:table-cell table:formula="of:=COUNTIF([.E19:.H19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942873068 561308539 283153025</text:p>
          </table:table-cell>
          <table:table-cell table:formula="of:=ORG.LIBREOFFICE.REGEX([.A20];&quot;\D+\s&quot;;&quot;&quot;;&quot;g&quot;)" office:value-type="string" office:string-value="1942873068 561308539 283153025" calcext:value-type="string">
            <text:p>1942873068 561308539 283153025</text:p>
          </table:table-cell>
          <table:table-cell table:style-name="ce4" table:formula="of:=ORG.LIBREOFFICE.REGEX([.B20];&quot;\d&quot;;&quot;&quot;;&quot;g&quot;)" office:value-type="string" office:string-value="  " calcext:value-type="string">
            <text:p><text:s text:c="2"/></text:p>
          </table:table-cell>
          <table:table-cell table:formula="of:=IF([.B20]=&quot;map:&quot;;&quot;&quot;;LEN([.C20]))" office:value-type="float" office:value="2" calcext:value-type="float">
            <text:p>2</text:p>
          </table:table-cell>
          <table:table-cell table:style-name="ce5" table:formula="of:=IF([.D20]=2;ORG.LIBREOFFICE.REGEX([.B20];&quot;\d+&quot;;;1);&quot;&quot;)" office:value-type="string" office:string-value="1942873068" calcext:value-type="string">
            <text:p>1942873068</text:p>
          </table:table-cell>
          <table:table-cell table:formula="of:=IF([.D20]=2;ORG.LIBREOFFICE.REGEX([.B20];&quot;\d+&quot;;;2);&quot;&quot;)" office:value-type="string" office:string-value="561308539" calcext:value-type="string">
            <text:p>561308539</text:p>
          </table:table-cell>
          <table:table-cell table:formula="of:=IF([.D20]=2;ORG.LIBREOFFICE.REGEX([.B20];&quot;\d+&quot;;;3);&quot;&quot;)" office:value-type="string" office:string-value="283153025" calcext:value-type="string">
            <text:p>283153025</text:p>
          </table:table-cell>
          <table:table-cell table:formula="of:=IF([.E20]=&quot;&quot;;&quot;&quot;;[.E20]+[.G20])" office:value-type="float" office:value="2226026093" calcext:value-type="float">
            <text:p>2226026093</text:p>
          </table:table-cell>
          <table:table-cell table:formula="of:=IF([.F20]=&quot;&quot;;&quot;&quot;;[.F20]+[.G20])" office:value-type="float" office:value="844461564" calcext:value-type="float">
            <text:p>844461564</text:p>
          </table:table-cell>
          <table:table-cell table:formula="of:=IF([.I20]=&quot;&quot;;[.A20];&quot;&quot;)">
            <text:p/>
          </table:table-cell>
          <table:table-cell table:formula="of:=COUNTIF([.E20:.H20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702170285 347687930 213620609</text:p>
          </table:table-cell>
          <table:table-cell table:formula="of:=ORG.LIBREOFFICE.REGEX([.A21];&quot;\D+\s&quot;;&quot;&quot;;&quot;g&quot;)" office:value-type="string" office:string-value="702170285 347687930 213620609" calcext:value-type="string">
            <text:p>702170285 347687930 213620609</text:p>
          </table:table-cell>
          <table:table-cell table:style-name="ce4" table:formula="of:=ORG.LIBREOFFICE.REGEX([.B21];&quot;\d&quot;;&quot;&quot;;&quot;g&quot;)" office:value-type="string" office:string-value="  " calcext:value-type="string">
            <text:p><text:s text:c="2"/></text:p>
          </table:table-cell>
          <table:table-cell table:formula="of:=IF([.B21]=&quot;map:&quot;;&quot;&quot;;LEN([.C21]))" office:value-type="float" office:value="2" calcext:value-type="float">
            <text:p>2</text:p>
          </table:table-cell>
          <table:table-cell table:style-name="ce5" table:formula="of:=IF([.D21]=2;ORG.LIBREOFFICE.REGEX([.B21];&quot;\d+&quot;;;1);&quot;&quot;)" office:value-type="string" office:string-value="702170285" calcext:value-type="string">
            <text:p>702170285</text:p>
          </table:table-cell>
          <table:table-cell table:formula="of:=IF([.D21]=2;ORG.LIBREOFFICE.REGEX([.B21];&quot;\d+&quot;;;2);&quot;&quot;)" office:value-type="string" office:string-value="347687930" calcext:value-type="string">
            <text:p>347687930</text:p>
          </table:table-cell>
          <table:table-cell table:formula="of:=IF([.D21]=2;ORG.LIBREOFFICE.REGEX([.B21];&quot;\d+&quot;;;3);&quot;&quot;)" office:value-type="string" office:string-value="213620609" calcext:value-type="string">
            <text:p>213620609</text:p>
          </table:table-cell>
          <table:table-cell table:formula="of:=IF([.E21]=&quot;&quot;;&quot;&quot;;[.E21]+[.G21])" office:value-type="float" office:value="915790894" calcext:value-type="float">
            <text:p>915790894</text:p>
          </table:table-cell>
          <table:table-cell table:formula="of:=IF([.F21]=&quot;&quot;;&quot;&quot;;[.F21]+[.G21])" office:value-type="float" office:value="561308539" calcext:value-type="float">
            <text:p>561308539</text:p>
          </table:table-cell>
          <table:table-cell table:formula="of:=IF([.I21]=&quot;&quot;;[.A21];&quot;&quot;)">
            <text:p/>
          </table:table-cell>
          <table:table-cell table:formula="of:=COUNTIF([.E21:.H21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477747447 1412279682 221560020</text:p>
          </table:table-cell>
          <table:table-cell table:formula="of:=ORG.LIBREOFFICE.REGEX([.A22];&quot;\D+\s&quot;;&quot;&quot;;&quot;g&quot;)" office:value-type="string" office:string-value="477747447 1412279682 221560020" calcext:value-type="string">
            <text:p>477747447 1412279682 221560020</text:p>
          </table:table-cell>
          <table:table-cell table:style-name="ce4" table:formula="of:=ORG.LIBREOFFICE.REGEX([.B22];&quot;\d&quot;;&quot;&quot;;&quot;g&quot;)" office:value-type="string" office:string-value="  " calcext:value-type="string">
            <text:p><text:s text:c="2"/></text:p>
          </table:table-cell>
          <table:table-cell table:formula="of:=IF([.B22]=&quot;map:&quot;;&quot;&quot;;LEN([.C22]))" office:value-type="float" office:value="2" calcext:value-type="float">
            <text:p>2</text:p>
          </table:table-cell>
          <table:table-cell table:style-name="ce5" table:formula="of:=IF([.D22]=2;ORG.LIBREOFFICE.REGEX([.B22];&quot;\d+&quot;;;1);&quot;&quot;)" office:value-type="string" office:string-value="477747447" calcext:value-type="string">
            <text:p>477747447</text:p>
          </table:table-cell>
          <table:table-cell table:formula="of:=IF([.D22]=2;ORG.LIBREOFFICE.REGEX([.B22];&quot;\d+&quot;;;2);&quot;&quot;)" office:value-type="string" office:string-value="1412279682" calcext:value-type="string">
            <text:p>1412279682</text:p>
          </table:table-cell>
          <table:table-cell table:formula="of:=IF([.D22]=2;ORG.LIBREOFFICE.REGEX([.B22];&quot;\d+&quot;;;3);&quot;&quot;)" office:value-type="string" office:string-value="221560020" calcext:value-type="string">
            <text:p>221560020</text:p>
          </table:table-cell>
          <table:table-cell table:formula="of:=IF([.E22]=&quot;&quot;;&quot;&quot;;[.E22]+[.G22])" office:value-type="float" office:value="699307467" calcext:value-type="float">
            <text:p>699307467</text:p>
          </table:table-cell>
          <table:table-cell table:formula="of:=IF([.F22]=&quot;&quot;;&quot;&quot;;[.F22]+[.G22])" office:value-type="float" office:value="1633839702" calcext:value-type="float">
            <text:p>1633839702</text:p>
          </table:table-cell>
          <table:table-cell table:formula="of:=IF([.I22]=&quot;&quot;;[.A22];&quot;&quot;)">
            <text:p/>
          </table:table-cell>
          <table:table-cell table:formula="of:=COUNTIF([.E22:.H22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284811016 1006719672 253212372</text:p>
          </table:table-cell>
          <table:table-cell table:formula="of:=ORG.LIBREOFFICE.REGEX([.A23];&quot;\D+\s&quot;;&quot;&quot;;&quot;g&quot;)" office:value-type="string" office:string-value="1284811016 1006719672 253212372" calcext:value-type="string">
            <text:p>1284811016 1006719672 253212372</text:p>
          </table:table-cell>
          <table:table-cell table:style-name="ce4" table:formula="of:=ORG.LIBREOFFICE.REGEX([.B23];&quot;\d&quot;;&quot;&quot;;&quot;g&quot;)" office:value-type="string" office:string-value="  " calcext:value-type="string">
            <text:p><text:s text:c="2"/></text:p>
          </table:table-cell>
          <table:table-cell table:formula="of:=IF([.B23]=&quot;map:&quot;;&quot;&quot;;LEN([.C23]))" office:value-type="float" office:value="2" calcext:value-type="float">
            <text:p>2</text:p>
          </table:table-cell>
          <table:table-cell table:style-name="ce5" table:formula="of:=IF([.D23]=2;ORG.LIBREOFFICE.REGEX([.B23];&quot;\d+&quot;;;1);&quot;&quot;)" office:value-type="string" office:string-value="1284811016" calcext:value-type="string">
            <text:p>1284811016</text:p>
          </table:table-cell>
          <table:table-cell table:formula="of:=IF([.D23]=2;ORG.LIBREOFFICE.REGEX([.B23];&quot;\d+&quot;;;2);&quot;&quot;)" office:value-type="string" office:string-value="1006719672" calcext:value-type="string">
            <text:p>1006719672</text:p>
          </table:table-cell>
          <table:table-cell table:formula="of:=IF([.D23]=2;ORG.LIBREOFFICE.REGEX([.B23];&quot;\d+&quot;;;3);&quot;&quot;)" office:value-type="string" office:string-value="253212372" calcext:value-type="string">
            <text:p>253212372</text:p>
          </table:table-cell>
          <table:table-cell table:formula="of:=IF([.E23]=&quot;&quot;;&quot;&quot;;[.E23]+[.G23])" office:value-type="float" office:value="1538023388" calcext:value-type="float">
            <text:p>1538023388</text:p>
          </table:table-cell>
          <table:table-cell table:formula="of:=IF([.F23]=&quot;&quot;;&quot;&quot;;[.F23]+[.G23])" office:value-type="float" office:value="1259932044" calcext:value-type="float">
            <text:p>1259932044</text:p>
          </table:table-cell>
          <table:table-cell table:formula="of:=IF([.I23]=&quot;&quot;;[.A23];&quot;&quot;)">
            <text:p/>
          </table:table-cell>
          <table:table-cell table:formula="of:=COUNTIF([.E23:.H23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226026093 170678435 177009495</text:p>
          </table:table-cell>
          <table:table-cell table:formula="of:=ORG.LIBREOFFICE.REGEX([.A24];&quot;\D+\s&quot;;&quot;&quot;;&quot;g&quot;)" office:value-type="string" office:string-value="2226026093 170678435 177009495" calcext:value-type="string">
            <text:p>2226026093 170678435 177009495</text:p>
          </table:table-cell>
          <table:table-cell table:style-name="ce4" table:formula="of:=ORG.LIBREOFFICE.REGEX([.B24];&quot;\d&quot;;&quot;&quot;;&quot;g&quot;)" office:value-type="string" office:string-value="  " calcext:value-type="string">
            <text:p><text:s text:c="2"/></text:p>
          </table:table-cell>
          <table:table-cell table:formula="of:=IF([.B24]=&quot;map:&quot;;&quot;&quot;;LEN([.C24]))" office:value-type="float" office:value="2" calcext:value-type="float">
            <text:p>2</text:p>
          </table:table-cell>
          <table:table-cell table:style-name="ce5" table:formula="of:=IF([.D24]=2;ORG.LIBREOFFICE.REGEX([.B24];&quot;\d+&quot;;;1);&quot;&quot;)" office:value-type="string" office:string-value="2226026093" calcext:value-type="string">
            <text:p>2226026093</text:p>
          </table:table-cell>
          <table:table-cell table:formula="of:=IF([.D24]=2;ORG.LIBREOFFICE.REGEX([.B24];&quot;\d+&quot;;;2);&quot;&quot;)" office:value-type="string" office:string-value="170678435" calcext:value-type="string">
            <text:p>170678435</text:p>
          </table:table-cell>
          <table:table-cell table:formula="of:=IF([.D24]=2;ORG.LIBREOFFICE.REGEX([.B24];&quot;\d+&quot;;;3);&quot;&quot;)" office:value-type="string" office:string-value="177009495" calcext:value-type="string">
            <text:p>177009495</text:p>
          </table:table-cell>
          <table:table-cell table:formula="of:=IF([.E24]=&quot;&quot;;&quot;&quot;;[.E24]+[.G24])" office:value-type="float" office:value="2403035588" calcext:value-type="float">
            <text:p>2403035588</text:p>
          </table:table-cell>
          <table:table-cell table:formula="of:=IF([.F24]=&quot;&quot;;&quot;&quot;;[.F24]+[.G24])" office:value-type="float" office:value="347687930" calcext:value-type="float">
            <text:p>347687930</text:p>
          </table:table-cell>
          <table:table-cell table:formula="of:=IF([.I24]=&quot;&quot;;[.A24];&quot;&quot;)">
            <text:p/>
          </table:table-cell>
          <table:table-cell table:formula="of:=COUNTIF([.E24:.H24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3187826244 2792977617 352243190</text:p>
          </table:table-cell>
          <table:table-cell table:formula="of:=ORG.LIBREOFFICE.REGEX([.A25];&quot;\D+\s&quot;;&quot;&quot;;&quot;g&quot;)" office:value-type="string" office:string-value="3187826244 2792977617 352243190" calcext:value-type="string">
            <text:p>3187826244 2792977617 352243190</text:p>
          </table:table-cell>
          <table:table-cell table:style-name="ce4" table:formula="of:=ORG.LIBREOFFICE.REGEX([.B25];&quot;\d&quot;;&quot;&quot;;&quot;g&quot;)" office:value-type="string" office:string-value="  " calcext:value-type="string">
            <text:p><text:s text:c="2"/></text:p>
          </table:table-cell>
          <table:table-cell table:formula="of:=IF([.B25]=&quot;map:&quot;;&quot;&quot;;LEN([.C25]))" office:value-type="float" office:value="2" calcext:value-type="float">
            <text:p>2</text:p>
          </table:table-cell>
          <table:table-cell table:style-name="ce5" table:formula="of:=IF([.D25]=2;ORG.LIBREOFFICE.REGEX([.B25];&quot;\d+&quot;;;1);&quot;&quot;)" office:value-type="string" office:string-value="3187826244" calcext:value-type="string">
            <text:p>3187826244</text:p>
          </table:table-cell>
          <table:table-cell table:formula="of:=IF([.D25]=2;ORG.LIBREOFFICE.REGEX([.B25];&quot;\d+&quot;;;2);&quot;&quot;)" office:value-type="string" office:string-value="2792977617" calcext:value-type="string">
            <text:p>2792977617</text:p>
          </table:table-cell>
          <table:table-cell table:formula="of:=IF([.D25]=2;ORG.LIBREOFFICE.REGEX([.B25];&quot;\d+&quot;;;3);&quot;&quot;)" office:value-type="string" office:string-value="352243190" calcext:value-type="string">
            <text:p>352243190</text:p>
          </table:table-cell>
          <table:table-cell table:formula="of:=IF([.E25]=&quot;&quot;;&quot;&quot;;[.E25]+[.G25])" office:value-type="float" office:value="3540069434" calcext:value-type="float">
            <text:p>3540069434</text:p>
          </table:table-cell>
          <table:table-cell table:formula="of:=IF([.F25]=&quot;&quot;;&quot;&quot;;[.F25]+[.G25])" office:value-type="float" office:value="3145220807" calcext:value-type="float">
            <text:p>3145220807</text:p>
          </table:table-cell>
          <table:table-cell table:formula="of:=IF([.I25]=&quot;&quot;;[.A25];&quot;&quot;)">
            <text:p/>
          </table:table-cell>
          <table:table-cell table:formula="of:=COUNTIF([.E25:.H25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4225283470 3206651416 69683826</text:p>
          </table:table-cell>
          <table:table-cell table:formula="of:=ORG.LIBREOFFICE.REGEX([.A26];&quot;\D+\s&quot;;&quot;&quot;;&quot;g&quot;)" office:value-type="string" office:string-value="4225283470 3206651416 69683826" calcext:value-type="string">
            <text:p>4225283470 3206651416 69683826</text:p>
          </table:table-cell>
          <table:table-cell table:style-name="ce4" table:formula="of:=ORG.LIBREOFFICE.REGEX([.B26];&quot;\d&quot;;&quot;&quot;;&quot;g&quot;)" office:value-type="string" office:string-value="  " calcext:value-type="string">
            <text:p><text:s text:c="2"/></text:p>
          </table:table-cell>
          <table:table-cell table:formula="of:=IF([.B26]=&quot;map:&quot;;&quot;&quot;;LEN([.C26]))" office:value-type="float" office:value="2" calcext:value-type="float">
            <text:p>2</text:p>
          </table:table-cell>
          <table:table-cell table:style-name="ce5" table:formula="of:=IF([.D26]=2;ORG.LIBREOFFICE.REGEX([.B26];&quot;\d+&quot;;;1);&quot;&quot;)" office:value-type="string" office:string-value="4225283470" calcext:value-type="string">
            <text:p>4225283470</text:p>
          </table:table-cell>
          <table:table-cell table:formula="of:=IF([.D26]=2;ORG.LIBREOFFICE.REGEX([.B26];&quot;\d+&quot;;;2);&quot;&quot;)" office:value-type="string" office:string-value="3206651416" calcext:value-type="string">
            <text:p>3206651416</text:p>
          </table:table-cell>
          <table:table-cell table:formula="of:=IF([.D26]=2;ORG.LIBREOFFICE.REGEX([.B26];&quot;\d+&quot;;;3);&quot;&quot;)" office:value-type="string" office:string-value="69683826" calcext:value-type="string">
            <text:p>69683826</text:p>
          </table:table-cell>
          <table:table-cell table:formula="of:=IF([.E26]=&quot;&quot;;&quot;&quot;;[.E26]+[.G26])" office:value-type="float" office:value="4294967296" calcext:value-type="float">
            <text:p>4294967296</text:p>
          </table:table-cell>
          <table:table-cell table:formula="of:=IF([.F26]=&quot;&quot;;&quot;&quot;;[.F26]+[.G26])" office:value-type="float" office:value="3276335242" calcext:value-type="float">
            <text:p>3276335242</text:p>
          </table:table-cell>
          <table:table-cell table:formula="of:=IF([.I26]=&quot;&quot;;[.A26];&quot;&quot;)">
            <text:p/>
          </table:table-cell>
          <table:table-cell table:formula="of:=COUNTIF([.E26:.H26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970405965 3691658787 56026212</text:p>
          </table:table-cell>
          <table:table-cell table:formula="of:=ORG.LIBREOFFICE.REGEX([.A27];&quot;\D+\s&quot;;&quot;&quot;;&quot;g&quot;)" office:value-type="string" office:string-value="2970405965 3691658787 56026212" calcext:value-type="string">
            <text:p>2970405965 3691658787 56026212</text:p>
          </table:table-cell>
          <table:table-cell table:style-name="ce4" table:formula="of:=ORG.LIBREOFFICE.REGEX([.B27];&quot;\d&quot;;&quot;&quot;;&quot;g&quot;)" office:value-type="string" office:string-value="  " calcext:value-type="string">
            <text:p><text:s text:c="2"/></text:p>
          </table:table-cell>
          <table:table-cell table:formula="of:=IF([.B27]=&quot;map:&quot;;&quot;&quot;;LEN([.C27]))" office:value-type="float" office:value="2" calcext:value-type="float">
            <text:p>2</text:p>
          </table:table-cell>
          <table:table-cell table:style-name="ce5" table:formula="of:=IF([.D27]=2;ORG.LIBREOFFICE.REGEX([.B27];&quot;\d+&quot;;;1);&quot;&quot;)" office:value-type="string" office:string-value="2970405965" calcext:value-type="string">
            <text:p>2970405965</text:p>
          </table:table-cell>
          <table:table-cell table:formula="of:=IF([.D27]=2;ORG.LIBREOFFICE.REGEX([.B27];&quot;\d+&quot;;;2);&quot;&quot;)" office:value-type="string" office:string-value="3691658787" calcext:value-type="string">
            <text:p>3691658787</text:p>
          </table:table-cell>
          <table:table-cell table:formula="of:=IF([.D27]=2;ORG.LIBREOFFICE.REGEX([.B27];&quot;\d+&quot;;;3);&quot;&quot;)" office:value-type="string" office:string-value="56026212" calcext:value-type="string">
            <text:p>56026212</text:p>
          </table:table-cell>
          <table:table-cell table:formula="of:=IF([.E27]=&quot;&quot;;&quot;&quot;;[.E27]+[.G27])" office:value-type="float" office:value="3026432177" calcext:value-type="float">
            <text:p>3026432177</text:p>
          </table:table-cell>
          <table:table-cell table:formula="of:=IF([.F27]=&quot;&quot;;&quot;&quot;;[.F27]+[.G27])" office:value-type="float" office:value="3747684999" calcext:value-type="float">
            <text:p>3747684999</text:p>
          </table:table-cell>
          <table:table-cell table:formula="of:=IF([.I27]=&quot;&quot;;[.A27];&quot;&quot;)">
            <text:p/>
          </table:table-cell>
          <table:table-cell table:formula="of:=COUNTIF([.E27:.H27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538023388 1259932044 152347638</text:p>
          </table:table-cell>
          <table:table-cell table:formula="of:=ORG.LIBREOFFICE.REGEX([.A28];&quot;\D+\s&quot;;&quot;&quot;;&quot;g&quot;)" office:value-type="string" office:string-value="1538023388 1259932044 152347638" calcext:value-type="string">
            <text:p>1538023388 1259932044 152347638</text:p>
          </table:table-cell>
          <table:table-cell table:style-name="ce4" table:formula="of:=ORG.LIBREOFFICE.REGEX([.B28];&quot;\d&quot;;&quot;&quot;;&quot;g&quot;)" office:value-type="string" office:string-value="  " calcext:value-type="string">
            <text:p><text:s text:c="2"/></text:p>
          </table:table-cell>
          <table:table-cell table:formula="of:=IF([.B28]=&quot;map:&quot;;&quot;&quot;;LEN([.C28]))" office:value-type="float" office:value="2" calcext:value-type="float">
            <text:p>2</text:p>
          </table:table-cell>
          <table:table-cell table:style-name="ce5" table:formula="of:=IF([.D28]=2;ORG.LIBREOFFICE.REGEX([.B28];&quot;\d+&quot;;;1);&quot;&quot;)" office:value-type="string" office:string-value="1538023388" calcext:value-type="string">
            <text:p>1538023388</text:p>
          </table:table-cell>
          <table:table-cell table:formula="of:=IF([.D28]=2;ORG.LIBREOFFICE.REGEX([.B28];&quot;\d+&quot;;;2);&quot;&quot;)" office:value-type="string" office:string-value="1259932044" calcext:value-type="string">
            <text:p>1259932044</text:p>
          </table:table-cell>
          <table:table-cell table:formula="of:=IF([.D28]=2;ORG.LIBREOFFICE.REGEX([.B28];&quot;\d+&quot;;;3);&quot;&quot;)" office:value-type="string" office:string-value="152347638" calcext:value-type="string">
            <text:p>152347638</text:p>
          </table:table-cell>
          <table:table-cell table:formula="of:=IF([.E28]=&quot;&quot;;&quot;&quot;;[.E28]+[.G28])" office:value-type="float" office:value="1690371026" calcext:value-type="float">
            <text:p>1690371026</text:p>
          </table:table-cell>
          <table:table-cell table:formula="of:=IF([.F28]=&quot;&quot;;&quot;&quot;;[.F28]+[.G28])" office:value-type="float" office:value="1412279682" calcext:value-type="float">
            <text:p>1412279682</text:p>
          </table:table-cell>
          <table:table-cell table:formula="of:=IF([.I28]=&quot;&quot;;[.A28];&quot;&quot;)">
            <text:p/>
          </table:table-cell>
          <table:table-cell table:formula="of:=COUNTIF([.E28:.H28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772194633 0 170678435</text:p>
          </table:table-cell>
          <table:table-cell table:formula="of:=ORG.LIBREOFFICE.REGEX([.A29];&quot;\D+\s&quot;;&quot;&quot;;&quot;g&quot;)" office:value-type="string" office:string-value="1772194633 0 170678435" calcext:value-type="string">
            <text:p>1772194633 0 170678435</text:p>
          </table:table-cell>
          <table:table-cell table:style-name="ce4" table:formula="of:=ORG.LIBREOFFICE.REGEX([.B29];&quot;\d&quot;;&quot;&quot;;&quot;g&quot;)" office:value-type="string" office:string-value="  " calcext:value-type="string">
            <text:p><text:s text:c="2"/></text:p>
          </table:table-cell>
          <table:table-cell table:formula="of:=IF([.B29]=&quot;map:&quot;;&quot;&quot;;LEN([.C29]))" office:value-type="float" office:value="2" calcext:value-type="float">
            <text:p>2</text:p>
          </table:table-cell>
          <table:table-cell table:style-name="ce5" table:formula="of:=IF([.D29]=2;ORG.LIBREOFFICE.REGEX([.B29];&quot;\d+&quot;;;1);&quot;&quot;)" office:value-type="string" office:string-value="1772194633" calcext:value-type="string">
            <text:p>1772194633</text:p>
          </table:table-cell>
          <table:table-cell table:formula="of:=IF([.D29]=2;ORG.LIBREOFFICE.REGEX([.B29];&quot;\d+&quot;;;2);&quot;&quot;)" office:value-type="string" office:string-value="0" calcext:value-type="string">
            <text:p>0</text:p>
          </table:table-cell>
          <table:table-cell table:formula="of:=IF([.D29]=2;ORG.LIBREOFFICE.REGEX([.B29];&quot;\d+&quot;;;3);&quot;&quot;)" office:value-type="string" office:string-value="170678435" calcext:value-type="string">
            <text:p>170678435</text:p>
          </table:table-cell>
          <table:table-cell table:formula="of:=IF([.E29]=&quot;&quot;;&quot;&quot;;[.E29]+[.G29])" office:value-type="float" office:value="1942873068" calcext:value-type="float">
            <text:p>1942873068</text:p>
          </table:table-cell>
          <table:table-cell table:formula="of:=IF([.F29]=&quot;&quot;;&quot;&quot;;[.F29]+[.G29])" office:value-type="float" office:value="170678435" calcext:value-type="float">
            <text:p>170678435</text:p>
          </table:table-cell>
          <table:table-cell table:formula="of:=IF([.I29]=&quot;&quot;;[.A29];&quot;&quot;)">
            <text:p/>
          </table:table-cell>
          <table:table-cell table:formula="of:=COUNTIF([.E29:.H29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3540069434 3376298700 315360087</text:p>
          </table:table-cell>
          <table:table-cell table:formula="of:=ORG.LIBREOFFICE.REGEX([.A30];&quot;\D+\s&quot;;&quot;&quot;;&quot;g&quot;)" office:value-type="string" office:string-value="3540069434 3376298700 315360087" calcext:value-type="string">
            <text:p>3540069434 3376298700 315360087</text:p>
          </table:table-cell>
          <table:table-cell table:style-name="ce4" table:formula="of:=ORG.LIBREOFFICE.REGEX([.B30];&quot;\d&quot;;&quot;&quot;;&quot;g&quot;)" office:value-type="string" office:string-value="  " calcext:value-type="string">
            <text:p><text:s text:c="2"/></text:p>
          </table:table-cell>
          <table:table-cell table:formula="of:=IF([.B30]=&quot;map:&quot;;&quot;&quot;;LEN([.C30]))" office:value-type="float" office:value="2" calcext:value-type="float">
            <text:p>2</text:p>
          </table:table-cell>
          <table:table-cell table:style-name="ce5" table:formula="of:=IF([.D30]=2;ORG.LIBREOFFICE.REGEX([.B30];&quot;\d+&quot;;;1);&quot;&quot;)" office:value-type="string" office:string-value="3540069434" calcext:value-type="string">
            <text:p>3540069434</text:p>
          </table:table-cell>
          <table:table-cell table:formula="of:=IF([.D30]=2;ORG.LIBREOFFICE.REGEX([.B30];&quot;\d+&quot;;;2);&quot;&quot;)" office:value-type="string" office:string-value="3376298700" calcext:value-type="string">
            <text:p>3376298700</text:p>
          </table:table-cell>
          <table:table-cell table:formula="of:=IF([.D30]=2;ORG.LIBREOFFICE.REGEX([.B30];&quot;\d+&quot;;;3);&quot;&quot;)" office:value-type="string" office:string-value="315360087" calcext:value-type="string">
            <text:p>315360087</text:p>
          </table:table-cell>
          <table:table-cell table:formula="of:=IF([.E30]=&quot;&quot;;&quot;&quot;;[.E30]+[.G30])" office:value-type="float" office:value="3855429521" calcext:value-type="float">
            <text:p>3855429521</text:p>
          </table:table-cell>
          <table:table-cell table:formula="of:=IF([.F30]=&quot;&quot;;&quot;&quot;;[.F30]+[.G30])" office:value-type="float" office:value="3691658787" calcext:value-type="float">
            <text:p>3691658787</text:p>
          </table:table-cell>
          <table:table-cell table:formula="of:=IF([.I30]=&quot;&quot;;[.A30];&quot;&quot;)">
            <text:p/>
          </table:table-cell>
          <table:table-cell table:formula="of:=COUNTIF([.E30:.H30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59395290 2084683431 318352157</text:p>
          </table:table-cell>
          <table:table-cell table:formula="of:=ORG.LIBREOFFICE.REGEX([.A31];&quot;\D+\s&quot;;&quot;&quot;;&quot;g&quot;)" office:value-type="string" office:string-value="159395290 2084683431 318352157" calcext:value-type="string">
            <text:p>159395290 2084683431 318352157</text:p>
          </table:table-cell>
          <table:table-cell table:style-name="ce4" table:formula="of:=ORG.LIBREOFFICE.REGEX([.B31];&quot;\d&quot;;&quot;&quot;;&quot;g&quot;)" office:value-type="string" office:string-value="  " calcext:value-type="string">
            <text:p><text:s text:c="2"/></text:p>
          </table:table-cell>
          <table:table-cell table:formula="of:=IF([.B31]=&quot;map:&quot;;&quot;&quot;;LEN([.C31]))" office:value-type="float" office:value="2" calcext:value-type="float">
            <text:p>2</text:p>
          </table:table-cell>
          <table:table-cell table:style-name="ce5" table:formula="of:=IF([.D31]=2;ORG.LIBREOFFICE.REGEX([.B31];&quot;\d+&quot;;;1);&quot;&quot;)" office:value-type="string" office:string-value="159395290" calcext:value-type="string">
            <text:p>159395290</text:p>
          </table:table-cell>
          <table:table-cell table:formula="of:=IF([.D31]=2;ORG.LIBREOFFICE.REGEX([.B31];&quot;\d+&quot;;;2);&quot;&quot;)" office:value-type="string" office:string-value="2084683431" calcext:value-type="string">
            <text:p>2084683431</text:p>
          </table:table-cell>
          <table:table-cell table:formula="of:=IF([.D31]=2;ORG.LIBREOFFICE.REGEX([.B31];&quot;\d+&quot;;;3);&quot;&quot;)" office:value-type="string" office:string-value="318352157" calcext:value-type="string">
            <text:p>318352157</text:p>
          </table:table-cell>
          <table:table-cell table:formula="of:=IF([.E31]=&quot;&quot;;&quot;&quot;;[.E31]+[.G31])" office:value-type="float" office:value="477747447" calcext:value-type="float">
            <text:p>477747447</text:p>
          </table:table-cell>
          <table:table-cell table:formula="of:=IF([.F31]=&quot;&quot;;&quot;&quot;;[.F31]+[.G31])" office:value-type="float" office:value="2403035588" calcext:value-type="float">
            <text:p>2403035588</text:p>
          </table:table-cell>
          <table:table-cell table:formula="of:=IF([.I31]=&quot;&quot;;[.A31];&quot;&quot;)">
            <text:p/>
          </table:table-cell>
          <table:table-cell table:formula="of:=COUNTIF([.E31:.H31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915790894 1715663309 369020122</text:p>
          </table:table-cell>
          <table:table-cell table:formula="of:=ORG.LIBREOFFICE.REGEX([.A32];&quot;\D+\s&quot;;&quot;&quot;;&quot;g&quot;)" office:value-type="string" office:string-value="915790894 1715663309 369020122" calcext:value-type="string">
            <text:p>915790894 1715663309 369020122</text:p>
          </table:table-cell>
          <table:table-cell table:style-name="ce4" table:formula="of:=ORG.LIBREOFFICE.REGEX([.B32];&quot;\d&quot;;&quot;&quot;;&quot;g&quot;)" office:value-type="string" office:string-value="  " calcext:value-type="string">
            <text:p><text:s text:c="2"/></text:p>
          </table:table-cell>
          <table:table-cell table:formula="of:=IF([.B32]=&quot;map:&quot;;&quot;&quot;;LEN([.C32]))" office:value-type="float" office:value="2" calcext:value-type="float">
            <text:p>2</text:p>
          </table:table-cell>
          <table:table-cell table:style-name="ce5" table:formula="of:=IF([.D32]=2;ORG.LIBREOFFICE.REGEX([.B32];&quot;\d+&quot;;;1);&quot;&quot;)" office:value-type="string" office:string-value="915790894" calcext:value-type="string">
            <text:p>915790894</text:p>
          </table:table-cell>
          <table:table-cell table:formula="of:=IF([.D32]=2;ORG.LIBREOFFICE.REGEX([.B32];&quot;\d+&quot;;;2);&quot;&quot;)" office:value-type="string" office:string-value="1715663309" calcext:value-type="string">
            <text:p>1715663309</text:p>
          </table:table-cell>
          <table:table-cell table:formula="of:=IF([.D32]=2;ORG.LIBREOFFICE.REGEX([.B32];&quot;\d+&quot;;;3);&quot;&quot;)" office:value-type="string" office:string-value="369020122" calcext:value-type="string">
            <text:p>369020122</text:p>
          </table:table-cell>
          <table:table-cell table:formula="of:=IF([.E32]=&quot;&quot;;&quot;&quot;;[.E32]+[.G32])" office:value-type="float" office:value="1284811016" calcext:value-type="float">
            <text:p>1284811016</text:p>
          </table:table-cell>
          <table:table-cell table:formula="of:=IF([.F32]=&quot;&quot;;&quot;&quot;;[.F32]+[.G32])" office:value-type="float" office:value="2084683431" calcext:value-type="float">
            <text:p>2084683431</text:p>
          </table:table-cell>
          <table:table-cell table:formula="of:=IF([.I32]=&quot;&quot;;[.A32];&quot;&quot;)">
            <text:p/>
          </table:table-cell>
          <table:table-cell table:formula="of:=COUNTIF([.E32:.H32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2792977617 4117538948 177428348</text:p>
          </table:table-cell>
          <table:table-cell table:formula="of:=ORG.LIBREOFFICE.REGEX([.A33];&quot;\D+\s&quot;;&quot;&quot;;&quot;g&quot;)" office:value-type="string" office:string-value="2792977617 4117538948 177428348" calcext:value-type="string">
            <text:p>2792977617 4117538948 177428348</text:p>
          </table:table-cell>
          <table:table-cell table:style-name="ce4" table:formula="of:=ORG.LIBREOFFICE.REGEX([.B33];&quot;\d&quot;;&quot;&quot;;&quot;g&quot;)" office:value-type="string" office:string-value="  " calcext:value-type="string">
            <text:p><text:s text:c="2"/></text:p>
          </table:table-cell>
          <table:table-cell table:formula="of:=IF([.B33]=&quot;map:&quot;;&quot;&quot;;LEN([.C33]))" office:value-type="float" office:value="2" calcext:value-type="float">
            <text:p>2</text:p>
          </table:table-cell>
          <table:table-cell table:style-name="ce5" table:formula="of:=IF([.D33]=2;ORG.LIBREOFFICE.REGEX([.B33];&quot;\d+&quot;;;1);&quot;&quot;)" office:value-type="string" office:string-value="2792977617" calcext:value-type="string">
            <text:p>2792977617</text:p>
          </table:table-cell>
          <table:table-cell table:formula="of:=IF([.D33]=2;ORG.LIBREOFFICE.REGEX([.B33];&quot;\d+&quot;;;2);&quot;&quot;)" office:value-type="string" office:string-value="4117538948" calcext:value-type="string">
            <text:p>4117538948</text:p>
          </table:table-cell>
          <table:table-cell table:formula="of:=IF([.D33]=2;ORG.LIBREOFFICE.REGEX([.B33];&quot;\d+&quot;;;3);&quot;&quot;)" office:value-type="string" office:string-value="177428348" calcext:value-type="string">
            <text:p>177428348</text:p>
          </table:table-cell>
          <table:table-cell table:formula="of:=IF([.E33]=&quot;&quot;;&quot;&quot;;[.E33]+[.G33])" office:value-type="float" office:value="2970405965" calcext:value-type="float">
            <text:p>2970405965</text:p>
          </table:table-cell>
          <table:table-cell table:formula="of:=IF([.F33]=&quot;&quot;;&quot;&quot;;[.F33]+[.G33])" office:value-type="float" office:value="4294967296" calcext:value-type="float">
            <text:p>4294967296</text:p>
          </table:table-cell>
          <table:table-cell table:formula="of:=IF([.I33]=&quot;&quot;;[.A33];&quot;&quot;)">
            <text:p/>
          </table:table-cell>
          <table:table-cell table:formula="of:=COUNTIF([.E33:.H33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3026432177 3145220807 61430609</text:p>
          </table:table-cell>
          <table:table-cell table:formula="of:=ORG.LIBREOFFICE.REGEX([.A34];&quot;\D+\s&quot;;&quot;&quot;;&quot;g&quot;)" office:value-type="string" office:string-value="3026432177 3145220807 61430609" calcext:value-type="string">
            <text:p>3026432177 3145220807 61430609</text:p>
          </table:table-cell>
          <table:table-cell table:style-name="ce4" table:formula="of:=ORG.LIBREOFFICE.REGEX([.B34];&quot;\d&quot;;&quot;&quot;;&quot;g&quot;)" office:value-type="string" office:string-value="  " calcext:value-type="string">
            <text:p><text:s text:c="2"/></text:p>
          </table:table-cell>
          <table:table-cell table:formula="of:=IF([.B34]=&quot;map:&quot;;&quot;&quot;;LEN([.C34]))" office:value-type="float" office:value="2" calcext:value-type="float">
            <text:p>2</text:p>
          </table:table-cell>
          <table:table-cell table:style-name="ce5" table:formula="of:=IF([.D34]=2;ORG.LIBREOFFICE.REGEX([.B34];&quot;\d+&quot;;;1);&quot;&quot;)" office:value-type="string" office:string-value="3026432177" calcext:value-type="string">
            <text:p>3026432177</text:p>
          </table:table-cell>
          <table:table-cell table:formula="of:=IF([.D34]=2;ORG.LIBREOFFICE.REGEX([.B34];&quot;\d+&quot;;;2);&quot;&quot;)" office:value-type="string" office:string-value="3145220807" calcext:value-type="string">
            <text:p>3145220807</text:p>
          </table:table-cell>
          <table:table-cell table:formula="of:=IF([.D34]=2;ORG.LIBREOFFICE.REGEX([.B34];&quot;\d+&quot;;;3);&quot;&quot;)" office:value-type="string" office:string-value="61430609" calcext:value-type="string">
            <text:p>61430609</text:p>
          </table:table-cell>
          <table:table-cell table:formula="of:=IF([.E34]=&quot;&quot;;&quot;&quot;;[.E34]+[.G34])" office:value-type="float" office:value="3087862786" calcext:value-type="float">
            <text:p>3087862786</text:p>
          </table:table-cell>
          <table:table-cell table:formula="of:=IF([.F34]=&quot;&quot;;&quot;&quot;;[.F34]+[.G34])" office:value-type="float" office:value="3206651416" calcext:value-type="float">
            <text:p>3206651416</text:p>
          </table:table-cell>
          <table:table-cell table:formula="of:=IF([.I34]=&quot;&quot;;[.A34];&quot;&quot;)">
            <text:p/>
          </table:table-cell>
          <table:table-cell table:formula="of:=COUNTIF([.E34:.H34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699307467 844461564 2862818</text:p>
          </table:table-cell>
          <table:table-cell table:formula="of:=ORG.LIBREOFFICE.REGEX([.A35];&quot;\D+\s&quot;;&quot;&quot;;&quot;g&quot;)" office:value-type="string" office:string-value="699307467 844461564 2862818" calcext:value-type="string">
            <text:p>699307467 844461564 2862818</text:p>
          </table:table-cell>
          <table:table-cell table:style-name="ce4" table:formula="of:=ORG.LIBREOFFICE.REGEX([.B35];&quot;\d&quot;;&quot;&quot;;&quot;g&quot;)" office:value-type="string" office:string-value="  " calcext:value-type="string">
            <text:p><text:s text:c="2"/></text:p>
          </table:table-cell>
          <table:table-cell table:formula="of:=IF([.B35]=&quot;map:&quot;;&quot;&quot;;LEN([.C35]))" office:value-type="float" office:value="2" calcext:value-type="float">
            <text:p>2</text:p>
          </table:table-cell>
          <table:table-cell table:style-name="ce5" table:formula="of:=IF([.D35]=2;ORG.LIBREOFFICE.REGEX([.B35];&quot;\d+&quot;;;1);&quot;&quot;)" office:value-type="string" office:string-value="699307467" calcext:value-type="string">
            <text:p>699307467</text:p>
          </table:table-cell>
          <table:table-cell table:formula="of:=IF([.D35]=2;ORG.LIBREOFFICE.REGEX([.B35];&quot;\d+&quot;;;2);&quot;&quot;)" office:value-type="string" office:string-value="844461564" calcext:value-type="string">
            <text:p>844461564</text:p>
          </table:table-cell>
          <table:table-cell table:formula="of:=IF([.D35]=2;ORG.LIBREOFFICE.REGEX([.B35];&quot;\d+&quot;;;3);&quot;&quot;)" office:value-type="string" office:string-value="2862818" calcext:value-type="string">
            <text:p>2862818</text:p>
          </table:table-cell>
          <table:table-cell table:formula="of:=IF([.E35]=&quot;&quot;;&quot;&quot;;[.E35]+[.G35])" office:value-type="float" office:value="702170285" calcext:value-type="float">
            <text:p>702170285</text:p>
          </table:table-cell>
          <table:table-cell table:formula="of:=IF([.F35]=&quot;&quot;;&quot;&quot;;[.F35]+[.G35])" office:value-type="float" office:value="847324382" calcext:value-type="float">
            <text:p>847324382</text:p>
          </table:table-cell>
          <table:table-cell table:formula="of:=IF([.I35]=&quot;&quot;;[.A35];&quot;&quot;)">
            <text:p/>
          </table:table-cell>
          <table:table-cell table:formula="of:=COUNTIF([.E35:.H35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3855429521 3747684999 21637270</text:p>
          </table:table-cell>
          <table:table-cell table:formula="of:=ORG.LIBREOFFICE.REGEX([.A36];&quot;\D+\s&quot;;&quot;&quot;;&quot;g&quot;)" office:value-type="string" office:string-value="3855429521 3747684999 21637270" calcext:value-type="string">
            <text:p>3855429521 3747684999 21637270</text:p>
          </table:table-cell>
          <table:table-cell table:style-name="ce4" table:formula="of:=ORG.LIBREOFFICE.REGEX([.B36];&quot;\d&quot;;&quot;&quot;;&quot;g&quot;)" office:value-type="string" office:string-value="  " calcext:value-type="string">
            <text:p><text:s text:c="2"/></text:p>
          </table:table-cell>
          <table:table-cell table:formula="of:=IF([.B36]=&quot;map:&quot;;&quot;&quot;;LEN([.C36]))" office:value-type="float" office:value="2" calcext:value-type="float">
            <text:p>2</text:p>
          </table:table-cell>
          <table:table-cell table:style-name="ce5" table:formula="of:=IF([.D36]=2;ORG.LIBREOFFICE.REGEX([.B36];&quot;\d+&quot;;;1);&quot;&quot;)" office:value-type="string" office:string-value="3855429521" calcext:value-type="string">
            <text:p>3855429521</text:p>
          </table:table-cell>
          <table:table-cell table:formula="of:=IF([.D36]=2;ORG.LIBREOFFICE.REGEX([.B36];&quot;\d+&quot;;;2);&quot;&quot;)" office:value-type="string" office:string-value="3747684999" calcext:value-type="string">
            <text:p>3747684999</text:p>
          </table:table-cell>
          <table:table-cell table:formula="of:=IF([.D36]=2;ORG.LIBREOFFICE.REGEX([.B36];&quot;\d+&quot;;;3);&quot;&quot;)" office:value-type="string" office:string-value="21637270" calcext:value-type="string">
            <text:p>21637270</text:p>
          </table:table-cell>
          <table:table-cell table:formula="of:=IF([.E36]=&quot;&quot;;&quot;&quot;;[.E36]+[.G36])" office:value-type="float" office:value="3877066791" calcext:value-type="float">
            <text:p>3877066791</text:p>
          </table:table-cell>
          <table:table-cell table:formula="of:=IF([.F36]=&quot;&quot;;&quot;&quot;;[.F36]+[.G36])" office:value-type="float" office:value="3769322269" calcext:value-type="float">
            <text:p>3769322269</text:p>
          </table:table-cell>
          <table:table-cell table:formula="of:=IF([.I36]=&quot;&quot;;[.A36];&quot;&quot;)">
            <text:p/>
          </table:table-cell>
          <table:table-cell table:formula="of:=COUNTIF([.E36:.H36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3877066791 3769322269 348216679</text:p>
          </table:table-cell>
          <table:table-cell table:formula="of:=ORG.LIBREOFFICE.REGEX([.A37];&quot;\D+\s&quot;;&quot;&quot;;&quot;g&quot;)" office:value-type="string" office:string-value="3877066791 3769322269 348216679" calcext:value-type="string">
            <text:p>3877066791 3769322269 348216679</text:p>
          </table:table-cell>
          <table:table-cell table:style-name="ce4" table:formula="of:=ORG.LIBREOFFICE.REGEX([.B37];&quot;\d&quot;;&quot;&quot;;&quot;g&quot;)" office:value-type="string" office:string-value="  " calcext:value-type="string">
            <text:p><text:s text:c="2"/></text:p>
          </table:table-cell>
          <table:table-cell table:formula="of:=IF([.B37]=&quot;map:&quot;;&quot;&quot;;LEN([.C37]))" office:value-type="float" office:value="2" calcext:value-type="float">
            <text:p>2</text:p>
          </table:table-cell>
          <table:table-cell table:style-name="ce5" table:formula="of:=IF([.D37]=2;ORG.LIBREOFFICE.REGEX([.B37];&quot;\d+&quot;;;1);&quot;&quot;)" office:value-type="string" office:string-value="3877066791" calcext:value-type="string">
            <text:p>3877066791</text:p>
          </table:table-cell>
          <table:table-cell table:formula="of:=IF([.D37]=2;ORG.LIBREOFFICE.REGEX([.B37];&quot;\d+&quot;;;2);&quot;&quot;)" office:value-type="string" office:string-value="3769322269" calcext:value-type="string">
            <text:p>3769322269</text:p>
          </table:table-cell>
          <table:table-cell table:formula="of:=IF([.D37]=2;ORG.LIBREOFFICE.REGEX([.B37];&quot;\d+&quot;;;3);&quot;&quot;)" office:value-type="string" office:string-value="348216679" calcext:value-type="string">
            <text:p>348216679</text:p>
          </table:table-cell>
          <table:table-cell table:formula="of:=IF([.E37]=&quot;&quot;;&quot;&quot;;[.E37]+[.G37])" office:value-type="float" office:value="4225283470" calcext:value-type="float">
            <text:p>4225283470</text:p>
          </table:table-cell>
          <table:table-cell table:formula="of:=IF([.F37]=&quot;&quot;;&quot;&quot;;[.F37]+[.G37])" office:value-type="float" office:value="4117538948" calcext:value-type="float">
            <text:p>4117538948</text:p>
          </table:table-cell>
          <table:table-cell table:formula="of:=IF([.I37]=&quot;&quot;;[.A37];&quot;&quot;)">
            <text:p/>
          </table:table-cell>
          <table:table-cell table:formula="of:=COUNTIF([.E37:.H37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3087862786 3276335242 99963458</text:p>
          </table:table-cell>
          <table:table-cell table:formula="of:=ORG.LIBREOFFICE.REGEX([.A38];&quot;\D+\s&quot;;&quot;&quot;;&quot;g&quot;)" office:value-type="string" office:string-value="3087862786 3276335242 99963458" calcext:value-type="string">
            <text:p>3087862786 3276335242 99963458</text:p>
          </table:table-cell>
          <table:table-cell table:style-name="ce4" table:formula="of:=ORG.LIBREOFFICE.REGEX([.B38];&quot;\d&quot;;&quot;&quot;;&quot;g&quot;)" office:value-type="string" office:string-value="  " calcext:value-type="string">
            <text:p><text:s text:c="2"/></text:p>
          </table:table-cell>
          <table:table-cell table:formula="of:=IF([.B38]=&quot;map:&quot;;&quot;&quot;;LEN([.C38]))" office:value-type="float" office:value="2" calcext:value-type="float">
            <text:p>2</text:p>
          </table:table-cell>
          <table:table-cell table:style-name="ce5" table:formula="of:=IF([.D38]=2;ORG.LIBREOFFICE.REGEX([.B38];&quot;\d+&quot;;;1);&quot;&quot;)" office:value-type="string" office:string-value="3087862786" calcext:value-type="string">
            <text:p>3087862786</text:p>
          </table:table-cell>
          <table:table-cell table:formula="of:=IF([.D38]=2;ORG.LIBREOFFICE.REGEX([.B38];&quot;\d+&quot;;;2);&quot;&quot;)" office:value-type="string" office:string-value="3276335242" calcext:value-type="string">
            <text:p>3276335242</text:p>
          </table:table-cell>
          <table:table-cell table:formula="of:=IF([.D38]=2;ORG.LIBREOFFICE.REGEX([.B38];&quot;\d+&quot;;;3);&quot;&quot;)" office:value-type="string" office:string-value="99963458" calcext:value-type="string">
            <text:p>99963458</text:p>
          </table:table-cell>
          <table:table-cell table:formula="of:=IF([.E38]=&quot;&quot;;&quot;&quot;;[.E38]+[.G38])" office:value-type="float" office:value="3187826244" calcext:value-type="float">
            <text:p>3187826244</text:p>
          </table:table-cell>
          <table:table-cell table:formula="of:=IF([.F38]=&quot;&quot;;&quot;&quot;;[.F38]+[.G38])" office:value-type="float" office:value="3376298700" calcext:value-type="float">
            <text:p>3376298700</text:p>
          </table:table-cell>
          <table:table-cell table:formula="of:=IF([.I38]=&quot;&quot;;[.A38];&quot;&quot;)">
            <text:p/>
          </table:table-cell>
          <table:table-cell table:formula="of:=COUNTIF([.E38:.H38];1574488136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rtilizer-to-water map:</text:p>
          </table:table-cell>
          <table:table-cell table:formula="of:=ORG.LIBREOFFICE.REGEX([.A39];&quot;\D+\s&quot;;&quot;&quot;;&quot;g&quot;)" office:value-type="string" office:string-value="map:" calcext:value-type="string">
            <text:p>map:</text:p>
          </table:table-cell>
          <table:table-cell table:style-name="ce4" table:formula="of:=ORG.LIBREOFFICE.REGEX([.B39];&quot;\d&quot;;&quot;&quot;;&quot;g&quot;)" office:value-type="string" office:string-value="map:" calcext:value-type="string">
            <text:p>map:</text:p>
          </table:table-cell>
          <table:table-cell table:formula="of:=IF([.B39]=&quot;map:&quot;;&quot;&quot;;LEN([.C39]))">
            <text:p/>
          </table:table-cell>
          <table:table-cell table:style-name="ce5" table:formula="of:=IF([.D39]=2;ORG.LIBREOFFICE.REGEX([.B39];&quot;\d+&quot;;;1);&quot;&quot;)">
            <text:p/>
          </table:table-cell>
          <table:table-cell table:formula="of:=IF([.D39]=2;ORG.LIBREOFFICE.REGEX([.B39];&quot;\d+&quot;;;2);&quot;&quot;)">
            <text:p/>
          </table:table-cell>
          <table:table-cell table:formula="of:=IF([.D39]=2;ORG.LIBREOFFICE.REGEX([.B39];&quot;\d+&quot;;;3);&quot;&quot;)">
            <text:p/>
          </table:table-cell>
          <table:table-cell table:formula="of:=IF([.E39]=&quot;&quot;;&quot;&quot;;[.E39]+[.G39])">
            <text:p/>
          </table:table-cell>
          <table:table-cell table:formula="of:=IF([.F39]=&quot;&quot;;&quot;&quot;;[.F39]+[.G39])">
            <text:p/>
          </table:table-cell>
          <table:table-cell table:formula="of:=IF([.I39]=&quot;&quot;;[.A39];&quot;&quot;)" office:value-type="string" office:string-value="fertilizer-to-water map:" calcext:value-type="string">
            <text:p>fertilizer-to-water map: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957494254 3160765597 68123328</text:p>
          </table:table-cell>
          <table:table-cell table:formula="of:=ORG.LIBREOFFICE.REGEX([.A40];&quot;\D+\s&quot;;&quot;&quot;;&quot;g&quot;)" office:value-type="string" office:string-value="1957494254 3160765597 68123328" calcext:value-type="string">
            <text:p>1957494254 3160765597 68123328</text:p>
          </table:table-cell>
          <table:table-cell table:style-name="ce4" table:formula="of:=ORG.LIBREOFFICE.REGEX([.B40];&quot;\d&quot;;&quot;&quot;;&quot;g&quot;)" office:value-type="string" office:string-value="  " calcext:value-type="string">
            <text:p><text:s text:c="2"/></text:p>
          </table:table-cell>
          <table:table-cell table:formula="of:=IF([.B40]=&quot;map:&quot;;&quot;&quot;;LEN([.C40]))" office:value-type="float" office:value="2" calcext:value-type="float">
            <text:p>2</text:p>
          </table:table-cell>
          <table:table-cell table:style-name="ce5" table:formula="of:=IF([.D40]=2;ORG.LIBREOFFICE.REGEX([.B40];&quot;\d+&quot;;;1);&quot;&quot;)" office:value-type="string" office:string-value="1957494254" calcext:value-type="string">
            <text:p>1957494254</text:p>
          </table:table-cell>
          <table:table-cell table:formula="of:=IF([.D40]=2;ORG.LIBREOFFICE.REGEX([.B40];&quot;\d+&quot;;;2);&quot;&quot;)" office:value-type="string" office:string-value="3160765597" calcext:value-type="string">
            <text:p>3160765597</text:p>
          </table:table-cell>
          <table:table-cell table:formula="of:=IF([.D40]=2;ORG.LIBREOFFICE.REGEX([.B40];&quot;\d+&quot;;;3);&quot;&quot;)" office:value-type="string" office:string-value="68123328" calcext:value-type="string">
            <text:p>68123328</text:p>
          </table:table-cell>
          <table:table-cell table:formula="of:=IF([.E40]=&quot;&quot;;&quot;&quot;;[.E40]+[.G40])" office:value-type="float" office:value="2025617582" calcext:value-type="float">
            <text:p>2025617582</text:p>
          </table:table-cell>
          <table:table-cell table:formula="of:=IF([.F40]=&quot;&quot;;&quot;&quot;;[.F40]+[.G40])" office:value-type="float" office:value="3228888925" calcext:value-type="float">
            <text:p>3228888925</text:p>
          </table:table-cell>
          <table:table-cell table:formula="of:=IF([.I40]=&quot;&quot;;[.A40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668612865 2055686861 40068724</text:p>
          </table:table-cell>
          <table:table-cell table:formula="of:=ORG.LIBREOFFICE.REGEX([.A41];&quot;\D+\s&quot;;&quot;&quot;;&quot;g&quot;)" office:value-type="string" office:string-value="3668612865 2055686861 40068724" calcext:value-type="string">
            <text:p>3668612865 2055686861 40068724</text:p>
          </table:table-cell>
          <table:table-cell table:style-name="ce4" table:formula="of:=ORG.LIBREOFFICE.REGEX([.B41];&quot;\d&quot;;&quot;&quot;;&quot;g&quot;)" office:value-type="string" office:string-value="  " calcext:value-type="string">
            <text:p><text:s text:c="2"/></text:p>
          </table:table-cell>
          <table:table-cell table:formula="of:=IF([.B41]=&quot;map:&quot;;&quot;&quot;;LEN([.C41]))" office:value-type="float" office:value="2" calcext:value-type="float">
            <text:p>2</text:p>
          </table:table-cell>
          <table:table-cell table:style-name="ce5" table:formula="of:=IF([.D41]=2;ORG.LIBREOFFICE.REGEX([.B41];&quot;\d+&quot;;;1);&quot;&quot;)" office:value-type="string" office:string-value="3668612865" calcext:value-type="string">
            <text:p>3668612865</text:p>
          </table:table-cell>
          <table:table-cell table:formula="of:=IF([.D41]=2;ORG.LIBREOFFICE.REGEX([.B41];&quot;\d+&quot;;;2);&quot;&quot;)" office:value-type="string" office:string-value="2055686861" calcext:value-type="string">
            <text:p>2055686861</text:p>
          </table:table-cell>
          <table:table-cell table:formula="of:=IF([.D41]=2;ORG.LIBREOFFICE.REGEX([.B41];&quot;\d+&quot;;;3);&quot;&quot;)" office:value-type="string" office:string-value="40068724" calcext:value-type="string">
            <text:p>40068724</text:p>
          </table:table-cell>
          <table:table-cell table:formula="of:=IF([.E41]=&quot;&quot;;&quot;&quot;;[.E41]+[.G41])" office:value-type="float" office:value="3708681589" calcext:value-type="float">
            <text:p>3708681589</text:p>
          </table:table-cell>
          <table:table-cell table:formula="of:=IF([.F41]=&quot;&quot;;&quot;&quot;;[.F41]+[.G41])" office:value-type="float" office:value="2095755585" calcext:value-type="float">
            <text:p>2095755585</text:p>
          </table:table-cell>
          <table:table-cell table:formula="of:=IF([.I41]=&quot;&quot;;[.A41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435525860 0 215171709</text:p>
          </table:table-cell>
          <table:table-cell table:formula="of:=ORG.LIBREOFFICE.REGEX([.A42];&quot;\D+\s&quot;;&quot;&quot;;&quot;g&quot;)" office:value-type="string" office:string-value="435525860 0 215171709" calcext:value-type="string">
            <text:p>435525860 0 215171709</text:p>
          </table:table-cell>
          <table:table-cell table:style-name="ce4" table:formula="of:=ORG.LIBREOFFICE.REGEX([.B42];&quot;\d&quot;;&quot;&quot;;&quot;g&quot;)" office:value-type="string" office:string-value="  " calcext:value-type="string">
            <text:p><text:s text:c="2"/></text:p>
          </table:table-cell>
          <table:table-cell table:formula="of:=IF([.B42]=&quot;map:&quot;;&quot;&quot;;LEN([.C42]))" office:value-type="float" office:value="2" calcext:value-type="float">
            <text:p>2</text:p>
          </table:table-cell>
          <table:table-cell table:style-name="ce5" table:formula="of:=IF([.D42]=2;ORG.LIBREOFFICE.REGEX([.B42];&quot;\d+&quot;;;1);&quot;&quot;)" office:value-type="string" office:string-value="435525860" calcext:value-type="string">
            <text:p>435525860</text:p>
          </table:table-cell>
          <table:table-cell table:formula="of:=IF([.D42]=2;ORG.LIBREOFFICE.REGEX([.B42];&quot;\d+&quot;;;2);&quot;&quot;)" office:value-type="string" office:string-value="0" calcext:value-type="string">
            <text:p>0</text:p>
          </table:table-cell>
          <table:table-cell table:formula="of:=IF([.D42]=2;ORG.LIBREOFFICE.REGEX([.B42];&quot;\d+&quot;;;3);&quot;&quot;)" office:value-type="string" office:string-value="215171709" calcext:value-type="string">
            <text:p>215171709</text:p>
          </table:table-cell>
          <table:table-cell table:formula="of:=IF([.E42]=&quot;&quot;;&quot;&quot;;[.E42]+[.G42])" office:value-type="float" office:value="650697569" calcext:value-type="float">
            <text:p>650697569</text:p>
          </table:table-cell>
          <table:table-cell table:formula="of:=IF([.F42]=&quot;&quot;;&quot;&quot;;[.F42]+[.G42])" office:value-type="float" office:value="215171709" calcext:value-type="float">
            <text:p>215171709</text:p>
          </table:table-cell>
          <table:table-cell table:formula="of:=IF([.I42]=&quot;&quot;;[.A42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417459051 715121035 18066809</text:p>
          </table:table-cell>
          <table:table-cell table:formula="of:=ORG.LIBREOFFICE.REGEX([.A43];&quot;\D+\s&quot;;&quot;&quot;;&quot;g&quot;)" office:value-type="string" office:string-value="417459051 715121035 18066809" calcext:value-type="string">
            <text:p>417459051 715121035 18066809</text:p>
          </table:table-cell>
          <table:table-cell table:style-name="ce4" table:formula="of:=ORG.LIBREOFFICE.REGEX([.B43];&quot;\d&quot;;&quot;&quot;;&quot;g&quot;)" office:value-type="string" office:string-value="  " calcext:value-type="string">
            <text:p><text:s text:c="2"/></text:p>
          </table:table-cell>
          <table:table-cell table:formula="of:=IF([.B43]=&quot;map:&quot;;&quot;&quot;;LEN([.C43]))" office:value-type="float" office:value="2" calcext:value-type="float">
            <text:p>2</text:p>
          </table:table-cell>
          <table:table-cell table:style-name="ce5" table:formula="of:=IF([.D43]=2;ORG.LIBREOFFICE.REGEX([.B43];&quot;\d+&quot;;;1);&quot;&quot;)" office:value-type="string" office:string-value="417459051" calcext:value-type="string">
            <text:p>417459051</text:p>
          </table:table-cell>
          <table:table-cell table:formula="of:=IF([.D43]=2;ORG.LIBREOFFICE.REGEX([.B43];&quot;\d+&quot;;;2);&quot;&quot;)" office:value-type="string" office:string-value="715121035" calcext:value-type="string">
            <text:p>715121035</text:p>
          </table:table-cell>
          <table:table-cell table:formula="of:=IF([.D43]=2;ORG.LIBREOFFICE.REGEX([.B43];&quot;\d+&quot;;;3);&quot;&quot;)" office:value-type="string" office:string-value="18066809" calcext:value-type="string">
            <text:p>18066809</text:p>
          </table:table-cell>
          <table:table-cell table:formula="of:=IF([.E43]=&quot;&quot;;&quot;&quot;;[.E43]+[.G43])" office:value-type="float" office:value="435525860" calcext:value-type="float">
            <text:p>435525860</text:p>
          </table:table-cell>
          <table:table-cell table:formula="of:=IF([.F43]=&quot;&quot;;&quot;&quot;;[.F43]+[.G43])" office:value-type="float" office:value="733187844" calcext:value-type="float">
            <text:p>733187844</text:p>
          </table:table-cell>
          <table:table-cell table:formula="of:=IF([.I43]=&quot;&quot;;[.A43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249874551 2634587998 121218972</text:p>
          </table:table-cell>
          <table:table-cell table:formula="of:=ORG.LIBREOFFICE.REGEX([.A44];&quot;\D+\s&quot;;&quot;&quot;;&quot;g&quot;)" office:value-type="string" office:string-value="3249874551 2634587998 121218972" calcext:value-type="string">
            <text:p>3249874551 2634587998 121218972</text:p>
          </table:table-cell>
          <table:table-cell table:style-name="ce4" table:formula="of:=ORG.LIBREOFFICE.REGEX([.B44];&quot;\d&quot;;&quot;&quot;;&quot;g&quot;)" office:value-type="string" office:string-value="  " calcext:value-type="string">
            <text:p><text:s text:c="2"/></text:p>
          </table:table-cell>
          <table:table-cell table:formula="of:=IF([.B44]=&quot;map:&quot;;&quot;&quot;;LEN([.C44]))" office:value-type="float" office:value="2" calcext:value-type="float">
            <text:p>2</text:p>
          </table:table-cell>
          <table:table-cell table:style-name="ce5" table:formula="of:=IF([.D44]=2;ORG.LIBREOFFICE.REGEX([.B44];&quot;\d+&quot;;;1);&quot;&quot;)" office:value-type="string" office:string-value="3249874551" calcext:value-type="string">
            <text:p>3249874551</text:p>
          </table:table-cell>
          <table:table-cell table:formula="of:=IF([.D44]=2;ORG.LIBREOFFICE.REGEX([.B44];&quot;\d+&quot;;;2);&quot;&quot;)" office:value-type="string" office:string-value="2634587998" calcext:value-type="string">
            <text:p>2634587998</text:p>
          </table:table-cell>
          <table:table-cell table:formula="of:=IF([.D44]=2;ORG.LIBREOFFICE.REGEX([.B44];&quot;\d+&quot;;;3);&quot;&quot;)" office:value-type="string" office:string-value="121218972" calcext:value-type="string">
            <text:p>121218972</text:p>
          </table:table-cell>
          <table:table-cell table:formula="of:=IF([.E44]=&quot;&quot;;&quot;&quot;;[.E44]+[.G44])" office:value-type="float" office:value="3371093523" calcext:value-type="float">
            <text:p>3371093523</text:p>
          </table:table-cell>
          <table:table-cell table:formula="of:=IF([.F44]=&quot;&quot;;&quot;&quot;;[.F44]+[.G44])" office:value-type="float" office:value="2755806970" calcext:value-type="float">
            <text:p>2755806970</text:p>
          </table:table-cell>
          <table:table-cell table:formula="of:=IF([.I44]=&quot;&quot;;[.A44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537356195 3926770979 26944785</text:p>
          </table:table-cell>
          <table:table-cell table:formula="of:=ORG.LIBREOFFICE.REGEX([.A45];&quot;\D+\s&quot;;&quot;&quot;;&quot;g&quot;)" office:value-type="string" office:string-value="3537356195 3926770979 26944785" calcext:value-type="string">
            <text:p>3537356195 3926770979 26944785</text:p>
          </table:table-cell>
          <table:table-cell table:style-name="ce4" table:formula="of:=ORG.LIBREOFFICE.REGEX([.B45];&quot;\d&quot;;&quot;&quot;;&quot;g&quot;)" office:value-type="string" office:string-value="  " calcext:value-type="string">
            <text:p><text:s text:c="2"/></text:p>
          </table:table-cell>
          <table:table-cell table:formula="of:=IF([.B45]=&quot;map:&quot;;&quot;&quot;;LEN([.C45]))" office:value-type="float" office:value="2" calcext:value-type="float">
            <text:p>2</text:p>
          </table:table-cell>
          <table:table-cell table:style-name="ce5" table:formula="of:=IF([.D45]=2;ORG.LIBREOFFICE.REGEX([.B45];&quot;\d+&quot;;;1);&quot;&quot;)" office:value-type="string" office:string-value="3537356195" calcext:value-type="string">
            <text:p>3537356195</text:p>
          </table:table-cell>
          <table:table-cell table:formula="of:=IF([.D45]=2;ORG.LIBREOFFICE.REGEX([.B45];&quot;\d+&quot;;;2);&quot;&quot;)" office:value-type="string" office:string-value="3926770979" calcext:value-type="string">
            <text:p>3926770979</text:p>
          </table:table-cell>
          <table:table-cell table:formula="of:=IF([.D45]=2;ORG.LIBREOFFICE.REGEX([.B45];&quot;\d+&quot;;;3);&quot;&quot;)" office:value-type="string" office:string-value="26944785" calcext:value-type="string">
            <text:p>26944785</text:p>
          </table:table-cell>
          <table:table-cell table:formula="of:=IF([.E45]=&quot;&quot;;&quot;&quot;;[.E45]+[.G45])" office:value-type="float" office:value="3564300980" calcext:value-type="float">
            <text:p>3564300980</text:p>
          </table:table-cell>
          <table:table-cell table:formula="of:=IF([.F45]=&quot;&quot;;&quot;&quot;;[.F45]+[.G45])" office:value-type="float" office:value="3953715764" calcext:value-type="float">
            <text:p>3953715764</text:p>
          </table:table-cell>
          <table:table-cell table:formula="of:=IF([.I45]=&quot;&quot;;[.A45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409490069 215171709 7968982</text:p>
          </table:table-cell>
          <table:table-cell table:formula="of:=ORG.LIBREOFFICE.REGEX([.A46];&quot;\D+\s&quot;;&quot;&quot;;&quot;g&quot;)" office:value-type="string" office:string-value="409490069 215171709 7968982" calcext:value-type="string">
            <text:p>409490069 215171709 7968982</text:p>
          </table:table-cell>
          <table:table-cell table:style-name="ce4" table:formula="of:=ORG.LIBREOFFICE.REGEX([.B46];&quot;\d&quot;;&quot;&quot;;&quot;g&quot;)" office:value-type="string" office:string-value="  " calcext:value-type="string">
            <text:p><text:s text:c="2"/></text:p>
          </table:table-cell>
          <table:table-cell table:formula="of:=IF([.B46]=&quot;map:&quot;;&quot;&quot;;LEN([.C46]))" office:value-type="float" office:value="2" calcext:value-type="float">
            <text:p>2</text:p>
          </table:table-cell>
          <table:table-cell table:style-name="ce5" table:formula="of:=IF([.D46]=2;ORG.LIBREOFFICE.REGEX([.B46];&quot;\d+&quot;;;1);&quot;&quot;)" office:value-type="string" office:string-value="409490069" calcext:value-type="string">
            <text:p>409490069</text:p>
          </table:table-cell>
          <table:table-cell table:formula="of:=IF([.D46]=2;ORG.LIBREOFFICE.REGEX([.B46];&quot;\d+&quot;;;2);&quot;&quot;)" office:value-type="string" office:string-value="215171709" calcext:value-type="string">
            <text:p>215171709</text:p>
          </table:table-cell>
          <table:table-cell table:formula="of:=IF([.D46]=2;ORG.LIBREOFFICE.REGEX([.B46];&quot;\d+&quot;;;3);&quot;&quot;)" office:value-type="string" office:string-value="7968982" calcext:value-type="string">
            <text:p>7968982</text:p>
          </table:table-cell>
          <table:table-cell table:formula="of:=IF([.E46]=&quot;&quot;;&quot;&quot;;[.E46]+[.G46])" office:value-type="float" office:value="417459051" calcext:value-type="float">
            <text:p>417459051</text:p>
          </table:table-cell>
          <table:table-cell table:formula="of:=IF([.F46]=&quot;&quot;;&quot;&quot;;[.F46]+[.G46])" office:value-type="float" office:value="223140691" calcext:value-type="float">
            <text:p>223140691</text:p>
          </table:table-cell>
          <table:table-cell table:formula="of:=IF([.I46]=&quot;&quot;;[.A46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247878798 2456653359 1995753</text:p>
          </table:table-cell>
          <table:table-cell table:formula="of:=ORG.LIBREOFFICE.REGEX([.A47];&quot;\D+\s&quot;;&quot;&quot;;&quot;g&quot;)" office:value-type="string" office:string-value="3247878798 2456653359 1995753" calcext:value-type="string">
            <text:p>3247878798 2456653359 1995753</text:p>
          </table:table-cell>
          <table:table-cell table:style-name="ce4" table:formula="of:=ORG.LIBREOFFICE.REGEX([.B47];&quot;\d&quot;;&quot;&quot;;&quot;g&quot;)" office:value-type="string" office:string-value="  " calcext:value-type="string">
            <text:p><text:s text:c="2"/></text:p>
          </table:table-cell>
          <table:table-cell table:formula="of:=IF([.B47]=&quot;map:&quot;;&quot;&quot;;LEN([.C47]))" office:value-type="float" office:value="2" calcext:value-type="float">
            <text:p>2</text:p>
          </table:table-cell>
          <table:table-cell table:style-name="ce5" table:formula="of:=IF([.D47]=2;ORG.LIBREOFFICE.REGEX([.B47];&quot;\d+&quot;;;1);&quot;&quot;)" office:value-type="string" office:string-value="3247878798" calcext:value-type="string">
            <text:p>3247878798</text:p>
          </table:table-cell>
          <table:table-cell table:formula="of:=IF([.D47]=2;ORG.LIBREOFFICE.REGEX([.B47];&quot;\d+&quot;;;2);&quot;&quot;)" office:value-type="string" office:string-value="2456653359" calcext:value-type="string">
            <text:p>2456653359</text:p>
          </table:table-cell>
          <table:table-cell table:formula="of:=IF([.D47]=2;ORG.LIBREOFFICE.REGEX([.B47];&quot;\d+&quot;;;3);&quot;&quot;)" office:value-type="string" office:string-value="1995753" calcext:value-type="string">
            <text:p>1995753</text:p>
          </table:table-cell>
          <table:table-cell table:formula="of:=IF([.E47]=&quot;&quot;;&quot;&quot;;[.E47]+[.G47])" office:value-type="float" office:value="3249874551" calcext:value-type="float">
            <text:p>3249874551</text:p>
          </table:table-cell>
          <table:table-cell table:formula="of:=IF([.F47]=&quot;&quot;;&quot;&quot;;[.F47]+[.G47])" office:value-type="float" office:value="2458649112" calcext:value-type="float">
            <text:p>2458649112</text:p>
          </table:table-cell>
          <table:table-cell table:formula="of:=IF([.I47]=&quot;&quot;;[.A47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52557237 570466650 62164110</text:p>
          </table:table-cell>
          <table:table-cell table:formula="of:=ORG.LIBREOFFICE.REGEX([.A48];&quot;\D+\s&quot;;&quot;&quot;;&quot;g&quot;)" office:value-type="string" office:string-value="152557237 570466650 62164110" calcext:value-type="string">
            <text:p>152557237 570466650 62164110</text:p>
          </table:table-cell>
          <table:table-cell table:style-name="ce4" table:formula="of:=ORG.LIBREOFFICE.REGEX([.B48];&quot;\d&quot;;&quot;&quot;;&quot;g&quot;)" office:value-type="string" office:string-value="  " calcext:value-type="string">
            <text:p><text:s text:c="2"/></text:p>
          </table:table-cell>
          <table:table-cell table:formula="of:=IF([.B48]=&quot;map:&quot;;&quot;&quot;;LEN([.C48]))" office:value-type="float" office:value="2" calcext:value-type="float">
            <text:p>2</text:p>
          </table:table-cell>
          <table:table-cell table:style-name="ce5" table:formula="of:=IF([.D48]=2;ORG.LIBREOFFICE.REGEX([.B48];&quot;\d+&quot;;;1);&quot;&quot;)" office:value-type="string" office:string-value="152557237" calcext:value-type="string">
            <text:p>152557237</text:p>
          </table:table-cell>
          <table:table-cell table:formula="of:=IF([.D48]=2;ORG.LIBREOFFICE.REGEX([.B48];&quot;\d+&quot;;;2);&quot;&quot;)" office:value-type="string" office:string-value="570466650" calcext:value-type="string">
            <text:p>570466650</text:p>
          </table:table-cell>
          <table:table-cell table:formula="of:=IF([.D48]=2;ORG.LIBREOFFICE.REGEX([.B48];&quot;\d+&quot;;;3);&quot;&quot;)" office:value-type="string" office:string-value="62164110" calcext:value-type="string">
            <text:p>62164110</text:p>
          </table:table-cell>
          <table:table-cell table:formula="of:=IF([.E48]=&quot;&quot;;&quot;&quot;;[.E48]+[.G48])" office:value-type="float" office:value="214721347" calcext:value-type="float">
            <text:p>214721347</text:p>
          </table:table-cell>
          <table:table-cell table:formula="of:=IF([.F48]=&quot;&quot;;&quot;&quot;;[.F48]+[.G48])" office:value-type="float" office:value="632630760" calcext:value-type="float">
            <text:p>632630760</text:p>
          </table:table-cell>
          <table:table-cell table:formula="of:=IF([.I48]=&quot;&quot;;[.A48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0 223140691 152557237</text:p>
          </table:table-cell>
          <table:table-cell table:formula="of:=ORG.LIBREOFFICE.REGEX([.A49];&quot;\D+\s&quot;;&quot;&quot;;&quot;g&quot;)" office:value-type="string" office:string-value="0 223140691 152557237" calcext:value-type="string">
            <text:p>0 223140691 152557237</text:p>
          </table:table-cell>
          <table:table-cell table:style-name="ce4" table:formula="of:=ORG.LIBREOFFICE.REGEX([.B49];&quot;\d&quot;;&quot;&quot;;&quot;g&quot;)" office:value-type="string" office:string-value="  " calcext:value-type="string">
            <text:p><text:s text:c="2"/></text:p>
          </table:table-cell>
          <table:table-cell table:formula="of:=IF([.B49]=&quot;map:&quot;;&quot;&quot;;LEN([.C49]))" office:value-type="float" office:value="2" calcext:value-type="float">
            <text:p>2</text:p>
          </table:table-cell>
          <table:table-cell table:style-name="ce5" table:formula="of:=IF([.D49]=2;ORG.LIBREOFFICE.REGEX([.B49];&quot;\d+&quot;;;1);&quot;&quot;)" office:value-type="string" office:string-value="0" calcext:value-type="string">
            <text:p>0</text:p>
          </table:table-cell>
          <table:table-cell table:formula="of:=IF([.D49]=2;ORG.LIBREOFFICE.REGEX([.B49];&quot;\d+&quot;;;2);&quot;&quot;)" office:value-type="string" office:string-value="223140691" calcext:value-type="string">
            <text:p>223140691</text:p>
          </table:table-cell>
          <table:table-cell table:formula="of:=IF([.D49]=2;ORG.LIBREOFFICE.REGEX([.B49];&quot;\d+&quot;;;3);&quot;&quot;)" office:value-type="string" office:string-value="152557237" calcext:value-type="string">
            <text:p>152557237</text:p>
          </table:table-cell>
          <table:table-cell table:formula="of:=IF([.E49]=&quot;&quot;;&quot;&quot;;[.E49]+[.G49])" office:value-type="float" office:value="152557237" calcext:value-type="float">
            <text:p>152557237</text:p>
          </table:table-cell>
          <table:table-cell table:formula="of:=IF([.F49]=&quot;&quot;;&quot;&quot;;[.F49]+[.G49])" office:value-type="float" office:value="375697928" calcext:value-type="float">
            <text:p>375697928</text:p>
          </table:table-cell>
          <table:table-cell table:formula="of:=IF([.I49]=&quot;&quot;;[.A49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740494262 3322870672 151571624</text:p>
          </table:table-cell>
          <table:table-cell table:formula="of:=ORG.LIBREOFFICE.REGEX([.A50];&quot;\D+\s&quot;;&quot;&quot;;&quot;g&quot;)" office:value-type="string" office:string-value="3740494262 3322870672 151571624" calcext:value-type="string">
            <text:p>3740494262 3322870672 151571624</text:p>
          </table:table-cell>
          <table:table-cell table:style-name="ce4" table:formula="of:=ORG.LIBREOFFICE.REGEX([.B50];&quot;\d&quot;;&quot;&quot;;&quot;g&quot;)" office:value-type="string" office:string-value="  " calcext:value-type="string">
            <text:p><text:s text:c="2"/></text:p>
          </table:table-cell>
          <table:table-cell table:formula="of:=IF([.B50]=&quot;map:&quot;;&quot;&quot;;LEN([.C50]))" office:value-type="float" office:value="2" calcext:value-type="float">
            <text:p>2</text:p>
          </table:table-cell>
          <table:table-cell table:style-name="ce5" table:formula="of:=IF([.D50]=2;ORG.LIBREOFFICE.REGEX([.B50];&quot;\d+&quot;;;1);&quot;&quot;)" office:value-type="string" office:string-value="3740494262" calcext:value-type="string">
            <text:p>3740494262</text:p>
          </table:table-cell>
          <table:table-cell table:formula="of:=IF([.D50]=2;ORG.LIBREOFFICE.REGEX([.B50];&quot;\d+&quot;;;2);&quot;&quot;)" office:value-type="string" office:string-value="3322870672" calcext:value-type="string">
            <text:p>3322870672</text:p>
          </table:table-cell>
          <table:table-cell table:formula="of:=IF([.D50]=2;ORG.LIBREOFFICE.REGEX([.B50];&quot;\d+&quot;;;3);&quot;&quot;)" office:value-type="string" office:string-value="151571624" calcext:value-type="string">
            <text:p>151571624</text:p>
          </table:table-cell>
          <table:table-cell table:formula="of:=IF([.E50]=&quot;&quot;;&quot;&quot;;[.E50]+[.G50])" office:value-type="float" office:value="3892065886" calcext:value-type="float">
            <text:p>3892065886</text:p>
          </table:table-cell>
          <table:table-cell table:formula="of:=IF([.F50]=&quot;&quot;;&quot;&quot;;[.F50]+[.G50])" office:value-type="float" office:value="3474442296" calcext:value-type="float">
            <text:p>3474442296</text:p>
          </table:table-cell>
          <table:table-cell table:formula="of:=IF([.I50]=&quot;&quot;;[.A50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4127559328 2467180030 146770000</text:p>
          </table:table-cell>
          <table:table-cell table:formula="of:=ORG.LIBREOFFICE.REGEX([.A51];&quot;\D+\s&quot;;&quot;&quot;;&quot;g&quot;)" office:value-type="string" office:string-value="4127559328 2467180030 146770000" calcext:value-type="string">
            <text:p>4127559328 2467180030 146770000</text:p>
          </table:table-cell>
          <table:table-cell table:style-name="ce4" table:formula="of:=ORG.LIBREOFFICE.REGEX([.B51];&quot;\d&quot;;&quot;&quot;;&quot;g&quot;)" office:value-type="string" office:string-value="  " calcext:value-type="string">
            <text:p><text:s text:c="2"/></text:p>
          </table:table-cell>
          <table:table-cell table:formula="of:=IF([.B51]=&quot;map:&quot;;&quot;&quot;;LEN([.C51]))" office:value-type="float" office:value="2" calcext:value-type="float">
            <text:p>2</text:p>
          </table:table-cell>
          <table:table-cell table:style-name="ce5" table:formula="of:=IF([.D51]=2;ORG.LIBREOFFICE.REGEX([.B51];&quot;\d+&quot;;;1);&quot;&quot;)" office:value-type="string" office:string-value="4127559328" calcext:value-type="string">
            <text:p>4127559328</text:p>
          </table:table-cell>
          <table:table-cell table:formula="of:=IF([.D51]=2;ORG.LIBREOFFICE.REGEX([.B51];&quot;\d+&quot;;;2);&quot;&quot;)" office:value-type="string" office:string-value="2467180030" calcext:value-type="string">
            <text:p>2467180030</text:p>
          </table:table-cell>
          <table:table-cell table:formula="of:=IF([.D51]=2;ORG.LIBREOFFICE.REGEX([.B51];&quot;\d+&quot;;;3);&quot;&quot;)" office:value-type="string" office:string-value="146770000" calcext:value-type="string">
            <text:p>146770000</text:p>
          </table:table-cell>
          <table:table-cell table:formula="of:=IF([.E51]=&quot;&quot;;&quot;&quot;;[.E51]+[.G51])" office:value-type="float" office:value="4274329328" calcext:value-type="float">
            <text:p>4274329328</text:p>
          </table:table-cell>
          <table:table-cell table:formula="of:=IF([.F51]=&quot;&quot;;&quot;&quot;;[.F51]+[.G51])" office:value-type="float" office:value="2613950030" calcext:value-type="float">
            <text:p>2613950030</text:p>
          </table:table-cell>
          <table:table-cell table:formula="of:=IF([.I51]=&quot;&quot;;[.A51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244919185 2003747275 51939586</text:p>
          </table:table-cell>
          <table:table-cell table:formula="of:=ORG.LIBREOFFICE.REGEX([.A52];&quot;\D+\s&quot;;&quot;&quot;;&quot;g&quot;)" office:value-type="string" office:string-value="2244919185 2003747275 51939586" calcext:value-type="string">
            <text:p>2244919185 2003747275 51939586</text:p>
          </table:table-cell>
          <table:table-cell table:style-name="ce4" table:formula="of:=ORG.LIBREOFFICE.REGEX([.B52];&quot;\d&quot;;&quot;&quot;;&quot;g&quot;)" office:value-type="string" office:string-value="  " calcext:value-type="string">
            <text:p><text:s text:c="2"/></text:p>
          </table:table-cell>
          <table:table-cell table:formula="of:=IF([.B52]=&quot;map:&quot;;&quot;&quot;;LEN([.C52]))" office:value-type="float" office:value="2" calcext:value-type="float">
            <text:p>2</text:p>
          </table:table-cell>
          <table:table-cell table:style-name="ce5" table:formula="of:=IF([.D52]=2;ORG.LIBREOFFICE.REGEX([.B52];&quot;\d+&quot;;;1);&quot;&quot;)" office:value-type="string" office:string-value="2244919185" calcext:value-type="string">
            <text:p>2244919185</text:p>
          </table:table-cell>
          <table:table-cell table:formula="of:=IF([.D52]=2;ORG.LIBREOFFICE.REGEX([.B52];&quot;\d+&quot;;;2);&quot;&quot;)" office:value-type="string" office:string-value="2003747275" calcext:value-type="string">
            <text:p>2003747275</text:p>
          </table:table-cell>
          <table:table-cell table:formula="of:=IF([.D52]=2;ORG.LIBREOFFICE.REGEX([.B52];&quot;\d+&quot;;;3);&quot;&quot;)" office:value-type="string" office:string-value="51939586" calcext:value-type="string">
            <text:p>51939586</text:p>
          </table:table-cell>
          <table:table-cell table:formula="of:=IF([.E52]=&quot;&quot;;&quot;&quot;;[.E52]+[.G52])" office:value-type="float" office:value="2296858771" calcext:value-type="float">
            <text:p>2296858771</text:p>
          </table:table-cell>
          <table:table-cell table:formula="of:=IF([.F52]=&quot;&quot;;&quot;&quot;;[.F52]+[.G52])" office:value-type="float" office:value="2055686861" calcext:value-type="float">
            <text:p>2055686861</text:p>
          </table:table-cell>
          <table:table-cell table:formula="of:=IF([.I52]=&quot;&quot;;[.A52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782523793 2281682898 174970461</text:p>
          </table:table-cell>
          <table:table-cell table:formula="of:=ORG.LIBREOFFICE.REGEX([.A53];&quot;\D+\s&quot;;&quot;&quot;;&quot;g&quot;)" office:value-type="string" office:string-value="1782523793 2281682898 174970461" calcext:value-type="string">
            <text:p>1782523793 2281682898 174970461</text:p>
          </table:table-cell>
          <table:table-cell table:style-name="ce4" table:formula="of:=ORG.LIBREOFFICE.REGEX([.B53];&quot;\d&quot;;&quot;&quot;;&quot;g&quot;)" office:value-type="string" office:string-value="  " calcext:value-type="string">
            <text:p><text:s text:c="2"/></text:p>
          </table:table-cell>
          <table:table-cell table:formula="of:=IF([.B53]=&quot;map:&quot;;&quot;&quot;;LEN([.C53]))" office:value-type="float" office:value="2" calcext:value-type="float">
            <text:p>2</text:p>
          </table:table-cell>
          <table:table-cell table:style-name="ce5" table:formula="of:=IF([.D53]=2;ORG.LIBREOFFICE.REGEX([.B53];&quot;\d+&quot;;;1);&quot;&quot;)" office:value-type="string" office:string-value="1782523793" calcext:value-type="string">
            <text:p>1782523793</text:p>
          </table:table-cell>
          <table:table-cell table:formula="of:=IF([.D53]=2;ORG.LIBREOFFICE.REGEX([.B53];&quot;\d+&quot;;;2);&quot;&quot;)" office:value-type="string" office:string-value="2281682898" calcext:value-type="string">
            <text:p>2281682898</text:p>
          </table:table-cell>
          <table:table-cell table:formula="of:=IF([.D53]=2;ORG.LIBREOFFICE.REGEX([.B53];&quot;\d+&quot;;;3);&quot;&quot;)" office:value-type="string" office:string-value="174970461" calcext:value-type="string">
            <text:p>174970461</text:p>
          </table:table-cell>
          <table:table-cell table:formula="of:=IF([.E53]=&quot;&quot;;&quot;&quot;;[.E53]+[.G53])" office:value-type="float" office:value="1957494254" calcext:value-type="float">
            <text:p>1957494254</text:p>
          </table:table-cell>
          <table:table-cell table:formula="of:=IF([.F53]=&quot;&quot;;&quot;&quot;;[.F53]+[.G53])" office:value-type="float" office:value="2456653359" calcext:value-type="float">
            <text:p>2456653359</text:p>
          </table:table-cell>
          <table:table-cell table:formula="of:=IF([.I53]=&quot;&quot;;[.A53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829840892 2458649112 8530918</text:p>
          </table:table-cell>
          <table:table-cell table:formula="of:=ORG.LIBREOFFICE.REGEX([.A54];&quot;\D+\s&quot;;&quot;&quot;;&quot;g&quot;)" office:value-type="string" office:string-value="829840892 2458649112 8530918" calcext:value-type="string">
            <text:p>829840892 2458649112 8530918</text:p>
          </table:table-cell>
          <table:table-cell table:style-name="ce4" table:formula="of:=ORG.LIBREOFFICE.REGEX([.B54];&quot;\d&quot;;&quot;&quot;;&quot;g&quot;)" office:value-type="string" office:string-value="  " calcext:value-type="string">
            <text:p><text:s text:c="2"/></text:p>
          </table:table-cell>
          <table:table-cell table:formula="of:=IF([.B54]=&quot;map:&quot;;&quot;&quot;;LEN([.C54]))" office:value-type="float" office:value="2" calcext:value-type="float">
            <text:p>2</text:p>
          </table:table-cell>
          <table:table-cell table:style-name="ce5" table:formula="of:=IF([.D54]=2;ORG.LIBREOFFICE.REGEX([.B54];&quot;\d+&quot;;;1);&quot;&quot;)" office:value-type="string" office:string-value="829840892" calcext:value-type="string">
            <text:p>829840892</text:p>
          </table:table-cell>
          <table:table-cell table:formula="of:=IF([.D54]=2;ORG.LIBREOFFICE.REGEX([.B54];&quot;\d+&quot;;;2);&quot;&quot;)" office:value-type="string" office:string-value="2458649112" calcext:value-type="string">
            <text:p>2458649112</text:p>
          </table:table-cell>
          <table:table-cell table:formula="of:=IF([.D54]=2;ORG.LIBREOFFICE.REGEX([.B54];&quot;\d+&quot;;;3);&quot;&quot;)" office:value-type="string" office:string-value="8530918" calcext:value-type="string">
            <text:p>8530918</text:p>
          </table:table-cell>
          <table:table-cell table:formula="of:=IF([.E54]=&quot;&quot;;&quot;&quot;;[.E54]+[.G54])" office:value-type="float" office:value="838371810" calcext:value-type="float">
            <text:p>838371810</text:p>
          </table:table-cell>
          <table:table-cell table:formula="of:=IF([.F54]=&quot;&quot;;&quot;&quot;;[.F54]+[.G54])" office:value-type="float" office:value="2467180030" calcext:value-type="float">
            <text:p>2467180030</text:p>
          </table:table-cell>
          <table:table-cell table:formula="of:=IF([.I54]=&quot;&quot;;[.A54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415930152 2819793210 9616809</text:p>
          </table:table-cell>
          <table:table-cell table:formula="of:=ORG.LIBREOFFICE.REGEX([.A55];&quot;\D+\s&quot;;&quot;&quot;;&quot;g&quot;)" office:value-type="string" office:string-value="3415930152 2819793210 9616809" calcext:value-type="string">
            <text:p>3415930152 2819793210 9616809</text:p>
          </table:table-cell>
          <table:table-cell table:style-name="ce4" table:formula="of:=ORG.LIBREOFFICE.REGEX([.B55];&quot;\d&quot;;&quot;&quot;;&quot;g&quot;)" office:value-type="string" office:string-value="  " calcext:value-type="string">
            <text:p><text:s text:c="2"/></text:p>
          </table:table-cell>
          <table:table-cell table:formula="of:=IF([.B55]=&quot;map:&quot;;&quot;&quot;;LEN([.C55]))" office:value-type="float" office:value="2" calcext:value-type="float">
            <text:p>2</text:p>
          </table:table-cell>
          <table:table-cell table:style-name="ce5" table:formula="of:=IF([.D55]=2;ORG.LIBREOFFICE.REGEX([.B55];&quot;\d+&quot;;;1);&quot;&quot;)" office:value-type="string" office:string-value="3415930152" calcext:value-type="string">
            <text:p>3415930152</text:p>
          </table:table-cell>
          <table:table-cell table:formula="of:=IF([.D55]=2;ORG.LIBREOFFICE.REGEX([.B55];&quot;\d+&quot;;;2);&quot;&quot;)" office:value-type="string" office:string-value="2819793210" calcext:value-type="string">
            <text:p>2819793210</text:p>
          </table:table-cell>
          <table:table-cell table:formula="of:=IF([.D55]=2;ORG.LIBREOFFICE.REGEX([.B55];&quot;\d+&quot;;;3);&quot;&quot;)" office:value-type="string" office:string-value="9616809" calcext:value-type="string">
            <text:p>9616809</text:p>
          </table:table-cell>
          <table:table-cell table:formula="of:=IF([.E55]=&quot;&quot;;&quot;&quot;;[.E55]+[.G55])" office:value-type="float" office:value="3425546961" calcext:value-type="float">
            <text:p>3425546961</text:p>
          </table:table-cell>
          <table:table-cell table:formula="of:=IF([.F55]=&quot;&quot;;&quot;&quot;;[.F55]+[.G55])" office:value-type="float" office:value="2829410019" calcext:value-type="float">
            <text:p>2829410019</text:p>
          </table:table-cell>
          <table:table-cell table:formula="of:=IF([.I55]=&quot;&quot;;[.A55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451260386 2162555289 86095809</text:p>
          </table:table-cell>
          <table:table-cell table:formula="of:=ORG.LIBREOFFICE.REGEX([.A56];&quot;\D+\s&quot;;&quot;&quot;;&quot;g&quot;)" office:value-type="string" office:string-value="3451260386 2162555289 86095809" calcext:value-type="string">
            <text:p>3451260386 2162555289 86095809</text:p>
          </table:table-cell>
          <table:table-cell table:style-name="ce4" table:formula="of:=ORG.LIBREOFFICE.REGEX([.B56];&quot;\d&quot;;&quot;&quot;;&quot;g&quot;)" office:value-type="string" office:string-value="  " calcext:value-type="string">
            <text:p><text:s text:c="2"/></text:p>
          </table:table-cell>
          <table:table-cell table:formula="of:=IF([.B56]=&quot;map:&quot;;&quot;&quot;;LEN([.C56]))" office:value-type="float" office:value="2" calcext:value-type="float">
            <text:p>2</text:p>
          </table:table-cell>
          <table:table-cell table:style-name="ce5" table:formula="of:=IF([.D56]=2;ORG.LIBREOFFICE.REGEX([.B56];&quot;\d+&quot;;;1);&quot;&quot;)" office:value-type="string" office:string-value="3451260386" calcext:value-type="string">
            <text:p>3451260386</text:p>
          </table:table-cell>
          <table:table-cell table:formula="of:=IF([.D56]=2;ORG.LIBREOFFICE.REGEX([.B56];&quot;\d+&quot;;;2);&quot;&quot;)" office:value-type="string" office:string-value="2162555289" calcext:value-type="string">
            <text:p>2162555289</text:p>
          </table:table-cell>
          <table:table-cell table:formula="of:=IF([.D56]=2;ORG.LIBREOFFICE.REGEX([.B56];&quot;\d+&quot;;;3);&quot;&quot;)" office:value-type="string" office:string-value="86095809" calcext:value-type="string">
            <text:p>86095809</text:p>
          </table:table-cell>
          <table:table-cell table:formula="of:=IF([.E56]=&quot;&quot;;&quot;&quot;;[.E56]+[.G56])" office:value-type="float" office:value="3537356195" calcext:value-type="float">
            <text:p>3537356195</text:p>
          </table:table-cell>
          <table:table-cell table:formula="of:=IF([.F56]=&quot;&quot;;&quot;&quot;;[.F56]+[.G56])" office:value-type="float" office:value="2248651098" calcext:value-type="float">
            <text:p>2248651098</text:p>
          </table:table-cell>
          <table:table-cell table:formula="of:=IF([.I56]=&quot;&quot;;[.A56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650697569 632630760 82490275</text:p>
          </table:table-cell>
          <table:table-cell table:formula="of:=ORG.LIBREOFFICE.REGEX([.A57];&quot;\D+\s&quot;;&quot;&quot;;&quot;g&quot;)" office:value-type="string" office:string-value="650697569 632630760 82490275" calcext:value-type="string">
            <text:p>650697569 632630760 82490275</text:p>
          </table:table-cell>
          <table:table-cell table:style-name="ce4" table:formula="of:=ORG.LIBREOFFICE.REGEX([.B57];&quot;\d&quot;;&quot;&quot;;&quot;g&quot;)" office:value-type="string" office:string-value="  " calcext:value-type="string">
            <text:p><text:s text:c="2"/></text:p>
          </table:table-cell>
          <table:table-cell table:formula="of:=IF([.B57]=&quot;map:&quot;;&quot;&quot;;LEN([.C57]))" office:value-type="float" office:value="2" calcext:value-type="float">
            <text:p>2</text:p>
          </table:table-cell>
          <table:table-cell table:style-name="ce5" table:formula="of:=IF([.D57]=2;ORG.LIBREOFFICE.REGEX([.B57];&quot;\d+&quot;;;1);&quot;&quot;)" office:value-type="string" office:string-value="650697569" calcext:value-type="string">
            <text:p>650697569</text:p>
          </table:table-cell>
          <table:table-cell table:formula="of:=IF([.D57]=2;ORG.LIBREOFFICE.REGEX([.B57];&quot;\d+&quot;;;2);&quot;&quot;)" office:value-type="string" office:string-value="632630760" calcext:value-type="string">
            <text:p>632630760</text:p>
          </table:table-cell>
          <table:table-cell table:formula="of:=IF([.D57]=2;ORG.LIBREOFFICE.REGEX([.B57];&quot;\d+&quot;;;3);&quot;&quot;)" office:value-type="string" office:string-value="82490275" calcext:value-type="string">
            <text:p>82490275</text:p>
          </table:table-cell>
          <table:table-cell table:formula="of:=IF([.E57]=&quot;&quot;;&quot;&quot;;[.E57]+[.G57])" office:value-type="float" office:value="733187844" calcext:value-type="float">
            <text:p>733187844</text:p>
          </table:table-cell>
          <table:table-cell table:formula="of:=IF([.F57]=&quot;&quot;;&quot;&quot;;[.F57]+[.G57])" office:value-type="float" office:value="715121035" calcext:value-type="float">
            <text:p>715121035</text:p>
          </table:table-cell>
          <table:table-cell table:formula="of:=IF([.I57]=&quot;&quot;;[.A57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725834205 787129181 30553919</text:p>
          </table:table-cell>
          <table:table-cell table:formula="of:=ORG.LIBREOFFICE.REGEX([.A58];&quot;\D+\s&quot;;&quot;&quot;;&quot;g&quot;)" office:value-type="string" office:string-value="1725834205 787129181 30553919" calcext:value-type="string">
            <text:p>1725834205 787129181 30553919</text:p>
          </table:table-cell>
          <table:table-cell table:style-name="ce4" table:formula="of:=ORG.LIBREOFFICE.REGEX([.B58];&quot;\d&quot;;&quot;&quot;;&quot;g&quot;)" office:value-type="string" office:string-value="  " calcext:value-type="string">
            <text:p><text:s text:c="2"/></text:p>
          </table:table-cell>
          <table:table-cell table:formula="of:=IF([.B58]=&quot;map:&quot;;&quot;&quot;;LEN([.C58]))" office:value-type="float" office:value="2" calcext:value-type="float">
            <text:p>2</text:p>
          </table:table-cell>
          <table:table-cell table:style-name="ce5" table:formula="of:=IF([.D58]=2;ORG.LIBREOFFICE.REGEX([.B58];&quot;\d+&quot;;;1);&quot;&quot;)" office:value-type="string" office:string-value="1725834205" calcext:value-type="string">
            <text:p>1725834205</text:p>
          </table:table-cell>
          <table:table-cell table:formula="of:=IF([.D58]=2;ORG.LIBREOFFICE.REGEX([.B58];&quot;\d+&quot;;;2);&quot;&quot;)" office:value-type="string" office:string-value="787129181" calcext:value-type="string">
            <text:p>787129181</text:p>
          </table:table-cell>
          <table:table-cell table:formula="of:=IF([.D58]=2;ORG.LIBREOFFICE.REGEX([.B58];&quot;\d+&quot;;;3);&quot;&quot;)" office:value-type="string" office:string-value="30553919" calcext:value-type="string">
            <text:p>30553919</text:p>
          </table:table-cell>
          <table:table-cell table:formula="of:=IF([.E58]=&quot;&quot;;&quot;&quot;;[.E58]+[.G58])" office:value-type="float" office:value="1756388124" calcext:value-type="float">
            <text:p>1756388124</text:p>
          </table:table-cell>
          <table:table-cell table:formula="of:=IF([.F58]=&quot;&quot;;&quot;&quot;;[.F58]+[.G58])" office:value-type="float" office:value="817683100" calcext:value-type="float">
            <text:p>817683100</text:p>
          </table:table-cell>
          <table:table-cell table:formula="of:=IF([.I58]=&quot;&quot;;[.A58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298219434 2095755585 66799704</text:p>
          </table:table-cell>
          <table:table-cell table:formula="of:=ORG.LIBREOFFICE.REGEX([.A59];&quot;\D+\s&quot;;&quot;&quot;;&quot;g&quot;)" office:value-type="string" office:string-value="2298219434 2095755585 66799704" calcext:value-type="string">
            <text:p>2298219434 2095755585 66799704</text:p>
          </table:table-cell>
          <table:table-cell table:style-name="ce4" table:formula="of:=ORG.LIBREOFFICE.REGEX([.B59];&quot;\d&quot;;&quot;&quot;;&quot;g&quot;)" office:value-type="string" office:string-value="  " calcext:value-type="string">
            <text:p><text:s text:c="2"/></text:p>
          </table:table-cell>
          <table:table-cell table:formula="of:=IF([.B59]=&quot;map:&quot;;&quot;&quot;;LEN([.C59]))" office:value-type="float" office:value="2" calcext:value-type="float">
            <text:p>2</text:p>
          </table:table-cell>
          <table:table-cell table:style-name="ce5" table:formula="of:=IF([.D59]=2;ORG.LIBREOFFICE.REGEX([.B59];&quot;\d+&quot;;;1);&quot;&quot;)" office:value-type="string" office:string-value="2298219434" calcext:value-type="string">
            <text:p>2298219434</text:p>
          </table:table-cell>
          <table:table-cell table:formula="of:=IF([.D59]=2;ORG.LIBREOFFICE.REGEX([.B59];&quot;\d+&quot;;;2);&quot;&quot;)" office:value-type="string" office:string-value="2095755585" calcext:value-type="string">
            <text:p>2095755585</text:p>
          </table:table-cell>
          <table:table-cell table:formula="of:=IF([.D59]=2;ORG.LIBREOFFICE.REGEX([.B59];&quot;\d+&quot;;;3);&quot;&quot;)" office:value-type="string" office:string-value="66799704" calcext:value-type="string">
            <text:p>66799704</text:p>
          </table:table-cell>
          <table:table-cell table:formula="of:=IF([.E59]=&quot;&quot;;&quot;&quot;;[.E59]+[.G59])" office:value-type="float" office:value="2365019138" calcext:value-type="float">
            <text:p>2365019138</text:p>
          </table:table-cell>
          <table:table-cell table:formula="of:=IF([.F59]=&quot;&quot;;&quot;&quot;;[.F59]+[.G59])" office:value-type="float" office:value="2162555289" calcext:value-type="float">
            <text:p>2162555289</text:p>
          </table:table-cell>
          <table:table-cell table:formula="of:=IF([.I59]=&quot;&quot;;[.A59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4274329328 2613950030 20637968</text:p>
          </table:table-cell>
          <table:table-cell table:formula="of:=ORG.LIBREOFFICE.REGEX([.A60];&quot;\D+\s&quot;;&quot;&quot;;&quot;g&quot;)" office:value-type="string" office:string-value="4274329328 2613950030 20637968" calcext:value-type="string">
            <text:p>4274329328 2613950030 20637968</text:p>
          </table:table-cell>
          <table:table-cell table:style-name="ce4" table:formula="of:=ORG.LIBREOFFICE.REGEX([.B60];&quot;\d&quot;;&quot;&quot;;&quot;g&quot;)" office:value-type="string" office:string-value="  " calcext:value-type="string">
            <text:p><text:s text:c="2"/></text:p>
          </table:table-cell>
          <table:table-cell table:formula="of:=IF([.B60]=&quot;map:&quot;;&quot;&quot;;LEN([.C60]))" office:value-type="float" office:value="2" calcext:value-type="float">
            <text:p>2</text:p>
          </table:table-cell>
          <table:table-cell table:style-name="ce5" table:formula="of:=IF([.D60]=2;ORG.LIBREOFFICE.REGEX([.B60];&quot;\d+&quot;;;1);&quot;&quot;)" office:value-type="string" office:string-value="4274329328" calcext:value-type="string">
            <text:p>4274329328</text:p>
          </table:table-cell>
          <table:table-cell table:formula="of:=IF([.D60]=2;ORG.LIBREOFFICE.REGEX([.B60];&quot;\d+&quot;;;2);&quot;&quot;)" office:value-type="string" office:string-value="2613950030" calcext:value-type="string">
            <text:p>2613950030</text:p>
          </table:table-cell>
          <table:table-cell table:formula="of:=IF([.D60]=2;ORG.LIBREOFFICE.REGEX([.B60];&quot;\d+&quot;;;3);&quot;&quot;)" office:value-type="string" office:string-value="20637968" calcext:value-type="string">
            <text:p>20637968</text:p>
          </table:table-cell>
          <table:table-cell table:formula="of:=IF([.E60]=&quot;&quot;;&quot;&quot;;[.E60]+[.G60])" office:value-type="float" office:value="4294967296" calcext:value-type="float">
            <text:p>4294967296</text:p>
          </table:table-cell>
          <table:table-cell table:formula="of:=IF([.F60]=&quot;&quot;;&quot;&quot;;[.F60]+[.G60])" office:value-type="float" office:value="2634587998" calcext:value-type="float">
            <text:p>2634587998</text:p>
          </table:table-cell>
          <table:table-cell table:formula="of:=IF([.I60]=&quot;&quot;;[.A60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25617582 4242693061 52274235</text:p>
          </table:table-cell>
          <table:table-cell table:formula="of:=ORG.LIBREOFFICE.REGEX([.A61];&quot;\D+\s&quot;;&quot;&quot;;&quot;g&quot;)" office:value-type="string" office:string-value="2025617582 4242693061 52274235" calcext:value-type="string">
            <text:p>2025617582 4242693061 52274235</text:p>
          </table:table-cell>
          <table:table-cell table:style-name="ce4" table:formula="of:=ORG.LIBREOFFICE.REGEX([.B61];&quot;\d&quot;;&quot;&quot;;&quot;g&quot;)" office:value-type="string" office:string-value="  " calcext:value-type="string">
            <text:p><text:s text:c="2"/></text:p>
          </table:table-cell>
          <table:table-cell table:formula="of:=IF([.B61]=&quot;map:&quot;;&quot;&quot;;LEN([.C61]))" office:value-type="float" office:value="2" calcext:value-type="float">
            <text:p>2</text:p>
          </table:table-cell>
          <table:table-cell table:style-name="ce5" table:formula="of:=IF([.D61]=2;ORG.LIBREOFFICE.REGEX([.B61];&quot;\d+&quot;;;1);&quot;&quot;)" office:value-type="string" office:string-value="2025617582" calcext:value-type="string">
            <text:p>2025617582</text:p>
          </table:table-cell>
          <table:table-cell table:formula="of:=IF([.D61]=2;ORG.LIBREOFFICE.REGEX([.B61];&quot;\d+&quot;;;2);&quot;&quot;)" office:value-type="string" office:string-value="4242693061" calcext:value-type="string">
            <text:p>4242693061</text:p>
          </table:table-cell>
          <table:table-cell table:formula="of:=IF([.D61]=2;ORG.LIBREOFFICE.REGEX([.B61];&quot;\d+&quot;;;3);&quot;&quot;)" office:value-type="string" office:string-value="52274235" calcext:value-type="string">
            <text:p>52274235</text:p>
          </table:table-cell>
          <table:table-cell table:formula="of:=IF([.E61]=&quot;&quot;;&quot;&quot;;[.E61]+[.G61])" office:value-type="float" office:value="2077891817" calcext:value-type="float">
            <text:p>2077891817</text:p>
          </table:table-cell>
          <table:table-cell table:formula="of:=IF([.F61]=&quot;&quot;;&quot;&quot;;[.F61]+[.G61])" office:value-type="float" office:value="4294967296" calcext:value-type="float">
            <text:p>4294967296</text:p>
          </table:table-cell>
          <table:table-cell table:formula="of:=IF([.I61]=&quot;&quot;;[.A61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564300980 2248651098 31671137</text:p>
          </table:table-cell>
          <table:table-cell table:formula="of:=ORG.LIBREOFFICE.REGEX([.A62];&quot;\D+\s&quot;;&quot;&quot;;&quot;g&quot;)" office:value-type="string" office:string-value="3564300980 2248651098 31671137" calcext:value-type="string">
            <text:p>3564300980 2248651098 31671137</text:p>
          </table:table-cell>
          <table:table-cell table:style-name="ce4" table:formula="of:=ORG.LIBREOFFICE.REGEX([.B62];&quot;\d&quot;;&quot;&quot;;&quot;g&quot;)" office:value-type="string" office:string-value="  " calcext:value-type="string">
            <text:p><text:s text:c="2"/></text:p>
          </table:table-cell>
          <table:table-cell table:formula="of:=IF([.B62]=&quot;map:&quot;;&quot;&quot;;LEN([.C62]))" office:value-type="float" office:value="2" calcext:value-type="float">
            <text:p>2</text:p>
          </table:table-cell>
          <table:table-cell table:style-name="ce5" table:formula="of:=IF([.D62]=2;ORG.LIBREOFFICE.REGEX([.B62];&quot;\d+&quot;;;1);&quot;&quot;)" office:value-type="string" office:string-value="3564300980" calcext:value-type="string">
            <text:p>3564300980</text:p>
          </table:table-cell>
          <table:table-cell table:formula="of:=IF([.D62]=2;ORG.LIBREOFFICE.REGEX([.B62];&quot;\d+&quot;;;2);&quot;&quot;)" office:value-type="string" office:string-value="2248651098" calcext:value-type="string">
            <text:p>2248651098</text:p>
          </table:table-cell>
          <table:table-cell table:formula="of:=IF([.D62]=2;ORG.LIBREOFFICE.REGEX([.B62];&quot;\d+&quot;;;3);&quot;&quot;)" office:value-type="string" office:string-value="31671137" calcext:value-type="string">
            <text:p>31671137</text:p>
          </table:table-cell>
          <table:table-cell table:formula="of:=IF([.E62]=&quot;&quot;;&quot;&quot;;[.E62]+[.G62])" office:value-type="float" office:value="3595972117" calcext:value-type="float">
            <text:p>3595972117</text:p>
          </table:table-cell>
          <table:table-cell table:formula="of:=IF([.F62]=&quot;&quot;;&quot;&quot;;[.F62]+[.G62])" office:value-type="float" office:value="2280322235" calcext:value-type="float">
            <text:p>2280322235</text:p>
          </table:table-cell>
          <table:table-cell table:formula="of:=IF([.I62]=&quot;&quot;;[.A62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296858771 2280322235 1360663</text:p>
          </table:table-cell>
          <table:table-cell table:formula="of:=ORG.LIBREOFFICE.REGEX([.A63];&quot;\D+\s&quot;;&quot;&quot;;&quot;g&quot;)" office:value-type="string" office:string-value="2296858771 2280322235 1360663" calcext:value-type="string">
            <text:p>2296858771 2280322235 1360663</text:p>
          </table:table-cell>
          <table:table-cell table:style-name="ce4" table:formula="of:=ORG.LIBREOFFICE.REGEX([.B63];&quot;\d&quot;;&quot;&quot;;&quot;g&quot;)" office:value-type="string" office:string-value="  " calcext:value-type="string">
            <text:p><text:s text:c="2"/></text:p>
          </table:table-cell>
          <table:table-cell table:formula="of:=IF([.B63]=&quot;map:&quot;;&quot;&quot;;LEN([.C63]))" office:value-type="float" office:value="2" calcext:value-type="float">
            <text:p>2</text:p>
          </table:table-cell>
          <table:table-cell table:style-name="ce5" table:formula="of:=IF([.D63]=2;ORG.LIBREOFFICE.REGEX([.B63];&quot;\d+&quot;;;1);&quot;&quot;)" office:value-type="string" office:string-value="2296858771" calcext:value-type="string">
            <text:p>2296858771</text:p>
          </table:table-cell>
          <table:table-cell table:formula="of:=IF([.D63]=2;ORG.LIBREOFFICE.REGEX([.B63];&quot;\d+&quot;;;2);&quot;&quot;)" office:value-type="string" office:string-value="2280322235" calcext:value-type="string">
            <text:p>2280322235</text:p>
          </table:table-cell>
          <table:table-cell table:formula="of:=IF([.D63]=2;ORG.LIBREOFFICE.REGEX([.B63];&quot;\d+&quot;;;3);&quot;&quot;)" office:value-type="string" office:string-value="1360663" calcext:value-type="string">
            <text:p>1360663</text:p>
          </table:table-cell>
          <table:table-cell table:formula="of:=IF([.E63]=&quot;&quot;;&quot;&quot;;[.E63]+[.G63])" office:value-type="float" office:value="2298219434" calcext:value-type="float">
            <text:p>2298219434</text:p>
          </table:table-cell>
          <table:table-cell table:formula="of:=IF([.F63]=&quot;&quot;;&quot;&quot;;[.F63]+[.G63])" office:value-type="float" office:value="2281682898" calcext:value-type="float">
            <text:p>2281682898</text:p>
          </table:table-cell>
          <table:table-cell table:formula="of:=IF([.I63]=&quot;&quot;;[.A63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162226157 4125227747 85652641</text:p>
          </table:table-cell>
          <table:table-cell table:formula="of:=ORG.LIBREOFFICE.REGEX([.A64];&quot;\D+\s&quot;;&quot;&quot;;&quot;g&quot;)" office:value-type="string" office:string-value="3162226157 4125227747 85652641" calcext:value-type="string">
            <text:p>3162226157 4125227747 85652641</text:p>
          </table:table-cell>
          <table:table-cell table:style-name="ce4" table:formula="of:=ORG.LIBREOFFICE.REGEX([.B64];&quot;\d&quot;;&quot;&quot;;&quot;g&quot;)" office:value-type="string" office:string-value="  " calcext:value-type="string">
            <text:p><text:s text:c="2"/></text:p>
          </table:table-cell>
          <table:table-cell table:formula="of:=IF([.B64]=&quot;map:&quot;;&quot;&quot;;LEN([.C64]))" office:value-type="float" office:value="2" calcext:value-type="float">
            <text:p>2</text:p>
          </table:table-cell>
          <table:table-cell table:style-name="ce5" table:formula="of:=IF([.D64]=2;ORG.LIBREOFFICE.REGEX([.B64];&quot;\d+&quot;;;1);&quot;&quot;)" office:value-type="string" office:string-value="3162226157" calcext:value-type="string">
            <text:p>3162226157</text:p>
          </table:table-cell>
          <table:table-cell table:formula="of:=IF([.D64]=2;ORG.LIBREOFFICE.REGEX([.B64];&quot;\d+&quot;;;2);&quot;&quot;)" office:value-type="string" office:string-value="4125227747" calcext:value-type="string">
            <text:p>4125227747</text:p>
          </table:table-cell>
          <table:table-cell table:formula="of:=IF([.D64]=2;ORG.LIBREOFFICE.REGEX([.B64];&quot;\d+&quot;;;3);&quot;&quot;)" office:value-type="string" office:string-value="85652641" calcext:value-type="string">
            <text:p>85652641</text:p>
          </table:table-cell>
          <table:table-cell table:formula="of:=IF([.E64]=&quot;&quot;;&quot;&quot;;[.E64]+[.G64])" office:value-type="float" office:value="3247878798" calcext:value-type="float">
            <text:p>3247878798</text:p>
          </table:table-cell>
          <table:table-cell table:formula="of:=IF([.F64]=&quot;&quot;;&quot;&quot;;[.F64]+[.G64])" office:value-type="float" office:value="4210880388" calcext:value-type="float">
            <text:p>4210880388</text:p>
          </table:table-cell>
          <table:table-cell table:formula="of:=IF([.I64]=&quot;&quot;;[.A64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564565599 1911070479 92676796</text:p>
          </table:table-cell>
          <table:table-cell table:formula="of:=ORG.LIBREOFFICE.REGEX([.A65];&quot;\D+\s&quot;;&quot;&quot;;&quot;g&quot;)" office:value-type="string" office:string-value="1564565599 1911070479 92676796" calcext:value-type="string">
            <text:p>1564565599 1911070479 92676796</text:p>
          </table:table-cell>
          <table:table-cell table:style-name="ce4" table:formula="of:=ORG.LIBREOFFICE.REGEX([.B65];&quot;\d&quot;;&quot;&quot;;&quot;g&quot;)" office:value-type="string" office:string-value="  " calcext:value-type="string">
            <text:p><text:s text:c="2"/></text:p>
          </table:table-cell>
          <table:table-cell table:formula="of:=IF([.B65]=&quot;map:&quot;;&quot;&quot;;LEN([.C65]))" office:value-type="float" office:value="2" calcext:value-type="float">
            <text:p>2</text:p>
          </table:table-cell>
          <table:table-cell table:style-name="ce5" table:formula="of:=IF([.D65]=2;ORG.LIBREOFFICE.REGEX([.B65];&quot;\d+&quot;;;1);&quot;&quot;)" office:value-type="string" office:string-value="1564565599" calcext:value-type="string">
            <text:p>1564565599</text:p>
          </table:table-cell>
          <table:table-cell table:formula="of:=IF([.D65]=2;ORG.LIBREOFFICE.REGEX([.B65];&quot;\d+&quot;;;2);&quot;&quot;)" office:value-type="string" office:string-value="1911070479" calcext:value-type="string">
            <text:p>1911070479</text:p>
          </table:table-cell>
          <table:table-cell table:formula="of:=IF([.D65]=2;ORG.LIBREOFFICE.REGEX([.B65];&quot;\d+&quot;;;3);&quot;&quot;)" office:value-type="string" office:string-value="92676796" calcext:value-type="string">
            <text:p>92676796</text:p>
          </table:table-cell>
          <table:table-cell table:formula="of:=IF([.E65]=&quot;&quot;;&quot;&quot;;[.E65]+[.G65])" office:value-type="float" office:value="1657242395" calcext:value-type="float">
            <text:p>1657242395</text:p>
          </table:table-cell>
          <table:table-cell table:formula="of:=IF([.F65]=&quot;&quot;;&quot;&quot;;[.F65]+[.G65])" office:value-type="float" office:value="2003747275" calcext:value-type="float">
            <text:p>2003747275</text:p>
          </table:table-cell>
          <table:table-cell table:formula="of:=IF([.I65]=&quot;&quot;;[.A65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892065886 3691277537 235493442</text:p>
          </table:table-cell>
          <table:table-cell table:formula="of:=ORG.LIBREOFFICE.REGEX([.A66];&quot;\D+\s&quot;;&quot;&quot;;&quot;g&quot;)" office:value-type="string" office:string-value="3892065886 3691277537 235493442" calcext:value-type="string">
            <text:p>3892065886 3691277537 235493442</text:p>
          </table:table-cell>
          <table:table-cell table:style-name="ce4" table:formula="of:=ORG.LIBREOFFICE.REGEX([.B66];&quot;\d&quot;;&quot;&quot;;&quot;g&quot;)" office:value-type="string" office:string-value="  " calcext:value-type="string">
            <text:p><text:s text:c="2"/></text:p>
          </table:table-cell>
          <table:table-cell table:formula="of:=IF([.B66]=&quot;map:&quot;;&quot;&quot;;LEN([.C66]))" office:value-type="float" office:value="2" calcext:value-type="float">
            <text:p>2</text:p>
          </table:table-cell>
          <table:table-cell table:style-name="ce5" table:formula="of:=IF([.D66]=2;ORG.LIBREOFFICE.REGEX([.B66];&quot;\d+&quot;;;1);&quot;&quot;)" office:value-type="string" office:string-value="3892065886" calcext:value-type="string">
            <text:p>3892065886</text:p>
          </table:table-cell>
          <table:table-cell table:formula="of:=IF([.D66]=2;ORG.LIBREOFFICE.REGEX([.B66];&quot;\d+&quot;;;2);&quot;&quot;)" office:value-type="string" office:string-value="3691277537" calcext:value-type="string">
            <text:p>3691277537</text:p>
          </table:table-cell>
          <table:table-cell table:formula="of:=IF([.D66]=2;ORG.LIBREOFFICE.REGEX([.B66];&quot;\d+&quot;;;3);&quot;&quot;)" office:value-type="string" office:string-value="235493442" calcext:value-type="string">
            <text:p>235493442</text:p>
          </table:table-cell>
          <table:table-cell table:formula="of:=IF([.E66]=&quot;&quot;;&quot;&quot;;[.E66]+[.G66])" office:value-type="float" office:value="4127559328" calcext:value-type="float">
            <text:p>4127559328</text:p>
          </table:table-cell>
          <table:table-cell table:formula="of:=IF([.F66]=&quot;&quot;;&quot;&quot;;[.F66]+[.G66])" office:value-type="float" office:value="3926770979" calcext:value-type="float">
            <text:p>3926770979</text:p>
          </table:table-cell>
          <table:table-cell table:formula="of:=IF([.I66]=&quot;&quot;;[.A66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371093523 1848297376 44836629</text:p>
          </table:table-cell>
          <table:table-cell table:formula="of:=ORG.LIBREOFFICE.REGEX([.A67];&quot;\D+\s&quot;;&quot;&quot;;&quot;g&quot;)" office:value-type="string" office:string-value="3371093523 1848297376 44836629" calcext:value-type="string">
            <text:p>3371093523 1848297376 44836629</text:p>
          </table:table-cell>
          <table:table-cell table:style-name="ce4" table:formula="of:=ORG.LIBREOFFICE.REGEX([.B67];&quot;\d&quot;;&quot;&quot;;&quot;g&quot;)" office:value-type="string" office:string-value="  " calcext:value-type="string">
            <text:p><text:s text:c="2"/></text:p>
          </table:table-cell>
          <table:table-cell table:formula="of:=IF([.B67]=&quot;map:&quot;;&quot;&quot;;LEN([.C67]))" office:value-type="float" office:value="2" calcext:value-type="float">
            <text:p>2</text:p>
          </table:table-cell>
          <table:table-cell table:style-name="ce5" table:formula="of:=IF([.D67]=2;ORG.LIBREOFFICE.REGEX([.B67];&quot;\d+&quot;;;1);&quot;&quot;)" office:value-type="string" office:string-value="3371093523" calcext:value-type="string">
            <text:p>3371093523</text:p>
          </table:table-cell>
          <table:table-cell table:formula="of:=IF([.D67]=2;ORG.LIBREOFFICE.REGEX([.B67];&quot;\d+&quot;;;2);&quot;&quot;)" office:value-type="string" office:string-value="1848297376" calcext:value-type="string">
            <text:p>1848297376</text:p>
          </table:table-cell>
          <table:table-cell table:formula="of:=IF([.D67]=2;ORG.LIBREOFFICE.REGEX([.B67];&quot;\d+&quot;;;3);&quot;&quot;)" office:value-type="string" office:string-value="44836629" calcext:value-type="string">
            <text:p>44836629</text:p>
          </table:table-cell>
          <table:table-cell table:formula="of:=IF([.E67]=&quot;&quot;;&quot;&quot;;[.E67]+[.G67])" office:value-type="float" office:value="3415930152" calcext:value-type="float">
            <text:p>3415930152</text:p>
          </table:table-cell>
          <table:table-cell table:formula="of:=IF([.F67]=&quot;&quot;;&quot;&quot;;[.F67]+[.G67])" office:value-type="float" office:value="1893134005" calcext:value-type="float">
            <text:p>1893134005</text:p>
          </table:table-cell>
          <table:table-cell table:formula="of:=IF([.I67]=&quot;&quot;;[.A67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187663862 1437436130 376901737</text:p>
          </table:table-cell>
          <table:table-cell table:formula="of:=ORG.LIBREOFFICE.REGEX([.A68];&quot;\D+\s&quot;;&quot;&quot;;&quot;g&quot;)" office:value-type="string" office:string-value="1187663862 1437436130 376901737" calcext:value-type="string">
            <text:p>1187663862 1437436130 376901737</text:p>
          </table:table-cell>
          <table:table-cell table:style-name="ce4" table:formula="of:=ORG.LIBREOFFICE.REGEX([.B68];&quot;\d&quot;;&quot;&quot;;&quot;g&quot;)" office:value-type="string" office:string-value="  " calcext:value-type="string">
            <text:p><text:s text:c="2"/></text:p>
          </table:table-cell>
          <table:table-cell table:formula="of:=IF([.B68]=&quot;map:&quot;;&quot;&quot;;LEN([.C68]))" office:value-type="float" office:value="2" calcext:value-type="float">
            <text:p>2</text:p>
          </table:table-cell>
          <table:table-cell table:style-name="ce5" table:formula="of:=IF([.D68]=2;ORG.LIBREOFFICE.REGEX([.B68];&quot;\d+&quot;;;1);&quot;&quot;)" office:value-type="string" office:string-value="1187663862" calcext:value-type="string">
            <text:p>1187663862</text:p>
          </table:table-cell>
          <table:table-cell table:formula="of:=IF([.D68]=2;ORG.LIBREOFFICE.REGEX([.B68];&quot;\d+&quot;;;2);&quot;&quot;)" office:value-type="string" office:string-value="1437436130" calcext:value-type="string">
            <text:p>1437436130</text:p>
          </table:table-cell>
          <table:table-cell table:formula="of:=IF([.D68]=2;ORG.LIBREOFFICE.REGEX([.B68];&quot;\d+&quot;;;3);&quot;&quot;)" office:value-type="string" office:string-value="376901737" calcext:value-type="string">
            <text:p>376901737</text:p>
          </table:table-cell>
          <table:table-cell table:formula="of:=IF([.E68]=&quot;&quot;;&quot;&quot;;[.E68]+[.G68])" office:value-type="float" office:value="1564565599" calcext:value-type="float">
            <text:p>1564565599</text:p>
          </table:table-cell>
          <table:table-cell table:formula="of:=IF([.F68]=&quot;&quot;;&quot;&quot;;[.F68]+[.G68])" office:value-type="float" office:value="1814337867" calcext:value-type="float">
            <text:p>1814337867</text:p>
          </table:table-cell>
          <table:table-cell table:formula="of:=IF([.I68]=&quot;&quot;;[.A68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689179378 2755806970 36654827</text:p>
          </table:table-cell>
          <table:table-cell table:formula="of:=ORG.LIBREOFFICE.REGEX([.A69];&quot;\D+\s&quot;;&quot;&quot;;&quot;g&quot;)" office:value-type="string" office:string-value="1689179378 2755806970 36654827" calcext:value-type="string">
            <text:p>1689179378 2755806970 36654827</text:p>
          </table:table-cell>
          <table:table-cell table:style-name="ce4" table:formula="of:=ORG.LIBREOFFICE.REGEX([.B69];&quot;\d&quot;;&quot;&quot;;&quot;g&quot;)" office:value-type="string" office:string-value="  " calcext:value-type="string">
            <text:p><text:s text:c="2"/></text:p>
          </table:table-cell>
          <table:table-cell table:formula="of:=IF([.B69]=&quot;map:&quot;;&quot;&quot;;LEN([.C69]))" office:value-type="float" office:value="2" calcext:value-type="float">
            <text:p>2</text:p>
          </table:table-cell>
          <table:table-cell table:style-name="ce5" table:formula="of:=IF([.D69]=2;ORG.LIBREOFFICE.REGEX([.B69];&quot;\d+&quot;;;1);&quot;&quot;)" office:value-type="string" office:string-value="1689179378" calcext:value-type="string">
            <text:p>1689179378</text:p>
          </table:table-cell>
          <table:table-cell table:formula="of:=IF([.D69]=2;ORG.LIBREOFFICE.REGEX([.B69];&quot;\d+&quot;;;2);&quot;&quot;)" office:value-type="string" office:string-value="2755806970" calcext:value-type="string">
            <text:p>2755806970</text:p>
          </table:table-cell>
          <table:table-cell table:formula="of:=IF([.D69]=2;ORG.LIBREOFFICE.REGEX([.B69];&quot;\d+&quot;;;3);&quot;&quot;)" office:value-type="string" office:string-value="36654827" calcext:value-type="string">
            <text:p>36654827</text:p>
          </table:table-cell>
          <table:table-cell table:formula="of:=IF([.E69]=&quot;&quot;;&quot;&quot;;[.E69]+[.G69])" office:value-type="float" office:value="1725834205" calcext:value-type="float">
            <text:p>1725834205</text:p>
          </table:table-cell>
          <table:table-cell table:formula="of:=IF([.F69]=&quot;&quot;;&quot;&quot;;[.F69]+[.G69])" office:value-type="float" office:value="2792461797" calcext:value-type="float">
            <text:p>2792461797</text:p>
          </table:table-cell>
          <table:table-cell table:formula="of:=IF([.I69]=&quot;&quot;;[.A69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77891817 1238471779 167027368</text:p>
          </table:table-cell>
          <table:table-cell table:formula="of:=ORG.LIBREOFFICE.REGEX([.A70];&quot;\D+\s&quot;;&quot;&quot;;&quot;g&quot;)" office:value-type="string" office:string-value="2077891817 1238471779 167027368" calcext:value-type="string">
            <text:p>2077891817 1238471779 167027368</text:p>
          </table:table-cell>
          <table:table-cell table:style-name="ce4" table:formula="of:=ORG.LIBREOFFICE.REGEX([.B70];&quot;\d&quot;;&quot;&quot;;&quot;g&quot;)" office:value-type="string" office:string-value="  " calcext:value-type="string">
            <text:p><text:s text:c="2"/></text:p>
          </table:table-cell>
          <table:table-cell table:formula="of:=IF([.B70]=&quot;map:&quot;;&quot;&quot;;LEN([.C70]))" office:value-type="float" office:value="2" calcext:value-type="float">
            <text:p>2</text:p>
          </table:table-cell>
          <table:table-cell table:style-name="ce5" table:formula="of:=IF([.D70]=2;ORG.LIBREOFFICE.REGEX([.B70];&quot;\d+&quot;;;1);&quot;&quot;)" office:value-type="string" office:string-value="2077891817" calcext:value-type="string">
            <text:p>2077891817</text:p>
          </table:table-cell>
          <table:table-cell table:formula="of:=IF([.D70]=2;ORG.LIBREOFFICE.REGEX([.B70];&quot;\d+&quot;;;2);&quot;&quot;)" office:value-type="string" office:string-value="1238471779" calcext:value-type="string">
            <text:p>1238471779</text:p>
          </table:table-cell>
          <table:table-cell table:formula="of:=IF([.D70]=2;ORG.LIBREOFFICE.REGEX([.B70];&quot;\d+&quot;;;3);&quot;&quot;)" office:value-type="string" office:string-value="167027368" calcext:value-type="string">
            <text:p>167027368</text:p>
          </table:table-cell>
          <table:table-cell table:formula="of:=IF([.E70]=&quot;&quot;;&quot;&quot;;[.E70]+[.G70])" office:value-type="float" office:value="2244919185" calcext:value-type="float">
            <text:p>2244919185</text:p>
          </table:table-cell>
          <table:table-cell table:formula="of:=IF([.F70]=&quot;&quot;;&quot;&quot;;[.F70]+[.G70])" office:value-type="float" office:value="1405499147" calcext:value-type="float">
            <text:p>1405499147</text:p>
          </table:table-cell>
          <table:table-cell table:formula="of:=IF([.I70]=&quot;&quot;;[.A70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365019138 2792461797 27331413</text:p>
          </table:table-cell>
          <table:table-cell table:formula="of:=ORG.LIBREOFFICE.REGEX([.A71];&quot;\D+\s&quot;;&quot;&quot;;&quot;g&quot;)" office:value-type="string" office:string-value="2365019138 2792461797 27331413" calcext:value-type="string">
            <text:p>2365019138 2792461797 27331413</text:p>
          </table:table-cell>
          <table:table-cell table:style-name="ce4" table:formula="of:=ORG.LIBREOFFICE.REGEX([.B71];&quot;\d&quot;;&quot;&quot;;&quot;g&quot;)" office:value-type="string" office:string-value="  " calcext:value-type="string">
            <text:p><text:s text:c="2"/></text:p>
          </table:table-cell>
          <table:table-cell table:formula="of:=IF([.B71]=&quot;map:&quot;;&quot;&quot;;LEN([.C71]))" office:value-type="float" office:value="2" calcext:value-type="float">
            <text:p>2</text:p>
          </table:table-cell>
          <table:table-cell table:style-name="ce5" table:formula="of:=IF([.D71]=2;ORG.LIBREOFFICE.REGEX([.B71];&quot;\d+&quot;;;1);&quot;&quot;)" office:value-type="string" office:string-value="2365019138" calcext:value-type="string">
            <text:p>2365019138</text:p>
          </table:table-cell>
          <table:table-cell table:formula="of:=IF([.D71]=2;ORG.LIBREOFFICE.REGEX([.B71];&quot;\d+&quot;;;2);&quot;&quot;)" office:value-type="string" office:string-value="2792461797" calcext:value-type="string">
            <text:p>2792461797</text:p>
          </table:table-cell>
          <table:table-cell table:formula="of:=IF([.D71]=2;ORG.LIBREOFFICE.REGEX([.B71];&quot;\d+&quot;;;3);&quot;&quot;)" office:value-type="string" office:string-value="27331413" calcext:value-type="string">
            <text:p>27331413</text:p>
          </table:table-cell>
          <table:table-cell table:formula="of:=IF([.E71]=&quot;&quot;;&quot;&quot;;[.E71]+[.G71])" office:value-type="float" office:value="2392350551" calcext:value-type="float">
            <text:p>2392350551</text:p>
          </table:table-cell>
          <table:table-cell table:formula="of:=IF([.F71]=&quot;&quot;;&quot;&quot;;[.F71]+[.G71])" office:value-type="float" office:value="2819793210" calcext:value-type="float">
            <text:p>2819793210</text:p>
          </table:table-cell>
          <table:table-cell table:formula="of:=IF([.I71]=&quot;&quot;;[.A71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678412296 3953715764 63025182</text:p>
          </table:table-cell>
          <table:table-cell table:formula="of:=ORG.LIBREOFFICE.REGEX([.A72];&quot;\D+\s&quot;;&quot;&quot;;&quot;g&quot;)" office:value-type="string" office:string-value="2678412296 3953715764 63025182" calcext:value-type="string">
            <text:p>2678412296 3953715764 63025182</text:p>
          </table:table-cell>
          <table:table-cell table:style-name="ce4" table:formula="of:=ORG.LIBREOFFICE.REGEX([.B72];&quot;\d&quot;;&quot;&quot;;&quot;g&quot;)" office:value-type="string" office:string-value="  " calcext:value-type="string">
            <text:p><text:s text:c="2"/></text:p>
          </table:table-cell>
          <table:table-cell table:formula="of:=IF([.B72]=&quot;map:&quot;;&quot;&quot;;LEN([.C72]))" office:value-type="float" office:value="2" calcext:value-type="float">
            <text:p>2</text:p>
          </table:table-cell>
          <table:table-cell table:style-name="ce5" table:formula="of:=IF([.D72]=2;ORG.LIBREOFFICE.REGEX([.B72];&quot;\d+&quot;;;1);&quot;&quot;)" office:value-type="string" office:string-value="2678412296" calcext:value-type="string">
            <text:p>2678412296</text:p>
          </table:table-cell>
          <table:table-cell table:formula="of:=IF([.D72]=2;ORG.LIBREOFFICE.REGEX([.B72];&quot;\d+&quot;;;2);&quot;&quot;)" office:value-type="string" office:string-value="3953715764" calcext:value-type="string">
            <text:p>3953715764</text:p>
          </table:table-cell>
          <table:table-cell table:formula="of:=IF([.D72]=2;ORG.LIBREOFFICE.REGEX([.B72];&quot;\d+&quot;;;3);&quot;&quot;)" office:value-type="string" office:string-value="63025182" calcext:value-type="string">
            <text:p>63025182</text:p>
          </table:table-cell>
          <table:table-cell table:formula="of:=IF([.E72]=&quot;&quot;;&quot;&quot;;[.E72]+[.G72])" office:value-type="float" office:value="2741437478" calcext:value-type="float">
            <text:p>2741437478</text:p>
          </table:table-cell>
          <table:table-cell table:formula="of:=IF([.F72]=&quot;&quot;;&quot;&quot;;[.F72]+[.G72])" office:value-type="float" office:value="4016740946" calcext:value-type="float">
            <text:p>4016740946</text:p>
          </table:table-cell>
          <table:table-cell table:formula="of:=IF([.I72]=&quot;&quot;;[.A72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741437478 817683100 420788679</text:p>
          </table:table-cell>
          <table:table-cell table:formula="of:=ORG.LIBREOFFICE.REGEX([.A73];&quot;\D+\s&quot;;&quot;&quot;;&quot;g&quot;)" office:value-type="string" office:string-value="2741437478 817683100 420788679" calcext:value-type="string">
            <text:p>2741437478 817683100 420788679</text:p>
          </table:table-cell>
          <table:table-cell table:style-name="ce4" table:formula="of:=ORG.LIBREOFFICE.REGEX([.B73];&quot;\d&quot;;&quot;&quot;;&quot;g&quot;)" office:value-type="string" office:string-value="  " calcext:value-type="string">
            <text:p><text:s text:c="2"/></text:p>
          </table:table-cell>
          <table:table-cell table:formula="of:=IF([.B73]=&quot;map:&quot;;&quot;&quot;;LEN([.C73]))" office:value-type="float" office:value="2" calcext:value-type="float">
            <text:p>2</text:p>
          </table:table-cell>
          <table:table-cell table:style-name="ce5" table:formula="of:=IF([.D73]=2;ORG.LIBREOFFICE.REGEX([.B73];&quot;\d+&quot;;;1);&quot;&quot;)" office:value-type="string" office:string-value="2741437478" calcext:value-type="string">
            <text:p>2741437478</text:p>
          </table:table-cell>
          <table:table-cell table:formula="of:=IF([.D73]=2;ORG.LIBREOFFICE.REGEX([.B73];&quot;\d+&quot;;;2);&quot;&quot;)" office:value-type="string" office:string-value="817683100" calcext:value-type="string">
            <text:p>817683100</text:p>
          </table:table-cell>
          <table:table-cell table:formula="of:=IF([.D73]=2;ORG.LIBREOFFICE.REGEX([.B73];&quot;\d+&quot;;;3);&quot;&quot;)" office:value-type="string" office:string-value="420788679" calcext:value-type="string">
            <text:p>420788679</text:p>
          </table:table-cell>
          <table:table-cell table:formula="of:=IF([.E73]=&quot;&quot;;&quot;&quot;;[.E73]+[.G73])" office:value-type="float" office:value="3162226157" calcext:value-type="float">
            <text:p>3162226157</text:p>
          </table:table-cell>
          <table:table-cell table:formula="of:=IF([.F73]=&quot;&quot;;&quot;&quot;;[.F73]+[.G73])" office:value-type="float" office:value="1238471779" calcext:value-type="float">
            <text:p>1238471779</text:p>
          </table:table-cell>
          <table:table-cell table:formula="of:=IF([.I73]=&quot;&quot;;[.A73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461577055 3474442296 216835241</text:p>
          </table:table-cell>
          <table:table-cell table:formula="of:=ORG.LIBREOFFICE.REGEX([.A74];&quot;\D+\s&quot;;&quot;&quot;;&quot;g&quot;)" office:value-type="string" office:string-value="2461577055 3474442296 216835241" calcext:value-type="string">
            <text:p>2461577055 3474442296 216835241</text:p>
          </table:table-cell>
          <table:table-cell table:style-name="ce4" table:formula="of:=ORG.LIBREOFFICE.REGEX([.B74];&quot;\d&quot;;&quot;&quot;;&quot;g&quot;)" office:value-type="string" office:string-value="  " calcext:value-type="string">
            <text:p><text:s text:c="2"/></text:p>
          </table:table-cell>
          <table:table-cell table:formula="of:=IF([.B74]=&quot;map:&quot;;&quot;&quot;;LEN([.C74]))" office:value-type="float" office:value="2" calcext:value-type="float">
            <text:p>2</text:p>
          </table:table-cell>
          <table:table-cell table:style-name="ce5" table:formula="of:=IF([.D74]=2;ORG.LIBREOFFICE.REGEX([.B74];&quot;\d+&quot;;;1);&quot;&quot;)" office:value-type="string" office:string-value="2461577055" calcext:value-type="string">
            <text:p>2461577055</text:p>
          </table:table-cell>
          <table:table-cell table:formula="of:=IF([.D74]=2;ORG.LIBREOFFICE.REGEX([.B74];&quot;\d+&quot;;;2);&quot;&quot;)" office:value-type="string" office:string-value="3474442296" calcext:value-type="string">
            <text:p>3474442296</text:p>
          </table:table-cell>
          <table:table-cell table:formula="of:=IF([.D74]=2;ORG.LIBREOFFICE.REGEX([.B74];&quot;\d+&quot;;;3);&quot;&quot;)" office:value-type="string" office:string-value="216835241" calcext:value-type="string">
            <text:p>216835241</text:p>
          </table:table-cell>
          <table:table-cell table:formula="of:=IF([.E74]=&quot;&quot;;&quot;&quot;;[.E74]+[.G74])" office:value-type="float" office:value="2678412296" calcext:value-type="float">
            <text:p>2678412296</text:p>
          </table:table-cell>
          <table:table-cell table:formula="of:=IF([.F74]=&quot;&quot;;&quot;&quot;;[.F74]+[.G74])" office:value-type="float" office:value="3691277537" calcext:value-type="float">
            <text:p>3691277537</text:p>
          </table:table-cell>
          <table:table-cell table:formula="of:=IF([.I74]=&quot;&quot;;[.A74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787129181 3228888925 21340999</text:p>
          </table:table-cell>
          <table:table-cell table:formula="of:=ORG.LIBREOFFICE.REGEX([.A75];&quot;\D+\s&quot;;&quot;&quot;;&quot;g&quot;)" office:value-type="string" office:string-value="787129181 3228888925 21340999" calcext:value-type="string">
            <text:p>787129181 3228888925 21340999</text:p>
          </table:table-cell>
          <table:table-cell table:style-name="ce4" table:formula="of:=ORG.LIBREOFFICE.REGEX([.B75];&quot;\d&quot;;&quot;&quot;;&quot;g&quot;)" office:value-type="string" office:string-value="  " calcext:value-type="string">
            <text:p><text:s text:c="2"/></text:p>
          </table:table-cell>
          <table:table-cell table:formula="of:=IF([.B75]=&quot;map:&quot;;&quot;&quot;;LEN([.C75]))" office:value-type="float" office:value="2" calcext:value-type="float">
            <text:p>2</text:p>
          </table:table-cell>
          <table:table-cell table:style-name="ce5" table:formula="of:=IF([.D75]=2;ORG.LIBREOFFICE.REGEX([.B75];&quot;\d+&quot;;;1);&quot;&quot;)" office:value-type="string" office:string-value="787129181" calcext:value-type="string">
            <text:p>787129181</text:p>
          </table:table-cell>
          <table:table-cell table:formula="of:=IF([.D75]=2;ORG.LIBREOFFICE.REGEX([.B75];&quot;\d+&quot;;;2);&quot;&quot;)" office:value-type="string" office:string-value="3228888925" calcext:value-type="string">
            <text:p>3228888925</text:p>
          </table:table-cell>
          <table:table-cell table:formula="of:=IF([.D75]=2;ORG.LIBREOFFICE.REGEX([.B75];&quot;\d+&quot;;;3);&quot;&quot;)" office:value-type="string" office:string-value="21340999" calcext:value-type="string">
            <text:p>21340999</text:p>
          </table:table-cell>
          <table:table-cell table:formula="of:=IF([.E75]=&quot;&quot;;&quot;&quot;;[.E75]+[.G75])" office:value-type="float" office:value="808470180" calcext:value-type="float">
            <text:p>808470180</text:p>
          </table:table-cell>
          <table:table-cell table:formula="of:=IF([.F75]=&quot;&quot;;&quot;&quot;;[.F75]+[.G75])" office:value-type="float" office:value="3250229924" calcext:value-type="float">
            <text:p>3250229924</text:p>
          </table:table-cell>
          <table:table-cell table:formula="of:=IF([.I75]=&quot;&quot;;[.A75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595972117 3250229924 72640748</text:p>
          </table:table-cell>
          <table:table-cell table:formula="of:=ORG.LIBREOFFICE.REGEX([.A76];&quot;\D+\s&quot;;&quot;&quot;;&quot;g&quot;)" office:value-type="string" office:string-value="3595972117 3250229924 72640748" calcext:value-type="string">
            <text:p>3595972117 3250229924 72640748</text:p>
          </table:table-cell>
          <table:table-cell table:style-name="ce4" table:formula="of:=ORG.LIBREOFFICE.REGEX([.B76];&quot;\d&quot;;&quot;&quot;;&quot;g&quot;)" office:value-type="string" office:string-value="  " calcext:value-type="string">
            <text:p><text:s text:c="2"/></text:p>
          </table:table-cell>
          <table:table-cell table:formula="of:=IF([.B76]=&quot;map:&quot;;&quot;&quot;;LEN([.C76]))" office:value-type="float" office:value="2" calcext:value-type="float">
            <text:p>2</text:p>
          </table:table-cell>
          <table:table-cell table:style-name="ce5" table:formula="of:=IF([.D76]=2;ORG.LIBREOFFICE.REGEX([.B76];&quot;\d+&quot;;;1);&quot;&quot;)" office:value-type="string" office:string-value="3595972117" calcext:value-type="string">
            <text:p>3595972117</text:p>
          </table:table-cell>
          <table:table-cell table:formula="of:=IF([.D76]=2;ORG.LIBREOFFICE.REGEX([.B76];&quot;\d+&quot;;;2);&quot;&quot;)" office:value-type="string" office:string-value="3250229924" calcext:value-type="string">
            <text:p>3250229924</text:p>
          </table:table-cell>
          <table:table-cell table:formula="of:=IF([.D76]=2;ORG.LIBREOFFICE.REGEX([.B76];&quot;\d+&quot;;;3);&quot;&quot;)" office:value-type="string" office:string-value="72640748" calcext:value-type="string">
            <text:p>72640748</text:p>
          </table:table-cell>
          <table:table-cell table:formula="of:=IF([.E76]=&quot;&quot;;&quot;&quot;;[.E76]+[.G76])" office:value-type="float" office:value="3668612865" calcext:value-type="float">
            <text:p>3668612865</text:p>
          </table:table-cell>
          <table:table-cell table:formula="of:=IF([.F76]=&quot;&quot;;&quot;&quot;;[.F76]+[.G76])" office:value-type="float" office:value="3322870672" calcext:value-type="float">
            <text:p>3322870672</text:p>
          </table:table-cell>
          <table:table-cell table:formula="of:=IF([.I76]=&quot;&quot;;[.A76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838371810 2829410019 331355578</text:p>
          </table:table-cell>
          <table:table-cell table:formula="of:=ORG.LIBREOFFICE.REGEX([.A77];&quot;\D+\s&quot;;&quot;&quot;;&quot;g&quot;)" office:value-type="string" office:string-value="838371810 2829410019 331355578" calcext:value-type="string">
            <text:p>838371810 2829410019 331355578</text:p>
          </table:table-cell>
          <table:table-cell table:style-name="ce4" table:formula="of:=ORG.LIBREOFFICE.REGEX([.B77];&quot;\d&quot;;&quot;&quot;;&quot;g&quot;)" office:value-type="string" office:string-value="  " calcext:value-type="string">
            <text:p><text:s text:c="2"/></text:p>
          </table:table-cell>
          <table:table-cell table:formula="of:=IF([.B77]=&quot;map:&quot;;&quot;&quot;;LEN([.C77]))" office:value-type="float" office:value="2" calcext:value-type="float">
            <text:p>2</text:p>
          </table:table-cell>
          <table:table-cell table:style-name="ce5" table:formula="of:=IF([.D77]=2;ORG.LIBREOFFICE.REGEX([.B77];&quot;\d+&quot;;;1);&quot;&quot;)" office:value-type="string" office:string-value="838371810" calcext:value-type="string">
            <text:p>838371810</text:p>
          </table:table-cell>
          <table:table-cell table:formula="of:=IF([.D77]=2;ORG.LIBREOFFICE.REGEX([.B77];&quot;\d+&quot;;;2);&quot;&quot;)" office:value-type="string" office:string-value="2829410019" calcext:value-type="string">
            <text:p>2829410019</text:p>
          </table:table-cell>
          <table:table-cell table:formula="of:=IF([.D77]=2;ORG.LIBREOFFICE.REGEX([.B77];&quot;\d+&quot;;;3);&quot;&quot;)" office:value-type="string" office:string-value="331355578" calcext:value-type="string">
            <text:p>331355578</text:p>
          </table:table-cell>
          <table:table-cell table:formula="of:=IF([.E77]=&quot;&quot;;&quot;&quot;;[.E77]+[.G77])" office:value-type="float" office:value="1169727388" calcext:value-type="float">
            <text:p>1169727388</text:p>
          </table:table-cell>
          <table:table-cell table:formula="of:=IF([.F77]=&quot;&quot;;&quot;&quot;;[.F77]+[.G77])" office:value-type="float" office:value="3160765597" calcext:value-type="float">
            <text:p>3160765597</text:p>
          </table:table-cell>
          <table:table-cell table:formula="of:=IF([.I77]=&quot;&quot;;[.A77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425546961 4085967450 25713425</text:p>
          </table:table-cell>
          <table:table-cell table:formula="of:=ORG.LIBREOFFICE.REGEX([.A78];&quot;\D+\s&quot;;&quot;&quot;;&quot;g&quot;)" office:value-type="string" office:string-value="3425546961 4085967450 25713425" calcext:value-type="string">
            <text:p>3425546961 4085967450 25713425</text:p>
          </table:table-cell>
          <table:table-cell table:style-name="ce4" table:formula="of:=ORG.LIBREOFFICE.REGEX([.B78];&quot;\d&quot;;&quot;&quot;;&quot;g&quot;)" office:value-type="string" office:string-value="  " calcext:value-type="string">
            <text:p><text:s text:c="2"/></text:p>
          </table:table-cell>
          <table:table-cell table:formula="of:=IF([.B78]=&quot;map:&quot;;&quot;&quot;;LEN([.C78]))" office:value-type="float" office:value="2" calcext:value-type="float">
            <text:p>2</text:p>
          </table:table-cell>
          <table:table-cell table:style-name="ce5" table:formula="of:=IF([.D78]=2;ORG.LIBREOFFICE.REGEX([.B78];&quot;\d+&quot;;;1);&quot;&quot;)" office:value-type="string" office:string-value="3425546961" calcext:value-type="string">
            <text:p>3425546961</text:p>
          </table:table-cell>
          <table:table-cell table:formula="of:=IF([.D78]=2;ORG.LIBREOFFICE.REGEX([.B78];&quot;\d+&quot;;;2);&quot;&quot;)" office:value-type="string" office:string-value="4085967450" calcext:value-type="string">
            <text:p>4085967450</text:p>
          </table:table-cell>
          <table:table-cell table:formula="of:=IF([.D78]=2;ORG.LIBREOFFICE.REGEX([.B78];&quot;\d+&quot;;;3);&quot;&quot;)" office:value-type="string" office:string-value="25713425" calcext:value-type="string">
            <text:p>25713425</text:p>
          </table:table-cell>
          <table:table-cell table:formula="of:=IF([.E78]=&quot;&quot;;&quot;&quot;;[.E78]+[.G78])" office:value-type="float" office:value="3451260386" calcext:value-type="float">
            <text:p>3451260386</text:p>
          </table:table-cell>
          <table:table-cell table:formula="of:=IF([.F78]=&quot;&quot;;&quot;&quot;;[.F78]+[.G78])" office:value-type="float" office:value="4111680875" calcext:value-type="float">
            <text:p>4111680875</text:p>
          </table:table-cell>
          <table:table-cell table:formula="of:=IF([.I78]=&quot;&quot;;[.A78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657242395 1405499147 31936983</text:p>
          </table:table-cell>
          <table:table-cell table:formula="of:=ORG.LIBREOFFICE.REGEX([.A79];&quot;\D+\s&quot;;&quot;&quot;;&quot;g&quot;)" office:value-type="string" office:string-value="1657242395 1405499147 31936983" calcext:value-type="string">
            <text:p>1657242395 1405499147 31936983</text:p>
          </table:table-cell>
          <table:table-cell table:style-name="ce4" table:formula="of:=ORG.LIBREOFFICE.REGEX([.B79];&quot;\d&quot;;&quot;&quot;;&quot;g&quot;)" office:value-type="string" office:string-value="  " calcext:value-type="string">
            <text:p><text:s text:c="2"/></text:p>
          </table:table-cell>
          <table:table-cell table:formula="of:=IF([.B79]=&quot;map:&quot;;&quot;&quot;;LEN([.C79]))" office:value-type="float" office:value="2" calcext:value-type="float">
            <text:p>2</text:p>
          </table:table-cell>
          <table:table-cell table:style-name="ce5" table:formula="of:=IF([.D79]=2;ORG.LIBREOFFICE.REGEX([.B79];&quot;\d+&quot;;;1);&quot;&quot;)" office:value-type="string" office:string-value="1657242395" calcext:value-type="string">
            <text:p>1657242395</text:p>
          </table:table-cell>
          <table:table-cell table:formula="of:=IF([.D79]=2;ORG.LIBREOFFICE.REGEX([.B79];&quot;\d+&quot;;;2);&quot;&quot;)" office:value-type="string" office:string-value="1405499147" calcext:value-type="string">
            <text:p>1405499147</text:p>
          </table:table-cell>
          <table:table-cell table:formula="of:=IF([.D79]=2;ORG.LIBREOFFICE.REGEX([.B79];&quot;\d+&quot;;;3);&quot;&quot;)" office:value-type="string" office:string-value="31936983" calcext:value-type="string">
            <text:p>31936983</text:p>
          </table:table-cell>
          <table:table-cell table:formula="of:=IF([.E79]=&quot;&quot;;&quot;&quot;;[.E79]+[.G79])" office:value-type="float" office:value="1689179378" calcext:value-type="float">
            <text:p>1689179378</text:p>
          </table:table-cell>
          <table:table-cell table:formula="of:=IF([.F79]=&quot;&quot;;&quot;&quot;;[.F79]+[.G79])" office:value-type="float" office:value="1437436130" calcext:value-type="float">
            <text:p>1437436130</text:p>
          </table:table-cell>
          <table:table-cell table:formula="of:=IF([.I79]=&quot;&quot;;[.A79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708681589 4210880388 31812673</text:p>
          </table:table-cell>
          <table:table-cell table:formula="of:=ORG.LIBREOFFICE.REGEX([.A80];&quot;\D+\s&quot;;&quot;&quot;;&quot;g&quot;)" office:value-type="string" office:string-value="3708681589 4210880388 31812673" calcext:value-type="string">
            <text:p>3708681589 4210880388 31812673</text:p>
          </table:table-cell>
          <table:table-cell table:style-name="ce4" table:formula="of:=ORG.LIBREOFFICE.REGEX([.B80];&quot;\d&quot;;&quot;&quot;;&quot;g&quot;)" office:value-type="string" office:string-value="  " calcext:value-type="string">
            <text:p><text:s text:c="2"/></text:p>
          </table:table-cell>
          <table:table-cell table:formula="of:=IF([.B80]=&quot;map:&quot;;&quot;&quot;;LEN([.C80]))" office:value-type="float" office:value="2" calcext:value-type="float">
            <text:p>2</text:p>
          </table:table-cell>
          <table:table-cell table:style-name="ce5" table:formula="of:=IF([.D80]=2;ORG.LIBREOFFICE.REGEX([.B80];&quot;\d+&quot;;;1);&quot;&quot;)" office:value-type="string" office:string-value="3708681589" calcext:value-type="string">
            <text:p>3708681589</text:p>
          </table:table-cell>
          <table:table-cell table:formula="of:=IF([.D80]=2;ORG.LIBREOFFICE.REGEX([.B80];&quot;\d+&quot;;;2);&quot;&quot;)" office:value-type="string" office:string-value="4210880388" calcext:value-type="string">
            <text:p>4210880388</text:p>
          </table:table-cell>
          <table:table-cell table:formula="of:=IF([.D80]=2;ORG.LIBREOFFICE.REGEX([.B80];&quot;\d+&quot;;;3);&quot;&quot;)" office:value-type="string" office:string-value="31812673" calcext:value-type="string">
            <text:p>31812673</text:p>
          </table:table-cell>
          <table:table-cell table:formula="of:=IF([.E80]=&quot;&quot;;&quot;&quot;;[.E80]+[.G80])" office:value-type="float" office:value="3740494262" calcext:value-type="float">
            <text:p>3740494262</text:p>
          </table:table-cell>
          <table:table-cell table:formula="of:=IF([.F80]=&quot;&quot;;&quot;&quot;;[.F80]+[.G80])" office:value-type="float" office:value="4242693061" calcext:value-type="float">
            <text:p>4242693061</text:p>
          </table:table-cell>
          <table:table-cell table:formula="of:=IF([.I80]=&quot;&quot;;[.A80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756388124 4111680875 13546872</text:p>
          </table:table-cell>
          <table:table-cell table:formula="of:=ORG.LIBREOFFICE.REGEX([.A81];&quot;\D+\s&quot;;&quot;&quot;;&quot;g&quot;)" office:value-type="string" office:string-value="1756388124 4111680875 13546872" calcext:value-type="string">
            <text:p>1756388124 4111680875 13546872</text:p>
          </table:table-cell>
          <table:table-cell table:style-name="ce4" table:formula="of:=ORG.LIBREOFFICE.REGEX([.B81];&quot;\d&quot;;&quot;&quot;;&quot;g&quot;)" office:value-type="string" office:string-value="  " calcext:value-type="string">
            <text:p><text:s text:c="2"/></text:p>
          </table:table-cell>
          <table:table-cell table:formula="of:=IF([.B81]=&quot;map:&quot;;&quot;&quot;;LEN([.C81]))" office:value-type="float" office:value="2" calcext:value-type="float">
            <text:p>2</text:p>
          </table:table-cell>
          <table:table-cell table:style-name="ce5" table:formula="of:=IF([.D81]=2;ORG.LIBREOFFICE.REGEX([.B81];&quot;\d+&quot;;;1);&quot;&quot;)" office:value-type="string" office:string-value="1756388124" calcext:value-type="string">
            <text:p>1756388124</text:p>
          </table:table-cell>
          <table:table-cell table:formula="of:=IF([.D81]=2;ORG.LIBREOFFICE.REGEX([.B81];&quot;\d+&quot;;;2);&quot;&quot;)" office:value-type="string" office:string-value="4111680875" calcext:value-type="string">
            <text:p>4111680875</text:p>
          </table:table-cell>
          <table:table-cell table:formula="of:=IF([.D81]=2;ORG.LIBREOFFICE.REGEX([.B81];&quot;\d+&quot;;;3);&quot;&quot;)" office:value-type="string" office:string-value="13546872" calcext:value-type="string">
            <text:p>13546872</text:p>
          </table:table-cell>
          <table:table-cell table:formula="of:=IF([.E81]=&quot;&quot;;&quot;&quot;;[.E81]+[.G81])" office:value-type="float" office:value="1769934996" calcext:value-type="float">
            <text:p>1769934996</text:p>
          </table:table-cell>
          <table:table-cell table:formula="of:=IF([.F81]=&quot;&quot;;&quot;&quot;;[.F81]+[.G81])" office:value-type="float" office:value="4125227747" calcext:value-type="float">
            <text:p>4125227747</text:p>
          </table:table-cell>
          <table:table-cell table:formula="of:=IF([.I81]=&quot;&quot;;[.A81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169727388 1893134005 17936474</text:p>
          </table:table-cell>
          <table:table-cell table:formula="of:=ORG.LIBREOFFICE.REGEX([.A82];&quot;\D+\s&quot;;&quot;&quot;;&quot;g&quot;)" office:value-type="string" office:string-value="1169727388 1893134005 17936474" calcext:value-type="string">
            <text:p>1169727388 1893134005 17936474</text:p>
          </table:table-cell>
          <table:table-cell table:style-name="ce4" table:formula="of:=ORG.LIBREOFFICE.REGEX([.B82];&quot;\d&quot;;&quot;&quot;;&quot;g&quot;)" office:value-type="string" office:string-value="  " calcext:value-type="string">
            <text:p><text:s text:c="2"/></text:p>
          </table:table-cell>
          <table:table-cell table:formula="of:=IF([.B82]=&quot;map:&quot;;&quot;&quot;;LEN([.C82]))" office:value-type="float" office:value="2" calcext:value-type="float">
            <text:p>2</text:p>
          </table:table-cell>
          <table:table-cell table:style-name="ce5" table:formula="of:=IF([.D82]=2;ORG.LIBREOFFICE.REGEX([.B82];&quot;\d+&quot;;;1);&quot;&quot;)" office:value-type="string" office:string-value="1169727388" calcext:value-type="string">
            <text:p>1169727388</text:p>
          </table:table-cell>
          <table:table-cell table:formula="of:=IF([.D82]=2;ORG.LIBREOFFICE.REGEX([.B82];&quot;\d+&quot;;;2);&quot;&quot;)" office:value-type="string" office:string-value="1893134005" calcext:value-type="string">
            <text:p>1893134005</text:p>
          </table:table-cell>
          <table:table-cell table:formula="of:=IF([.D82]=2;ORG.LIBREOFFICE.REGEX([.B82];&quot;\d+&quot;;;3);&quot;&quot;)" office:value-type="string" office:string-value="17936474" calcext:value-type="string">
            <text:p>17936474</text:p>
          </table:table-cell>
          <table:table-cell table:formula="of:=IF([.E82]=&quot;&quot;;&quot;&quot;;[.E82]+[.G82])" office:value-type="float" office:value="1187663862" calcext:value-type="float">
            <text:p>1187663862</text:p>
          </table:table-cell>
          <table:table-cell table:formula="of:=IF([.F82]=&quot;&quot;;&quot;&quot;;[.F82]+[.G82])" office:value-type="float" office:value="1911070479" calcext:value-type="float">
            <text:p>1911070479</text:p>
          </table:table-cell>
          <table:table-cell table:formula="of:=IF([.I82]=&quot;&quot;;[.A82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392350551 4016740946 69226504</text:p>
          </table:table-cell>
          <table:table-cell table:formula="of:=ORG.LIBREOFFICE.REGEX([.A83];&quot;\D+\s&quot;;&quot;&quot;;&quot;g&quot;)" office:value-type="string" office:string-value="2392350551 4016740946 69226504" calcext:value-type="string">
            <text:p>2392350551 4016740946 69226504</text:p>
          </table:table-cell>
          <table:table-cell table:style-name="ce4" table:formula="of:=ORG.LIBREOFFICE.REGEX([.B83];&quot;\d&quot;;&quot;&quot;;&quot;g&quot;)" office:value-type="string" office:string-value="  " calcext:value-type="string">
            <text:p><text:s text:c="2"/></text:p>
          </table:table-cell>
          <table:table-cell table:formula="of:=IF([.B83]=&quot;map:&quot;;&quot;&quot;;LEN([.C83]))" office:value-type="float" office:value="2" calcext:value-type="float">
            <text:p>2</text:p>
          </table:table-cell>
          <table:table-cell table:style-name="ce5" table:formula="of:=IF([.D83]=2;ORG.LIBREOFFICE.REGEX([.B83];&quot;\d+&quot;;;1);&quot;&quot;)" office:value-type="string" office:string-value="2392350551" calcext:value-type="string">
            <text:p>2392350551</text:p>
          </table:table-cell>
          <table:table-cell table:formula="of:=IF([.D83]=2;ORG.LIBREOFFICE.REGEX([.B83];&quot;\d+&quot;;;2);&quot;&quot;)" office:value-type="string" office:string-value="4016740946" calcext:value-type="string">
            <text:p>4016740946</text:p>
          </table:table-cell>
          <table:table-cell table:formula="of:=IF([.D83]=2;ORG.LIBREOFFICE.REGEX([.B83];&quot;\d+&quot;;;3);&quot;&quot;)" office:value-type="string" office:string-value="69226504" calcext:value-type="string">
            <text:p>69226504</text:p>
          </table:table-cell>
          <table:table-cell table:formula="of:=IF([.E83]=&quot;&quot;;&quot;&quot;;[.E83]+[.G83])" office:value-type="float" office:value="2461577055" calcext:value-type="float">
            <text:p>2461577055</text:p>
          </table:table-cell>
          <table:table-cell table:formula="of:=IF([.F83]=&quot;&quot;;&quot;&quot;;[.F83]+[.G83])" office:value-type="float" office:value="4085967450" calcext:value-type="float">
            <text:p>4085967450</text:p>
          </table:table-cell>
          <table:table-cell table:formula="of:=IF([.I83]=&quot;&quot;;[.A83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808470180 1826926664 21370712</text:p>
          </table:table-cell>
          <table:table-cell table:formula="of:=ORG.LIBREOFFICE.REGEX([.A84];&quot;\D+\s&quot;;&quot;&quot;;&quot;g&quot;)" office:value-type="string" office:string-value="808470180 1826926664 21370712" calcext:value-type="string">
            <text:p>808470180 1826926664 21370712</text:p>
          </table:table-cell>
          <table:table-cell table:style-name="ce4" table:formula="of:=ORG.LIBREOFFICE.REGEX([.B84];&quot;\d&quot;;&quot;&quot;;&quot;g&quot;)" office:value-type="string" office:string-value="  " calcext:value-type="string">
            <text:p><text:s text:c="2"/></text:p>
          </table:table-cell>
          <table:table-cell table:formula="of:=IF([.B84]=&quot;map:&quot;;&quot;&quot;;LEN([.C84]))" office:value-type="float" office:value="2" calcext:value-type="float">
            <text:p>2</text:p>
          </table:table-cell>
          <table:table-cell table:style-name="ce5" table:formula="of:=IF([.D84]=2;ORG.LIBREOFFICE.REGEX([.B84];&quot;\d+&quot;;;1);&quot;&quot;)" office:value-type="string" office:string-value="808470180" calcext:value-type="string">
            <text:p>808470180</text:p>
          </table:table-cell>
          <table:table-cell table:formula="of:=IF([.D84]=2;ORG.LIBREOFFICE.REGEX([.B84];&quot;\d+&quot;;;2);&quot;&quot;)" office:value-type="string" office:string-value="1826926664" calcext:value-type="string">
            <text:p>1826926664</text:p>
          </table:table-cell>
          <table:table-cell table:formula="of:=IF([.D84]=2;ORG.LIBREOFFICE.REGEX([.B84];&quot;\d+&quot;;;3);&quot;&quot;)" office:value-type="string" office:string-value="21370712" calcext:value-type="string">
            <text:p>21370712</text:p>
          </table:table-cell>
          <table:table-cell table:formula="of:=IF([.E84]=&quot;&quot;;&quot;&quot;;[.E84]+[.G84])" office:value-type="float" office:value="829840892" calcext:value-type="float">
            <text:p>829840892</text:p>
          </table:table-cell>
          <table:table-cell table:formula="of:=IF([.F84]=&quot;&quot;;&quot;&quot;;[.F84]+[.G84])" office:value-type="float" office:value="1848297376" calcext:value-type="float">
            <text:p>1848297376</text:p>
          </table:table-cell>
          <table:table-cell table:formula="of:=IF([.I84]=&quot;&quot;;[.A84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18943670 379920251 190546399</text:p>
          </table:table-cell>
          <table:table-cell table:formula="of:=ORG.LIBREOFFICE.REGEX([.A85];&quot;\D+\s&quot;;&quot;&quot;;&quot;g&quot;)" office:value-type="string" office:string-value="218943670 379920251 190546399" calcext:value-type="string">
            <text:p>218943670 379920251 190546399</text:p>
          </table:table-cell>
          <table:table-cell table:style-name="ce4" table:formula="of:=ORG.LIBREOFFICE.REGEX([.B85];&quot;\d&quot;;&quot;&quot;;&quot;g&quot;)" office:value-type="string" office:string-value="  " calcext:value-type="string">
            <text:p><text:s text:c="2"/></text:p>
          </table:table-cell>
          <table:table-cell table:formula="of:=IF([.B85]=&quot;map:&quot;;&quot;&quot;;LEN([.C85]))" office:value-type="float" office:value="2" calcext:value-type="float">
            <text:p>2</text:p>
          </table:table-cell>
          <table:table-cell table:style-name="ce5" table:formula="of:=IF([.D85]=2;ORG.LIBREOFFICE.REGEX([.B85];&quot;\d+&quot;;;1);&quot;&quot;)" office:value-type="string" office:string-value="218943670" calcext:value-type="string">
            <text:p>218943670</text:p>
          </table:table-cell>
          <table:table-cell table:formula="of:=IF([.D85]=2;ORG.LIBREOFFICE.REGEX([.B85];&quot;\d+&quot;;;2);&quot;&quot;)" office:value-type="string" office:string-value="379920251" calcext:value-type="string">
            <text:p>379920251</text:p>
          </table:table-cell>
          <table:table-cell table:formula="of:=IF([.D85]=2;ORG.LIBREOFFICE.REGEX([.B85];&quot;\d+&quot;;;3);&quot;&quot;)" office:value-type="string" office:string-value="190546399" calcext:value-type="string">
            <text:p>190546399</text:p>
          </table:table-cell>
          <table:table-cell table:formula="of:=IF([.E85]=&quot;&quot;;&quot;&quot;;[.E85]+[.G85])" office:value-type="float" office:value="409490069" calcext:value-type="float">
            <text:p>409490069</text:p>
          </table:table-cell>
          <table:table-cell table:formula="of:=IF([.F85]=&quot;&quot;;&quot;&quot;;[.F85]+[.G85])" office:value-type="float" office:value="570466650" calcext:value-type="float">
            <text:p>570466650</text:p>
          </table:table-cell>
          <table:table-cell table:formula="of:=IF([.I85]=&quot;&quot;;[.A85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14721347 375697928 4222323</text:p>
          </table:table-cell>
          <table:table-cell table:formula="of:=ORG.LIBREOFFICE.REGEX([.A86];&quot;\D+\s&quot;;&quot;&quot;;&quot;g&quot;)" office:value-type="string" office:string-value="214721347 375697928 4222323" calcext:value-type="string">
            <text:p>214721347 375697928 4222323</text:p>
          </table:table-cell>
          <table:table-cell table:style-name="ce4" table:formula="of:=ORG.LIBREOFFICE.REGEX([.B86];&quot;\d&quot;;&quot;&quot;;&quot;g&quot;)" office:value-type="string" office:string-value="  " calcext:value-type="string">
            <text:p><text:s text:c="2"/></text:p>
          </table:table-cell>
          <table:table-cell table:formula="of:=IF([.B86]=&quot;map:&quot;;&quot;&quot;;LEN([.C86]))" office:value-type="float" office:value="2" calcext:value-type="float">
            <text:p>2</text:p>
          </table:table-cell>
          <table:table-cell table:style-name="ce5" table:formula="of:=IF([.D86]=2;ORG.LIBREOFFICE.REGEX([.B86];&quot;\d+&quot;;;1);&quot;&quot;)" office:value-type="string" office:string-value="214721347" calcext:value-type="string">
            <text:p>214721347</text:p>
          </table:table-cell>
          <table:table-cell table:formula="of:=IF([.D86]=2;ORG.LIBREOFFICE.REGEX([.B86];&quot;\d+&quot;;;2);&quot;&quot;)" office:value-type="string" office:string-value="375697928" calcext:value-type="string">
            <text:p>375697928</text:p>
          </table:table-cell>
          <table:table-cell table:formula="of:=IF([.D86]=2;ORG.LIBREOFFICE.REGEX([.B86];&quot;\d+&quot;;;3);&quot;&quot;)" office:value-type="string" office:string-value="4222323" calcext:value-type="string">
            <text:p>4222323</text:p>
          </table:table-cell>
          <table:table-cell table:formula="of:=IF([.E86]=&quot;&quot;;&quot;&quot;;[.E86]+[.G86])" office:value-type="float" office:value="218943670" calcext:value-type="float">
            <text:p>218943670</text:p>
          </table:table-cell>
          <table:table-cell table:formula="of:=IF([.F86]=&quot;&quot;;&quot;&quot;;[.F86]+[.G86])" office:value-type="float" office:value="379920251" calcext:value-type="float">
            <text:p>379920251</text:p>
          </table:table-cell>
          <table:table-cell table:formula="of:=IF([.I86]=&quot;&quot;;[.A86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769934996 1814337867 12588797</text:p>
          </table:table-cell>
          <table:table-cell table:formula="of:=ORG.LIBREOFFICE.REGEX([.A87];&quot;\D+\s&quot;;&quot;&quot;;&quot;g&quot;)" office:value-type="string" office:string-value="1769934996 1814337867 12588797" calcext:value-type="string">
            <text:p>1769934996 1814337867 12588797</text:p>
          </table:table-cell>
          <table:table-cell table:style-name="ce4" table:formula="of:=ORG.LIBREOFFICE.REGEX([.B87];&quot;\d&quot;;&quot;&quot;;&quot;g&quot;)" office:value-type="string" office:string-value="  " calcext:value-type="string">
            <text:p><text:s text:c="2"/></text:p>
          </table:table-cell>
          <table:table-cell table:formula="of:=IF([.B87]=&quot;map:&quot;;&quot;&quot;;LEN([.C87]))" office:value-type="float" office:value="2" calcext:value-type="float">
            <text:p>2</text:p>
          </table:table-cell>
          <table:table-cell table:style-name="ce5" table:formula="of:=IF([.D87]=2;ORG.LIBREOFFICE.REGEX([.B87];&quot;\d+&quot;;;1);&quot;&quot;)" office:value-type="string" office:string-value="1769934996" calcext:value-type="string">
            <text:p>1769934996</text:p>
          </table:table-cell>
          <table:table-cell table:formula="of:=IF([.D87]=2;ORG.LIBREOFFICE.REGEX([.B87];&quot;\d+&quot;;;2);&quot;&quot;)" office:value-type="string" office:string-value="1814337867" calcext:value-type="string">
            <text:p>1814337867</text:p>
          </table:table-cell>
          <table:table-cell table:formula="of:=IF([.D87]=2;ORG.LIBREOFFICE.REGEX([.B87];&quot;\d+&quot;;;3);&quot;&quot;)" office:value-type="string" office:string-value="12588797" calcext:value-type="string">
            <text:p>12588797</text:p>
          </table:table-cell>
          <table:table-cell table:formula="of:=IF([.E87]=&quot;&quot;;&quot;&quot;;[.E87]+[.G87])" office:value-type="float" office:value="1782523793" calcext:value-type="float">
            <text:p>1782523793</text:p>
          </table:table-cell>
          <table:table-cell table:formula="of:=IF([.F87]=&quot;&quot;;&quot;&quot;;[.F87]+[.G87])" office:value-type="float" office:value="1826926664" calcext:value-type="float">
            <text:p>1826926664</text:p>
          </table:table-cell>
          <table:table-cell table:formula="of:=IF([.I87]=&quot;&quot;;[.A87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ater-to-light map:</text:p>
          </table:table-cell>
          <table:table-cell table:formula="of:=ORG.LIBREOFFICE.REGEX([.A88];&quot;\D+\s&quot;;&quot;&quot;;&quot;g&quot;)" office:value-type="string" office:string-value="map:" calcext:value-type="string">
            <text:p>map:</text:p>
          </table:table-cell>
          <table:table-cell table:style-name="ce4" table:formula="of:=ORG.LIBREOFFICE.REGEX([.B88];&quot;\d&quot;;&quot;&quot;;&quot;g&quot;)" office:value-type="string" office:string-value="map:" calcext:value-type="string">
            <text:p>map:</text:p>
          </table:table-cell>
          <table:table-cell table:formula="of:=IF([.B88]=&quot;map:&quot;;&quot;&quot;;LEN([.C88]))">
            <text:p/>
          </table:table-cell>
          <table:table-cell table:style-name="ce5" table:formula="of:=IF([.D88]=2;ORG.LIBREOFFICE.REGEX([.B88];&quot;\d+&quot;;;1);&quot;&quot;)">
            <text:p/>
          </table:table-cell>
          <table:table-cell table:formula="of:=IF([.D88]=2;ORG.LIBREOFFICE.REGEX([.B88];&quot;\d+&quot;;;2);&quot;&quot;)">
            <text:p/>
          </table:table-cell>
          <table:table-cell table:formula="of:=IF([.D88]=2;ORG.LIBREOFFICE.REGEX([.B88];&quot;\d+&quot;;;3);&quot;&quot;)">
            <text:p/>
          </table:table-cell>
          <table:table-cell table:formula="of:=IF([.E88]=&quot;&quot;;&quot;&quot;;[.E88]+[.G88])">
            <text:p/>
          </table:table-cell>
          <table:table-cell table:formula="of:=IF([.F88]=&quot;&quot;;&quot;&quot;;[.F88]+[.G88])">
            <text:p/>
          </table:table-cell>
          <table:table-cell table:formula="of:=IF([.I88]=&quot;&quot;;[.A88];&quot;&quot;)" office:value-type="string" office:string-value="water-to-light map:" calcext:value-type="string">
            <text:p>water-to-light map: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411019791 3038265544 83843899</text:p>
          </table:table-cell>
          <table:table-cell table:formula="of:=ORG.LIBREOFFICE.REGEX([.A89];&quot;\D+\s&quot;;&quot;&quot;;&quot;g&quot;)" office:value-type="string" office:string-value="3411019791 3038265544 83843899" calcext:value-type="string">
            <text:p>3411019791 3038265544 83843899</text:p>
          </table:table-cell>
          <table:table-cell table:style-name="ce4" table:formula="of:=ORG.LIBREOFFICE.REGEX([.B89];&quot;\d&quot;;&quot;&quot;;&quot;g&quot;)" office:value-type="string" office:string-value="  " calcext:value-type="string">
            <text:p><text:s text:c="2"/></text:p>
          </table:table-cell>
          <table:table-cell table:formula="of:=IF([.B89]=&quot;map:&quot;;&quot;&quot;;LEN([.C89]))" office:value-type="float" office:value="2" calcext:value-type="float">
            <text:p>2</text:p>
          </table:table-cell>
          <table:table-cell table:style-name="ce5" table:formula="of:=IF([.D89]=2;ORG.LIBREOFFICE.REGEX([.B89];&quot;\d+&quot;;;1);&quot;&quot;)" office:value-type="string" office:string-value="3411019791" calcext:value-type="string">
            <text:p>3411019791</text:p>
          </table:table-cell>
          <table:table-cell table:formula="of:=IF([.D89]=2;ORG.LIBREOFFICE.REGEX([.B89];&quot;\d+&quot;;;2);&quot;&quot;)" office:value-type="string" office:string-value="3038265544" calcext:value-type="string">
            <text:p>3038265544</text:p>
          </table:table-cell>
          <table:table-cell table:formula="of:=IF([.D89]=2;ORG.LIBREOFFICE.REGEX([.B89];&quot;\d+&quot;;;3);&quot;&quot;)" office:value-type="string" office:string-value="83843899" calcext:value-type="string">
            <text:p>83843899</text:p>
          </table:table-cell>
          <table:table-cell table:formula="of:=IF([.E89]=&quot;&quot;;&quot;&quot;;[.E89]+[.G89])" office:value-type="float" office:value="3494863690" calcext:value-type="float">
            <text:p>3494863690</text:p>
          </table:table-cell>
          <table:table-cell table:formula="of:=IF([.F89]=&quot;&quot;;&quot;&quot;;[.F89]+[.G89])" office:value-type="float" office:value="3122109443" calcext:value-type="float">
            <text:p>3122109443</text:p>
          </table:table-cell>
          <table:table-cell table:formula="of:=IF([.I89]=&quot;&quot;;[.A89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902872961 1862724448 39203216</text:p>
          </table:table-cell>
          <table:table-cell table:formula="of:=ORG.LIBREOFFICE.REGEX([.A90];&quot;\D+\s&quot;;&quot;&quot;;&quot;g&quot;)" office:value-type="string" office:string-value="1902872961 1862724448 39203216" calcext:value-type="string">
            <text:p>1902872961 1862724448 39203216</text:p>
          </table:table-cell>
          <table:table-cell table:style-name="ce4" table:formula="of:=ORG.LIBREOFFICE.REGEX([.B90];&quot;\d&quot;;&quot;&quot;;&quot;g&quot;)" office:value-type="string" office:string-value="  " calcext:value-type="string">
            <text:p><text:s text:c="2"/></text:p>
          </table:table-cell>
          <table:table-cell table:formula="of:=IF([.B90]=&quot;map:&quot;;&quot;&quot;;LEN([.C90]))" office:value-type="float" office:value="2" calcext:value-type="float">
            <text:p>2</text:p>
          </table:table-cell>
          <table:table-cell table:style-name="ce5" table:formula="of:=IF([.D90]=2;ORG.LIBREOFFICE.REGEX([.B90];&quot;\d+&quot;;;1);&quot;&quot;)" office:value-type="string" office:string-value="1902872961" calcext:value-type="string">
            <text:p>1902872961</text:p>
          </table:table-cell>
          <table:table-cell table:formula="of:=IF([.D90]=2;ORG.LIBREOFFICE.REGEX([.B90];&quot;\d+&quot;;;2);&quot;&quot;)" office:value-type="string" office:string-value="1862724448" calcext:value-type="string">
            <text:p>1862724448</text:p>
          </table:table-cell>
          <table:table-cell table:formula="of:=IF([.D90]=2;ORG.LIBREOFFICE.REGEX([.B90];&quot;\d+&quot;;;3);&quot;&quot;)" office:value-type="string" office:string-value="39203216" calcext:value-type="string">
            <text:p>39203216</text:p>
          </table:table-cell>
          <table:table-cell table:formula="of:=IF([.E90]=&quot;&quot;;&quot;&quot;;[.E90]+[.G90])" office:value-type="float" office:value="1942076177" calcext:value-type="float">
            <text:p>1942076177</text:p>
          </table:table-cell>
          <table:table-cell table:formula="of:=IF([.F90]=&quot;&quot;;&quot;&quot;;[.F90]+[.G90])" office:value-type="float" office:value="1901927664" calcext:value-type="float">
            <text:p>1901927664</text:p>
          </table:table-cell>
          <table:table-cell table:formula="of:=IF([.I90]=&quot;&quot;;[.A90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968365807 2753393749 138464731</text:p>
          </table:table-cell>
          <table:table-cell table:formula="of:=ORG.LIBREOFFICE.REGEX([.A91];&quot;\D+\s&quot;;&quot;&quot;;&quot;g&quot;)" office:value-type="string" office:string-value="3968365807 2753393749 138464731" calcext:value-type="string">
            <text:p>3968365807 2753393749 138464731</text:p>
          </table:table-cell>
          <table:table-cell table:style-name="ce4" table:formula="of:=ORG.LIBREOFFICE.REGEX([.B91];&quot;\d&quot;;&quot;&quot;;&quot;g&quot;)" office:value-type="string" office:string-value="  " calcext:value-type="string">
            <text:p><text:s text:c="2"/></text:p>
          </table:table-cell>
          <table:table-cell table:formula="of:=IF([.B91]=&quot;map:&quot;;&quot;&quot;;LEN([.C91]))" office:value-type="float" office:value="2" calcext:value-type="float">
            <text:p>2</text:p>
          </table:table-cell>
          <table:table-cell table:style-name="ce5" table:formula="of:=IF([.D91]=2;ORG.LIBREOFFICE.REGEX([.B91];&quot;\d+&quot;;;1);&quot;&quot;)" office:value-type="string" office:string-value="3968365807" calcext:value-type="string">
            <text:p>3968365807</text:p>
          </table:table-cell>
          <table:table-cell table:formula="of:=IF([.D91]=2;ORG.LIBREOFFICE.REGEX([.B91];&quot;\d+&quot;;;2);&quot;&quot;)" office:value-type="string" office:string-value="2753393749" calcext:value-type="string">
            <text:p>2753393749</text:p>
          </table:table-cell>
          <table:table-cell table:formula="of:=IF([.D91]=2;ORG.LIBREOFFICE.REGEX([.B91];&quot;\d+&quot;;;3);&quot;&quot;)" office:value-type="string" office:string-value="138464731" calcext:value-type="string">
            <text:p>138464731</text:p>
          </table:table-cell>
          <table:table-cell table:formula="of:=IF([.E91]=&quot;&quot;;&quot;&quot;;[.E91]+[.G91])" office:value-type="float" office:value="4106830538" calcext:value-type="float">
            <text:p>4106830538</text:p>
          </table:table-cell>
          <table:table-cell table:formula="of:=IF([.F91]=&quot;&quot;;&quot;&quot;;[.F91]+[.G91])" office:value-type="float" office:value="2891858480" calcext:value-type="float">
            <text:p>2891858480</text:p>
          </table:table-cell>
          <table:table-cell table:formula="of:=IF([.I91]=&quot;&quot;;[.A91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729762115 1614300400 173110846</text:p>
          </table:table-cell>
          <table:table-cell table:formula="of:=ORG.LIBREOFFICE.REGEX([.A92];&quot;\D+\s&quot;;&quot;&quot;;&quot;g&quot;)" office:value-type="string" office:string-value="1729762115 1614300400 173110846" calcext:value-type="string">
            <text:p>1729762115 1614300400 173110846</text:p>
          </table:table-cell>
          <table:table-cell table:style-name="ce4" table:formula="of:=ORG.LIBREOFFICE.REGEX([.B92];&quot;\d&quot;;&quot;&quot;;&quot;g&quot;)" office:value-type="string" office:string-value="  " calcext:value-type="string">
            <text:p><text:s text:c="2"/></text:p>
          </table:table-cell>
          <table:table-cell table:formula="of:=IF([.B92]=&quot;map:&quot;;&quot;&quot;;LEN([.C92]))" office:value-type="float" office:value="2" calcext:value-type="float">
            <text:p>2</text:p>
          </table:table-cell>
          <table:table-cell table:style-name="ce5" table:formula="of:=IF([.D92]=2;ORG.LIBREOFFICE.REGEX([.B92];&quot;\d+&quot;;;1);&quot;&quot;)" office:value-type="string" office:string-value="1729762115" calcext:value-type="string">
            <text:p>1729762115</text:p>
          </table:table-cell>
          <table:table-cell table:formula="of:=IF([.D92]=2;ORG.LIBREOFFICE.REGEX([.B92];&quot;\d+&quot;;;2);&quot;&quot;)" office:value-type="string" office:string-value="1614300400" calcext:value-type="string">
            <text:p>1614300400</text:p>
          </table:table-cell>
          <table:table-cell table:formula="of:=IF([.D92]=2;ORG.LIBREOFFICE.REGEX([.B92];&quot;\d+&quot;;;3);&quot;&quot;)" office:value-type="string" office:string-value="173110846" calcext:value-type="string">
            <text:p>173110846</text:p>
          </table:table-cell>
          <table:table-cell table:formula="of:=IF([.E92]=&quot;&quot;;&quot;&quot;;[.E92]+[.G92])" office:value-type="float" office:value="1902872961" calcext:value-type="float">
            <text:p>1902872961</text:p>
          </table:table-cell>
          <table:table-cell table:formula="of:=IF([.F92]=&quot;&quot;;&quot;&quot;;[.F92]+[.G92])" office:value-type="float" office:value="1787411246" calcext:value-type="float">
            <text:p>1787411246</text:p>
          </table:table-cell>
          <table:table-cell table:formula="of:=IF([.I92]=&quot;&quot;;[.A92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494863690 3122109443 473502117</text:p>
          </table:table-cell>
          <table:table-cell table:formula="of:=ORG.LIBREOFFICE.REGEX([.A93];&quot;\D+\s&quot;;&quot;&quot;;&quot;g&quot;)" office:value-type="string" office:string-value="3494863690 3122109443 473502117" calcext:value-type="string">
            <text:p>3494863690 3122109443 473502117</text:p>
          </table:table-cell>
          <table:table-cell table:style-name="ce4" table:formula="of:=ORG.LIBREOFFICE.REGEX([.B93];&quot;\d&quot;;&quot;&quot;;&quot;g&quot;)" office:value-type="string" office:string-value="  " calcext:value-type="string">
            <text:p><text:s text:c="2"/></text:p>
          </table:table-cell>
          <table:table-cell table:formula="of:=IF([.B93]=&quot;map:&quot;;&quot;&quot;;LEN([.C93]))" office:value-type="float" office:value="2" calcext:value-type="float">
            <text:p>2</text:p>
          </table:table-cell>
          <table:table-cell table:style-name="ce5" table:formula="of:=IF([.D93]=2;ORG.LIBREOFFICE.REGEX([.B93];&quot;\d+&quot;;;1);&quot;&quot;)" office:value-type="string" office:string-value="3494863690" calcext:value-type="string">
            <text:p>3494863690</text:p>
          </table:table-cell>
          <table:table-cell table:formula="of:=IF([.D93]=2;ORG.LIBREOFFICE.REGEX([.B93];&quot;\d+&quot;;;2);&quot;&quot;)" office:value-type="string" office:string-value="3122109443" calcext:value-type="string">
            <text:p>3122109443</text:p>
          </table:table-cell>
          <table:table-cell table:formula="of:=IF([.D93]=2;ORG.LIBREOFFICE.REGEX([.B93];&quot;\d+&quot;;;3);&quot;&quot;)" office:value-type="string" office:string-value="473502117" calcext:value-type="string">
            <text:p>473502117</text:p>
          </table:table-cell>
          <table:table-cell table:formula="of:=IF([.E93]=&quot;&quot;;&quot;&quot;;[.E93]+[.G93])" office:value-type="float" office:value="3968365807" calcext:value-type="float">
            <text:p>3968365807</text:p>
          </table:table-cell>
          <table:table-cell table:formula="of:=IF([.F93]=&quot;&quot;;&quot;&quot;;[.F93]+[.G93])" office:value-type="float" office:value="3595611560" calcext:value-type="float">
            <text:p>3595611560</text:p>
          </table:table-cell>
          <table:table-cell table:formula="of:=IF([.I93]=&quot;&quot;;[.A93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423365393 445887946 9248183</text:p>
          </table:table-cell>
          <table:table-cell table:formula="of:=ORG.LIBREOFFICE.REGEX([.A94];&quot;\D+\s&quot;;&quot;&quot;;&quot;g&quot;)" office:value-type="string" office:string-value="423365393 445887946 9248183" calcext:value-type="string">
            <text:p>423365393 445887946 9248183</text:p>
          </table:table-cell>
          <table:table-cell table:style-name="ce4" table:formula="of:=ORG.LIBREOFFICE.REGEX([.B94];&quot;\d&quot;;&quot;&quot;;&quot;g&quot;)" office:value-type="string" office:string-value="  " calcext:value-type="string">
            <text:p><text:s text:c="2"/></text:p>
          </table:table-cell>
          <table:table-cell table:formula="of:=IF([.B94]=&quot;map:&quot;;&quot;&quot;;LEN([.C94]))" office:value-type="float" office:value="2" calcext:value-type="float">
            <text:p>2</text:p>
          </table:table-cell>
          <table:table-cell table:style-name="ce5" table:formula="of:=IF([.D94]=2;ORG.LIBREOFFICE.REGEX([.B94];&quot;\d+&quot;;;1);&quot;&quot;)" office:value-type="string" office:string-value="423365393" calcext:value-type="string">
            <text:p>423365393</text:p>
          </table:table-cell>
          <table:table-cell table:formula="of:=IF([.D94]=2;ORG.LIBREOFFICE.REGEX([.B94];&quot;\d+&quot;;;2);&quot;&quot;)" office:value-type="string" office:string-value="445887946" calcext:value-type="string">
            <text:p>445887946</text:p>
          </table:table-cell>
          <table:table-cell table:formula="of:=IF([.D94]=2;ORG.LIBREOFFICE.REGEX([.B94];&quot;\d+&quot;;;3);&quot;&quot;)" office:value-type="string" office:string-value="9248183" calcext:value-type="string">
            <text:p>9248183</text:p>
          </table:table-cell>
          <table:table-cell table:formula="of:=IF([.E94]=&quot;&quot;;&quot;&quot;;[.E94]+[.G94])" office:value-type="float" office:value="432613576" calcext:value-type="float">
            <text:p>432613576</text:p>
          </table:table-cell>
          <table:table-cell table:formula="of:=IF([.F94]=&quot;&quot;;&quot;&quot;;[.F94]+[.G94])" office:value-type="float" office:value="455136129" calcext:value-type="float">
            <text:p>455136129</text:p>
          </table:table-cell>
          <table:table-cell table:formula="of:=IF([.I94]=&quot;&quot;;[.A94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869853730 3595611560 11542547</text:p>
          </table:table-cell>
          <table:table-cell table:formula="of:=ORG.LIBREOFFICE.REGEX([.A95];&quot;\D+\s&quot;;&quot;&quot;;&quot;g&quot;)" office:value-type="string" office:string-value="2869853730 3595611560 11542547" calcext:value-type="string">
            <text:p>2869853730 3595611560 11542547</text:p>
          </table:table-cell>
          <table:table-cell table:style-name="ce4" table:formula="of:=ORG.LIBREOFFICE.REGEX([.B95];&quot;\d&quot;;&quot;&quot;;&quot;g&quot;)" office:value-type="string" office:string-value="  " calcext:value-type="string">
            <text:p><text:s text:c="2"/></text:p>
          </table:table-cell>
          <table:table-cell table:formula="of:=IF([.B95]=&quot;map:&quot;;&quot;&quot;;LEN([.C95]))" office:value-type="float" office:value="2" calcext:value-type="float">
            <text:p>2</text:p>
          </table:table-cell>
          <table:table-cell table:style-name="ce5" table:formula="of:=IF([.D95]=2;ORG.LIBREOFFICE.REGEX([.B95];&quot;\d+&quot;;;1);&quot;&quot;)" office:value-type="string" office:string-value="2869853730" calcext:value-type="string">
            <text:p>2869853730</text:p>
          </table:table-cell>
          <table:table-cell table:formula="of:=IF([.D95]=2;ORG.LIBREOFFICE.REGEX([.B95];&quot;\d+&quot;;;2);&quot;&quot;)" office:value-type="string" office:string-value="3595611560" calcext:value-type="string">
            <text:p>3595611560</text:p>
          </table:table-cell>
          <table:table-cell table:formula="of:=IF([.D95]=2;ORG.LIBREOFFICE.REGEX([.B95];&quot;\d+&quot;;;3);&quot;&quot;)" office:value-type="string" office:string-value="11542547" calcext:value-type="string">
            <text:p>11542547</text:p>
          </table:table-cell>
          <table:table-cell table:formula="of:=IF([.E95]=&quot;&quot;;&quot;&quot;;[.E95]+[.G95])" office:value-type="float" office:value="2881396277" calcext:value-type="float">
            <text:p>2881396277</text:p>
          </table:table-cell>
          <table:table-cell table:formula="of:=IF([.F95]=&quot;&quot;;&quot;&quot;;[.F95]+[.G95])" office:value-type="float" office:value="3607154107" calcext:value-type="float">
            <text:p>3607154107</text:p>
          </table:table-cell>
          <table:table-cell table:formula="of:=IF([.I95]=&quot;&quot;;[.A95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910597576 2054510840 169422772</text:p>
          </table:table-cell>
          <table:table-cell table:formula="of:=ORG.LIBREOFFICE.REGEX([.A96];&quot;\D+\s&quot;;&quot;&quot;;&quot;g&quot;)" office:value-type="string" office:string-value="910597576 2054510840 169422772" calcext:value-type="string">
            <text:p>910597576 2054510840 169422772</text:p>
          </table:table-cell>
          <table:table-cell table:style-name="ce4" table:formula="of:=ORG.LIBREOFFICE.REGEX([.B96];&quot;\d&quot;;&quot;&quot;;&quot;g&quot;)" office:value-type="string" office:string-value="  " calcext:value-type="string">
            <text:p><text:s text:c="2"/></text:p>
          </table:table-cell>
          <table:table-cell table:formula="of:=IF([.B96]=&quot;map:&quot;;&quot;&quot;;LEN([.C96]))" office:value-type="float" office:value="2" calcext:value-type="float">
            <text:p>2</text:p>
          </table:table-cell>
          <table:table-cell table:style-name="ce5" table:formula="of:=IF([.D96]=2;ORG.LIBREOFFICE.REGEX([.B96];&quot;\d+&quot;;;1);&quot;&quot;)" office:value-type="string" office:string-value="910597576" calcext:value-type="string">
            <text:p>910597576</text:p>
          </table:table-cell>
          <table:table-cell table:formula="of:=IF([.D96]=2;ORG.LIBREOFFICE.REGEX([.B96];&quot;\d+&quot;;;2);&quot;&quot;)" office:value-type="string" office:string-value="2054510840" calcext:value-type="string">
            <text:p>2054510840</text:p>
          </table:table-cell>
          <table:table-cell table:formula="of:=IF([.D96]=2;ORG.LIBREOFFICE.REGEX([.B96];&quot;\d+&quot;;;3);&quot;&quot;)" office:value-type="string" office:string-value="169422772" calcext:value-type="string">
            <text:p>169422772</text:p>
          </table:table-cell>
          <table:table-cell table:formula="of:=IF([.E96]=&quot;&quot;;&quot;&quot;;[.E96]+[.G96])" office:value-type="float" office:value="1080020348" calcext:value-type="float">
            <text:p>1080020348</text:p>
          </table:table-cell>
          <table:table-cell table:formula="of:=IF([.F96]=&quot;&quot;;&quot;&quot;;[.F96]+[.G96])" office:value-type="float" office:value="2223933612" calcext:value-type="float">
            <text:p>2223933612</text:p>
          </table:table-cell>
          <table:table-cell table:formula="of:=IF([.I96]=&quot;&quot;;[.A96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609563085 2589844190 163549559</text:p>
          </table:table-cell>
          <table:table-cell table:formula="of:=ORG.LIBREOFFICE.REGEX([.A97];&quot;\D+\s&quot;;&quot;&quot;;&quot;g&quot;)" office:value-type="string" office:string-value="609563085 2589844190 163549559" calcext:value-type="string">
            <text:p>609563085 2589844190 163549559</text:p>
          </table:table-cell>
          <table:table-cell table:style-name="ce4" table:formula="of:=ORG.LIBREOFFICE.REGEX([.B97];&quot;\d&quot;;&quot;&quot;;&quot;g&quot;)" office:value-type="string" office:string-value="  " calcext:value-type="string">
            <text:p><text:s text:c="2"/></text:p>
          </table:table-cell>
          <table:table-cell table:formula="of:=IF([.B97]=&quot;map:&quot;;&quot;&quot;;LEN([.C97]))" office:value-type="float" office:value="2" calcext:value-type="float">
            <text:p>2</text:p>
          </table:table-cell>
          <table:table-cell table:style-name="ce5" table:formula="of:=IF([.D97]=2;ORG.LIBREOFFICE.REGEX([.B97];&quot;\d+&quot;;;1);&quot;&quot;)" office:value-type="string" office:string-value="609563085" calcext:value-type="string">
            <text:p>609563085</text:p>
          </table:table-cell>
          <table:table-cell table:formula="of:=IF([.D97]=2;ORG.LIBREOFFICE.REGEX([.B97];&quot;\d+&quot;;;2);&quot;&quot;)" office:value-type="string" office:string-value="2589844190" calcext:value-type="string">
            <text:p>2589844190</text:p>
          </table:table-cell>
          <table:table-cell table:formula="of:=IF([.D97]=2;ORG.LIBREOFFICE.REGEX([.B97];&quot;\d+&quot;;;3);&quot;&quot;)" office:value-type="string" office:string-value="163549559" calcext:value-type="string">
            <text:p>163549559</text:p>
          </table:table-cell>
          <table:table-cell table:formula="of:=IF([.E97]=&quot;&quot;;&quot;&quot;;[.E97]+[.G97])" office:value-type="float" office:value="773112644" calcext:value-type="float">
            <text:p>773112644</text:p>
          </table:table-cell>
          <table:table-cell table:formula="of:=IF([.F97]=&quot;&quot;;&quot;&quot;;[.F97]+[.G97])" office:value-type="float" office:value="2753393749" calcext:value-type="float">
            <text:p>2753393749</text:p>
          </table:table-cell>
          <table:table-cell table:formula="of:=IF([.I97]=&quot;&quot;;[.A97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522382340 1299215911 3599854</text:p>
          </table:table-cell>
          <table:table-cell table:formula="of:=ORG.LIBREOFFICE.REGEX([.A98];&quot;\D+\s&quot;;&quot;&quot;;&quot;g&quot;)" office:value-type="string" office:string-value="2522382340 1299215911 3599854" calcext:value-type="string">
            <text:p>2522382340 1299215911 3599854</text:p>
          </table:table-cell>
          <table:table-cell table:style-name="ce4" table:formula="of:=ORG.LIBREOFFICE.REGEX([.B98];&quot;\d&quot;;&quot;&quot;;&quot;g&quot;)" office:value-type="string" office:string-value="  " calcext:value-type="string">
            <text:p><text:s text:c="2"/></text:p>
          </table:table-cell>
          <table:table-cell table:formula="of:=IF([.B98]=&quot;map:&quot;;&quot;&quot;;LEN([.C98]))" office:value-type="float" office:value="2" calcext:value-type="float">
            <text:p>2</text:p>
          </table:table-cell>
          <table:table-cell table:style-name="ce5" table:formula="of:=IF([.D98]=2;ORG.LIBREOFFICE.REGEX([.B98];&quot;\d+&quot;;;1);&quot;&quot;)" office:value-type="string" office:string-value="2522382340" calcext:value-type="string">
            <text:p>2522382340</text:p>
          </table:table-cell>
          <table:table-cell table:formula="of:=IF([.D98]=2;ORG.LIBREOFFICE.REGEX([.B98];&quot;\d+&quot;;;2);&quot;&quot;)" office:value-type="string" office:string-value="1299215911" calcext:value-type="string">
            <text:p>1299215911</text:p>
          </table:table-cell>
          <table:table-cell table:formula="of:=IF([.D98]=2;ORG.LIBREOFFICE.REGEX([.B98];&quot;\d+&quot;;;3);&quot;&quot;)" office:value-type="string" office:string-value="3599854" calcext:value-type="string">
            <text:p>3599854</text:p>
          </table:table-cell>
          <table:table-cell table:formula="of:=IF([.E98]=&quot;&quot;;&quot;&quot;;[.E98]+[.G98])" office:value-type="float" office:value="2525982194" calcext:value-type="float">
            <text:p>2525982194</text:p>
          </table:table-cell>
          <table:table-cell table:formula="of:=IF([.F98]=&quot;&quot;;&quot;&quot;;[.F98]+[.G98])" office:value-type="float" office:value="1302815765" calcext:value-type="float">
            <text:p>1302815765</text:p>
          </table:table-cell>
          <table:table-cell table:formula="of:=IF([.I98]=&quot;&quot;;[.A98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525982194 609563085 139503131</text:p>
          </table:table-cell>
          <table:table-cell table:formula="of:=ORG.LIBREOFFICE.REGEX([.A99];&quot;\D+\s&quot;;&quot;&quot;;&quot;g&quot;)" office:value-type="string" office:string-value="2525982194 609563085 139503131" calcext:value-type="string">
            <text:p>2525982194 609563085 139503131</text:p>
          </table:table-cell>
          <table:table-cell table:style-name="ce4" table:formula="of:=ORG.LIBREOFFICE.REGEX([.B99];&quot;\d&quot;;&quot;&quot;;&quot;g&quot;)" office:value-type="string" office:string-value="  " calcext:value-type="string">
            <text:p><text:s text:c="2"/></text:p>
          </table:table-cell>
          <table:table-cell table:formula="of:=IF([.B99]=&quot;map:&quot;;&quot;&quot;;LEN([.C99]))" office:value-type="float" office:value="2" calcext:value-type="float">
            <text:p>2</text:p>
          </table:table-cell>
          <table:table-cell table:style-name="ce5" table:formula="of:=IF([.D99]=2;ORG.LIBREOFFICE.REGEX([.B99];&quot;\d+&quot;;;1);&quot;&quot;)" office:value-type="string" office:string-value="2525982194" calcext:value-type="string">
            <text:p>2525982194</text:p>
          </table:table-cell>
          <table:table-cell table:formula="of:=IF([.D99]=2;ORG.LIBREOFFICE.REGEX([.B99];&quot;\d+&quot;;;2);&quot;&quot;)" office:value-type="string" office:string-value="609563085" calcext:value-type="string">
            <text:p>609563085</text:p>
          </table:table-cell>
          <table:table-cell table:formula="of:=IF([.D99]=2;ORG.LIBREOFFICE.REGEX([.B99];&quot;\d+&quot;;;3);&quot;&quot;)" office:value-type="string" office:string-value="139503131" calcext:value-type="string">
            <text:p>139503131</text:p>
          </table:table-cell>
          <table:table-cell table:formula="of:=IF([.E99]=&quot;&quot;;&quot;&quot;;[.E99]+[.G99])" office:value-type="float" office:value="2665485325" calcext:value-type="float">
            <text:p>2665485325</text:p>
          </table:table-cell>
          <table:table-cell table:formula="of:=IF([.F99]=&quot;&quot;;&quot;&quot;;[.F99]+[.G99])" office:value-type="float" office:value="749066216" calcext:value-type="float">
            <text:p>749066216</text:p>
          </table:table-cell>
          <table:table-cell table:formula="of:=IF([.I99]=&quot;&quot;;[.A99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31438599 455136129 141314541</text:p>
          </table:table-cell>
          <table:table-cell table:formula="of:=ORG.LIBREOFFICE.REGEX([.A100];&quot;\D+\s&quot;;&quot;&quot;;&quot;g&quot;)" office:value-type="string" office:string-value="131438599 455136129 141314541" calcext:value-type="string">
            <text:p>131438599 455136129 141314541</text:p>
          </table:table-cell>
          <table:table-cell table:style-name="ce4" table:formula="of:=ORG.LIBREOFFICE.REGEX([.B100];&quot;\d&quot;;&quot;&quot;;&quot;g&quot;)" office:value-type="string" office:string-value="  " calcext:value-type="string">
            <text:p><text:s text:c="2"/></text:p>
          </table:table-cell>
          <table:table-cell table:formula="of:=IF([.B100]=&quot;map:&quot;;&quot;&quot;;LEN([.C100]))" office:value-type="float" office:value="2" calcext:value-type="float">
            <text:p>2</text:p>
          </table:table-cell>
          <table:table-cell table:style-name="ce5" table:formula="of:=IF([.D100]=2;ORG.LIBREOFFICE.REGEX([.B100];&quot;\d+&quot;;;1);&quot;&quot;)" office:value-type="string" office:string-value="131438599" calcext:value-type="string">
            <text:p>131438599</text:p>
          </table:table-cell>
          <table:table-cell table:formula="of:=IF([.D100]=2;ORG.LIBREOFFICE.REGEX([.B100];&quot;\d+&quot;;;2);&quot;&quot;)" office:value-type="string" office:string-value="455136129" calcext:value-type="string">
            <text:p>455136129</text:p>
          </table:table-cell>
          <table:table-cell table:formula="of:=IF([.D100]=2;ORG.LIBREOFFICE.REGEX([.B100];&quot;\d+&quot;;;3);&quot;&quot;)" office:value-type="string" office:string-value="141314541" calcext:value-type="string">
            <text:p>141314541</text:p>
          </table:table-cell>
          <table:table-cell table:formula="of:=IF([.E100]=&quot;&quot;;&quot;&quot;;[.E100]+[.G100])" office:value-type="float" office:value="272753140" calcext:value-type="float">
            <text:p>272753140</text:p>
          </table:table-cell>
          <table:table-cell table:formula="of:=IF([.F100]=&quot;&quot;;&quot;&quot;;[.F100]+[.G100])" office:value-type="float" office:value="596450670" calcext:value-type="float">
            <text:p>596450670</text:p>
          </table:table-cell>
          <table:table-cell table:formula="of:=IF([.I100]=&quot;&quot;;[.A100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4106830538 3607154107 188136758</text:p>
          </table:table-cell>
          <table:table-cell table:formula="of:=ORG.LIBREOFFICE.REGEX([.A101];&quot;\D+\s&quot;;&quot;&quot;;&quot;g&quot;)" office:value-type="string" office:string-value="4106830538 3607154107 188136758" calcext:value-type="string">
            <text:p>4106830538 3607154107 188136758</text:p>
          </table:table-cell>
          <table:table-cell table:style-name="ce4" table:formula="of:=ORG.LIBREOFFICE.REGEX([.B101];&quot;\d&quot;;&quot;&quot;;&quot;g&quot;)" office:value-type="string" office:string-value="  " calcext:value-type="string">
            <text:p><text:s text:c="2"/></text:p>
          </table:table-cell>
          <table:table-cell table:formula="of:=IF([.B101]=&quot;map:&quot;;&quot;&quot;;LEN([.C101]))" office:value-type="float" office:value="2" calcext:value-type="float">
            <text:p>2</text:p>
          </table:table-cell>
          <table:table-cell table:style-name="ce5" table:formula="of:=IF([.D101]=2;ORG.LIBREOFFICE.REGEX([.B101];&quot;\d+&quot;;;1);&quot;&quot;)" office:value-type="string" office:string-value="4106830538" calcext:value-type="string">
            <text:p>4106830538</text:p>
          </table:table-cell>
          <table:table-cell table:formula="of:=IF([.D101]=2;ORG.LIBREOFFICE.REGEX([.B101];&quot;\d+&quot;;;2);&quot;&quot;)" office:value-type="string" office:string-value="3607154107" calcext:value-type="string">
            <text:p>3607154107</text:p>
          </table:table-cell>
          <table:table-cell table:formula="of:=IF([.D101]=2;ORG.LIBREOFFICE.REGEX([.B101];&quot;\d+&quot;;;3);&quot;&quot;)" office:value-type="string" office:string-value="188136758" calcext:value-type="string">
            <text:p>188136758</text:p>
          </table:table-cell>
          <table:table-cell table:formula="of:=IF([.E101]=&quot;&quot;;&quot;&quot;;[.E101]+[.G101])" office:value-type="float" office:value="4294967296" calcext:value-type="float">
            <text:p>4294967296</text:p>
          </table:table-cell>
          <table:table-cell table:formula="of:=IF([.F101]=&quot;&quot;;&quot;&quot;;[.F101]+[.G101])" office:value-type="float" office:value="3795290865" calcext:value-type="float">
            <text:p>3795290865</text:p>
          </table:table-cell>
          <table:table-cell table:formula="of:=IF([.I101]=&quot;&quot;;[.A101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106420951 2290083024 299761166</text:p>
          </table:table-cell>
          <table:table-cell table:formula="of:=ORG.LIBREOFFICE.REGEX([.A102];&quot;\D+\s&quot;;&quot;&quot;;&quot;g&quot;)" office:value-type="string" office:string-value="2106420951 2290083024 299761166" calcext:value-type="string">
            <text:p>2106420951 2290083024 299761166</text:p>
          </table:table-cell>
          <table:table-cell table:style-name="ce4" table:formula="of:=ORG.LIBREOFFICE.REGEX([.B102];&quot;\d&quot;;&quot;&quot;;&quot;g&quot;)" office:value-type="string" office:string-value="  " calcext:value-type="string">
            <text:p><text:s text:c="2"/></text:p>
          </table:table-cell>
          <table:table-cell table:formula="of:=IF([.B102]=&quot;map:&quot;;&quot;&quot;;LEN([.C102]))" office:value-type="float" office:value="2" calcext:value-type="float">
            <text:p>2</text:p>
          </table:table-cell>
          <table:table-cell table:style-name="ce5" table:formula="of:=IF([.D102]=2;ORG.LIBREOFFICE.REGEX([.B102];&quot;\d+&quot;;;1);&quot;&quot;)" office:value-type="string" office:string-value="2106420951" calcext:value-type="string">
            <text:p>2106420951</text:p>
          </table:table-cell>
          <table:table-cell table:formula="of:=IF([.D102]=2;ORG.LIBREOFFICE.REGEX([.B102];&quot;\d+&quot;;;2);&quot;&quot;)" office:value-type="string" office:string-value="2290083024" calcext:value-type="string">
            <text:p>2290083024</text:p>
          </table:table-cell>
          <table:table-cell table:formula="of:=IF([.D102]=2;ORG.LIBREOFFICE.REGEX([.B102];&quot;\d+&quot;;;3);&quot;&quot;)" office:value-type="string" office:string-value="299761166" calcext:value-type="string">
            <text:p>299761166</text:p>
          </table:table-cell>
          <table:table-cell table:formula="of:=IF([.E102]=&quot;&quot;;&quot;&quot;;[.E102]+[.G102])" office:value-type="float" office:value="2406182117" calcext:value-type="float">
            <text:p>2406182117</text:p>
          </table:table-cell>
          <table:table-cell table:formula="of:=IF([.F102]=&quot;&quot;;&quot;&quot;;[.F102]+[.G102])" office:value-type="float" office:value="2589844190" calcext:value-type="float">
            <text:p>2589844190</text:p>
          </table:table-cell>
          <table:table-cell table:formula="of:=IF([.I102]=&quot;&quot;;[.A102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406182117 966254850 82053377</text:p>
          </table:table-cell>
          <table:table-cell table:formula="of:=ORG.LIBREOFFICE.REGEX([.A103];&quot;\D+\s&quot;;&quot;&quot;;&quot;g&quot;)" office:value-type="string" office:string-value="2406182117 966254850 82053377" calcext:value-type="string">
            <text:p>2406182117 966254850 82053377</text:p>
          </table:table-cell>
          <table:table-cell table:style-name="ce4" table:formula="of:=ORG.LIBREOFFICE.REGEX([.B103];&quot;\d&quot;;&quot;&quot;;&quot;g&quot;)" office:value-type="string" office:string-value="  " calcext:value-type="string">
            <text:p><text:s text:c="2"/></text:p>
          </table:table-cell>
          <table:table-cell table:formula="of:=IF([.B103]=&quot;map:&quot;;&quot;&quot;;LEN([.C103]))" office:value-type="float" office:value="2" calcext:value-type="float">
            <text:p>2</text:p>
          </table:table-cell>
          <table:table-cell table:style-name="ce5" table:formula="of:=IF([.D103]=2;ORG.LIBREOFFICE.REGEX([.B103];&quot;\d+&quot;;;1);&quot;&quot;)" office:value-type="string" office:string-value="2406182117" calcext:value-type="string">
            <text:p>2406182117</text:p>
          </table:table-cell>
          <table:table-cell table:formula="of:=IF([.D103]=2;ORG.LIBREOFFICE.REGEX([.B103];&quot;\d+&quot;;;2);&quot;&quot;)" office:value-type="string" office:string-value="966254850" calcext:value-type="string">
            <text:p>966254850</text:p>
          </table:table-cell>
          <table:table-cell table:formula="of:=IF([.D103]=2;ORG.LIBREOFFICE.REGEX([.B103];&quot;\d+&quot;;;3);&quot;&quot;)" office:value-type="string" office:string-value="82053377" calcext:value-type="string">
            <text:p>82053377</text:p>
          </table:table-cell>
          <table:table-cell table:formula="of:=IF([.E103]=&quot;&quot;;&quot;&quot;;[.E103]+[.G103])" office:value-type="float" office:value="2488235494" calcext:value-type="float">
            <text:p>2488235494</text:p>
          </table:table-cell>
          <table:table-cell table:formula="of:=IF([.F103]=&quot;&quot;;&quot;&quot;;[.F103]+[.G103])" office:value-type="float" office:value="1048308227" calcext:value-type="float">
            <text:p>1048308227</text:p>
          </table:table-cell>
          <table:table-cell table:formula="of:=IF([.I103]=&quot;&quot;;[.A103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157660094 1302815765 172746664</text:p>
          </table:table-cell>
          <table:table-cell table:formula="of:=ORG.LIBREOFFICE.REGEX([.A104];&quot;\D+\s&quot;;&quot;&quot;;&quot;g&quot;)" office:value-type="string" office:string-value="1157660094 1302815765 172746664" calcext:value-type="string">
            <text:p>1157660094 1302815765 172746664</text:p>
          </table:table-cell>
          <table:table-cell table:style-name="ce4" table:formula="of:=ORG.LIBREOFFICE.REGEX([.B104];&quot;\d&quot;;&quot;&quot;;&quot;g&quot;)" office:value-type="string" office:string-value="  " calcext:value-type="string">
            <text:p><text:s text:c="2"/></text:p>
          </table:table-cell>
          <table:table-cell table:formula="of:=IF([.B104]=&quot;map:&quot;;&quot;&quot;;LEN([.C104]))" office:value-type="float" office:value="2" calcext:value-type="float">
            <text:p>2</text:p>
          </table:table-cell>
          <table:table-cell table:style-name="ce5" table:formula="of:=IF([.D104]=2;ORG.LIBREOFFICE.REGEX([.B104];&quot;\d+&quot;;;1);&quot;&quot;)" office:value-type="string" office:string-value="1157660094" calcext:value-type="string">
            <text:p>1157660094</text:p>
          </table:table-cell>
          <table:table-cell table:formula="of:=IF([.D104]=2;ORG.LIBREOFFICE.REGEX([.B104];&quot;\d+&quot;;;2);&quot;&quot;)" office:value-type="string" office:string-value="1302815765" calcext:value-type="string">
            <text:p>1302815765</text:p>
          </table:table-cell>
          <table:table-cell table:formula="of:=IF([.D104]=2;ORG.LIBREOFFICE.REGEX([.B104];&quot;\d+&quot;;;3);&quot;&quot;)" office:value-type="string" office:string-value="172746664" calcext:value-type="string">
            <text:p>172746664</text:p>
          </table:table-cell>
          <table:table-cell table:formula="of:=IF([.E104]=&quot;&quot;;&quot;&quot;;[.E104]+[.G104])" office:value-type="float" office:value="1330406758" calcext:value-type="float">
            <text:p>1330406758</text:p>
          </table:table-cell>
          <table:table-cell table:formula="of:=IF([.F104]=&quot;&quot;;&quot;&quot;;[.F104]+[.G104])" office:value-type="float" office:value="1475562429" calcext:value-type="float">
            <text:p>1475562429</text:p>
          </table:table-cell>
          <table:table-cell table:formula="of:=IF([.I104]=&quot;&quot;;[.A104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97774358 248386611 33664241</text:p>
          </table:table-cell>
          <table:table-cell table:formula="of:=ORG.LIBREOFFICE.REGEX([.A105];&quot;\D+\s&quot;;&quot;&quot;;&quot;g&quot;)" office:value-type="string" office:string-value="97774358 248386611 33664241" calcext:value-type="string">
            <text:p>97774358 248386611 33664241</text:p>
          </table:table-cell>
          <table:table-cell table:style-name="ce4" table:formula="of:=ORG.LIBREOFFICE.REGEX([.B105];&quot;\d&quot;;&quot;&quot;;&quot;g&quot;)" office:value-type="string" office:string-value="  " calcext:value-type="string">
            <text:p><text:s text:c="2"/></text:p>
          </table:table-cell>
          <table:table-cell table:formula="of:=IF([.B105]=&quot;map:&quot;;&quot;&quot;;LEN([.C105]))" office:value-type="float" office:value="2" calcext:value-type="float">
            <text:p>2</text:p>
          </table:table-cell>
          <table:table-cell table:style-name="ce5" table:formula="of:=IF([.D105]=2;ORG.LIBREOFFICE.REGEX([.B105];&quot;\d+&quot;;;1);&quot;&quot;)" office:value-type="string" office:string-value="97774358" calcext:value-type="string">
            <text:p>97774358</text:p>
          </table:table-cell>
          <table:table-cell table:formula="of:=IF([.D105]=2;ORG.LIBREOFFICE.REGEX([.B105];&quot;\d+&quot;;;2);&quot;&quot;)" office:value-type="string" office:string-value="248386611" calcext:value-type="string">
            <text:p>248386611</text:p>
          </table:table-cell>
          <table:table-cell table:formula="of:=IF([.D105]=2;ORG.LIBREOFFICE.REGEX([.B105];&quot;\d+&quot;;;3);&quot;&quot;)" office:value-type="string" office:string-value="33664241" calcext:value-type="string">
            <text:p>33664241</text:p>
          </table:table-cell>
          <table:table-cell table:formula="of:=IF([.E105]=&quot;&quot;;&quot;&quot;;[.E105]+[.G105])" office:value-type="float" office:value="131438599" calcext:value-type="float">
            <text:p>131438599</text:p>
          </table:table-cell>
          <table:table-cell table:formula="of:=IF([.F105]=&quot;&quot;;&quot;&quot;;[.F105]+[.G105])" office:value-type="float" office:value="282050852" calcext:value-type="float">
            <text:p>282050852</text:p>
          </table:table-cell>
          <table:table-cell table:formula="of:=IF([.I105]=&quot;&quot;;[.A105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432613576 282050852 163837094</text:p>
          </table:table-cell>
          <table:table-cell table:formula="of:=ORG.LIBREOFFICE.REGEX([.A106];&quot;\D+\s&quot;;&quot;&quot;;&quot;g&quot;)" office:value-type="string" office:string-value="432613576 282050852 163837094" calcext:value-type="string">
            <text:p>432613576 282050852 163837094</text:p>
          </table:table-cell>
          <table:table-cell table:style-name="ce4" table:formula="of:=ORG.LIBREOFFICE.REGEX([.B106];&quot;\d&quot;;&quot;&quot;;&quot;g&quot;)" office:value-type="string" office:string-value="  " calcext:value-type="string">
            <text:p><text:s text:c="2"/></text:p>
          </table:table-cell>
          <table:table-cell table:formula="of:=IF([.B106]=&quot;map:&quot;;&quot;&quot;;LEN([.C106]))" office:value-type="float" office:value="2" calcext:value-type="float">
            <text:p>2</text:p>
          </table:table-cell>
          <table:table-cell table:style-name="ce5" table:formula="of:=IF([.D106]=2;ORG.LIBREOFFICE.REGEX([.B106];&quot;\d+&quot;;;1);&quot;&quot;)" office:value-type="string" office:string-value="432613576" calcext:value-type="string">
            <text:p>432613576</text:p>
          </table:table-cell>
          <table:table-cell table:formula="of:=IF([.D106]=2;ORG.LIBREOFFICE.REGEX([.B106];&quot;\d+&quot;;;2);&quot;&quot;)" office:value-type="string" office:string-value="282050852" calcext:value-type="string">
            <text:p>282050852</text:p>
          </table:table-cell>
          <table:table-cell table:formula="of:=IF([.D106]=2;ORG.LIBREOFFICE.REGEX([.B106];&quot;\d+&quot;;;3);&quot;&quot;)" office:value-type="string" office:string-value="163837094" calcext:value-type="string">
            <text:p>163837094</text:p>
          </table:table-cell>
          <table:table-cell table:formula="of:=IF([.E106]=&quot;&quot;;&quot;&quot;;[.E106]+[.G106])" office:value-type="float" office:value="596450670" calcext:value-type="float">
            <text:p>596450670</text:p>
          </table:table-cell>
          <table:table-cell table:formula="of:=IF([.F106]=&quot;&quot;;&quot;&quot;;[.F106]+[.G106])" office:value-type="float" office:value="445887946" calcext:value-type="float">
            <text:p>445887946</text:p>
          </table:table-cell>
          <table:table-cell table:formula="of:=IF([.I106]=&quot;&quot;;[.A106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835557666 1794281538 34296064</text:p>
          </table:table-cell>
          <table:table-cell table:formula="of:=ORG.LIBREOFFICE.REGEX([.A107];&quot;\D+\s&quot;;&quot;&quot;;&quot;g&quot;)" office:value-type="string" office:string-value="2835557666 1794281538 34296064" calcext:value-type="string">
            <text:p>2835557666 1794281538 34296064</text:p>
          </table:table-cell>
          <table:table-cell table:style-name="ce4" table:formula="of:=ORG.LIBREOFFICE.REGEX([.B107];&quot;\d&quot;;&quot;&quot;;&quot;g&quot;)" office:value-type="string" office:string-value="  " calcext:value-type="string">
            <text:p><text:s text:c="2"/></text:p>
          </table:table-cell>
          <table:table-cell table:formula="of:=IF([.B107]=&quot;map:&quot;;&quot;&quot;;LEN([.C107]))" office:value-type="float" office:value="2" calcext:value-type="float">
            <text:p>2</text:p>
          </table:table-cell>
          <table:table-cell table:style-name="ce5" table:formula="of:=IF([.D107]=2;ORG.LIBREOFFICE.REGEX([.B107];&quot;\d+&quot;;;1);&quot;&quot;)" office:value-type="string" office:string-value="2835557666" calcext:value-type="string">
            <text:p>2835557666</text:p>
          </table:table-cell>
          <table:table-cell table:formula="of:=IF([.D107]=2;ORG.LIBREOFFICE.REGEX([.B107];&quot;\d+&quot;;;2);&quot;&quot;)" office:value-type="string" office:string-value="1794281538" calcext:value-type="string">
            <text:p>1794281538</text:p>
          </table:table-cell>
          <table:table-cell table:formula="of:=IF([.D107]=2;ORG.LIBREOFFICE.REGEX([.B107];&quot;\d+&quot;;;3);&quot;&quot;)" office:value-type="string" office:string-value="34296064" calcext:value-type="string">
            <text:p>34296064</text:p>
          </table:table-cell>
          <table:table-cell table:formula="of:=IF([.E107]=&quot;&quot;;&quot;&quot;;[.E107]+[.G107])" office:value-type="float" office:value="2869853730" calcext:value-type="float">
            <text:p>2869853730</text:p>
          </table:table-cell>
          <table:table-cell table:formula="of:=IF([.F107]=&quot;&quot;;&quot;&quot;;[.F107]+[.G107])" office:value-type="float" office:value="1828577602" calcext:value-type="float">
            <text:p>1828577602</text:p>
          </table:table-cell>
          <table:table-cell table:formula="of:=IF([.I107]=&quot;&quot;;[.A107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953837775 2043524684 10986156</text:p>
          </table:table-cell>
          <table:table-cell table:formula="of:=ORG.LIBREOFFICE.REGEX([.A108];&quot;\D+\s&quot;;&quot;&quot;;&quot;g&quot;)" office:value-type="string" office:string-value="1953837775 2043524684 10986156" calcext:value-type="string">
            <text:p>1953837775 2043524684 10986156</text:p>
          </table:table-cell>
          <table:table-cell table:style-name="ce4" table:formula="of:=ORG.LIBREOFFICE.REGEX([.B108];&quot;\d&quot;;&quot;&quot;;&quot;g&quot;)" office:value-type="string" office:string-value="  " calcext:value-type="string">
            <text:p><text:s text:c="2"/></text:p>
          </table:table-cell>
          <table:table-cell table:formula="of:=IF([.B108]=&quot;map:&quot;;&quot;&quot;;LEN([.C108]))" office:value-type="float" office:value="2" calcext:value-type="float">
            <text:p>2</text:p>
          </table:table-cell>
          <table:table-cell table:style-name="ce5" table:formula="of:=IF([.D108]=2;ORG.LIBREOFFICE.REGEX([.B108];&quot;\d+&quot;;;1);&quot;&quot;)" office:value-type="string" office:string-value="1953837775" calcext:value-type="string">
            <text:p>1953837775</text:p>
          </table:table-cell>
          <table:table-cell table:formula="of:=IF([.D108]=2;ORG.LIBREOFFICE.REGEX([.B108];&quot;\d+&quot;;;2);&quot;&quot;)" office:value-type="string" office:string-value="2043524684" calcext:value-type="string">
            <text:p>2043524684</text:p>
          </table:table-cell>
          <table:table-cell table:formula="of:=IF([.D108]=2;ORG.LIBREOFFICE.REGEX([.B108];&quot;\d+&quot;;;3);&quot;&quot;)" office:value-type="string" office:string-value="10986156" calcext:value-type="string">
            <text:p>10986156</text:p>
          </table:table-cell>
          <table:table-cell table:formula="of:=IF([.E108]=&quot;&quot;;&quot;&quot;;[.E108]+[.G108])" office:value-type="float" office:value="1964823931" calcext:value-type="float">
            <text:p>1964823931</text:p>
          </table:table-cell>
          <table:table-cell table:formula="of:=IF([.F108]=&quot;&quot;;&quot;&quot;;[.F108]+[.G108])" office:value-type="float" office:value="2054510840" calcext:value-type="float">
            <text:p>2054510840</text:p>
          </table:table-cell>
          <table:table-cell table:formula="of:=IF([.I108]=&quot;&quot;;[.A108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964823931 1901927664 141597020</text:p>
          </table:table-cell>
          <table:table-cell table:formula="of:=ORG.LIBREOFFICE.REGEX([.A109];&quot;\D+\s&quot;;&quot;&quot;;&quot;g&quot;)" office:value-type="string" office:string-value="1964823931 1901927664 141597020" calcext:value-type="string">
            <text:p>1964823931 1901927664 141597020</text:p>
          </table:table-cell>
          <table:table-cell table:style-name="ce4" table:formula="of:=ORG.LIBREOFFICE.REGEX([.B109];&quot;\d&quot;;&quot;&quot;;&quot;g&quot;)" office:value-type="string" office:string-value="  " calcext:value-type="string">
            <text:p><text:s text:c="2"/></text:p>
          </table:table-cell>
          <table:table-cell table:formula="of:=IF([.B109]=&quot;map:&quot;;&quot;&quot;;LEN([.C109]))" office:value-type="float" office:value="2" calcext:value-type="float">
            <text:p>2</text:p>
          </table:table-cell>
          <table:table-cell table:style-name="ce5" table:formula="of:=IF([.D109]=2;ORG.LIBREOFFICE.REGEX([.B109];&quot;\d+&quot;;;1);&quot;&quot;)" office:value-type="string" office:string-value="1964823931" calcext:value-type="string">
            <text:p>1964823931</text:p>
          </table:table-cell>
          <table:table-cell table:formula="of:=IF([.D109]=2;ORG.LIBREOFFICE.REGEX([.B109];&quot;\d+&quot;;;2);&quot;&quot;)" office:value-type="string" office:string-value="1901927664" calcext:value-type="string">
            <text:p>1901927664</text:p>
          </table:table-cell>
          <table:table-cell table:formula="of:=IF([.D109]=2;ORG.LIBREOFFICE.REGEX([.B109];&quot;\d+&quot;;;3);&quot;&quot;)" office:value-type="string" office:string-value="141597020" calcext:value-type="string">
            <text:p>141597020</text:p>
          </table:table-cell>
          <table:table-cell table:formula="of:=IF([.E109]=&quot;&quot;;&quot;&quot;;[.E109]+[.G109])" office:value-type="float" office:value="2106420951" calcext:value-type="float">
            <text:p>2106420951</text:p>
          </table:table-cell>
          <table:table-cell table:formula="of:=IF([.F109]=&quot;&quot;;&quot;&quot;;[.F109]+[.G109])" office:value-type="float" office:value="2043524684" calcext:value-type="float">
            <text:p>2043524684</text:p>
          </table:table-cell>
          <table:table-cell table:formula="of:=IF([.I109]=&quot;&quot;;[.A109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881396277 749066216 217188634</text:p>
          </table:table-cell>
          <table:table-cell table:formula="of:=ORG.LIBREOFFICE.REGEX([.A110];&quot;\D+\s&quot;;&quot;&quot;;&quot;g&quot;)" office:value-type="string" office:string-value="2881396277 749066216 217188634" calcext:value-type="string">
            <text:p>2881396277 749066216 217188634</text:p>
          </table:table-cell>
          <table:table-cell table:style-name="ce4" table:formula="of:=ORG.LIBREOFFICE.REGEX([.B110];&quot;\d&quot;;&quot;&quot;;&quot;g&quot;)" office:value-type="string" office:string-value="  " calcext:value-type="string">
            <text:p><text:s text:c="2"/></text:p>
          </table:table-cell>
          <table:table-cell table:formula="of:=IF([.B110]=&quot;map:&quot;;&quot;&quot;;LEN([.C110]))" office:value-type="float" office:value="2" calcext:value-type="float">
            <text:p>2</text:p>
          </table:table-cell>
          <table:table-cell table:style-name="ce5" table:formula="of:=IF([.D110]=2;ORG.LIBREOFFICE.REGEX([.B110];&quot;\d+&quot;;;1);&quot;&quot;)" office:value-type="string" office:string-value="2881396277" calcext:value-type="string">
            <text:p>2881396277</text:p>
          </table:table-cell>
          <table:table-cell table:formula="of:=IF([.D110]=2;ORG.LIBREOFFICE.REGEX([.B110];&quot;\d+&quot;;;2);&quot;&quot;)" office:value-type="string" office:string-value="749066216" calcext:value-type="string">
            <text:p>749066216</text:p>
          </table:table-cell>
          <table:table-cell table:formula="of:=IF([.D110]=2;ORG.LIBREOFFICE.REGEX([.B110];&quot;\d+&quot;;;3);&quot;&quot;)" office:value-type="string" office:string-value="217188634" calcext:value-type="string">
            <text:p>217188634</text:p>
          </table:table-cell>
          <table:table-cell table:formula="of:=IF([.E110]=&quot;&quot;;&quot;&quot;;[.E110]+[.G110])" office:value-type="float" office:value="3098584911" calcext:value-type="float">
            <text:p>3098584911</text:p>
          </table:table-cell>
          <table:table-cell table:formula="of:=IF([.F110]=&quot;&quot;;&quot;&quot;;[.F110]+[.G110])" office:value-type="float" office:value="966254850" calcext:value-type="float">
            <text:p>966254850</text:p>
          </table:table-cell>
          <table:table-cell table:formula="of:=IF([.I110]=&quot;&quot;;[.A110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404149499 1787411246 6870292</text:p>
          </table:table-cell>
          <table:table-cell table:formula="of:=ORG.LIBREOFFICE.REGEX([.A111];&quot;\D+\s&quot;;&quot;&quot;;&quot;g&quot;)" office:value-type="string" office:string-value="3404149499 1787411246 6870292" calcext:value-type="string">
            <text:p>3404149499 1787411246 6870292</text:p>
          </table:table-cell>
          <table:table-cell table:style-name="ce4" table:formula="of:=ORG.LIBREOFFICE.REGEX([.B111];&quot;\d&quot;;&quot;&quot;;&quot;g&quot;)" office:value-type="string" office:string-value="  " calcext:value-type="string">
            <text:p><text:s text:c="2"/></text:p>
          </table:table-cell>
          <table:table-cell table:formula="of:=IF([.B111]=&quot;map:&quot;;&quot;&quot;;LEN([.C111]))" office:value-type="float" office:value="2" calcext:value-type="float">
            <text:p>2</text:p>
          </table:table-cell>
          <table:table-cell table:style-name="ce5" table:formula="of:=IF([.D111]=2;ORG.LIBREOFFICE.REGEX([.B111];&quot;\d+&quot;;;1);&quot;&quot;)" office:value-type="string" office:string-value="3404149499" calcext:value-type="string">
            <text:p>3404149499</text:p>
          </table:table-cell>
          <table:table-cell table:formula="of:=IF([.D111]=2;ORG.LIBREOFFICE.REGEX([.B111];&quot;\d+&quot;;;2);&quot;&quot;)" office:value-type="string" office:string-value="1787411246" calcext:value-type="string">
            <text:p>1787411246</text:p>
          </table:table-cell>
          <table:table-cell table:formula="of:=IF([.D111]=2;ORG.LIBREOFFICE.REGEX([.B111];&quot;\d+&quot;;;3);&quot;&quot;)" office:value-type="string" office:string-value="6870292" calcext:value-type="string">
            <text:p>6870292</text:p>
          </table:table-cell>
          <table:table-cell table:formula="of:=IF([.E111]=&quot;&quot;;&quot;&quot;;[.E111]+[.G111])" office:value-type="float" office:value="3411019791" calcext:value-type="float">
            <text:p>3411019791</text:p>
          </table:table-cell>
          <table:table-cell table:formula="of:=IF([.F111]=&quot;&quot;;&quot;&quot;;[.F111]+[.G111])" office:value-type="float" office:value="1794281538" calcext:value-type="float">
            <text:p>1794281538</text:p>
          </table:table-cell>
          <table:table-cell table:formula="of:=IF([.I111]=&quot;&quot;;[.A111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330406758 3795290865 240494284</text:p>
          </table:table-cell>
          <table:table-cell table:formula="of:=ORG.LIBREOFFICE.REGEX([.A112];&quot;\D+\s&quot;;&quot;&quot;;&quot;g&quot;)" office:value-type="string" office:string-value="1330406758 3795290865 240494284" calcext:value-type="string">
            <text:p>1330406758 3795290865 240494284</text:p>
          </table:table-cell>
          <table:table-cell table:style-name="ce4" table:formula="of:=ORG.LIBREOFFICE.REGEX([.B112];&quot;\d&quot;;&quot;&quot;;&quot;g&quot;)" office:value-type="string" office:string-value="  " calcext:value-type="string">
            <text:p><text:s text:c="2"/></text:p>
          </table:table-cell>
          <table:table-cell table:formula="of:=IF([.B112]=&quot;map:&quot;;&quot;&quot;;LEN([.C112]))" office:value-type="float" office:value="2" calcext:value-type="float">
            <text:p>2</text:p>
          </table:table-cell>
          <table:table-cell table:style-name="ce5" table:formula="of:=IF([.D112]=2;ORG.LIBREOFFICE.REGEX([.B112];&quot;\d+&quot;;;1);&quot;&quot;)" office:value-type="string" office:string-value="1330406758" calcext:value-type="string">
            <text:p>1330406758</text:p>
          </table:table-cell>
          <table:table-cell table:formula="of:=IF([.D112]=2;ORG.LIBREOFFICE.REGEX([.B112];&quot;\d+&quot;;;2);&quot;&quot;)" office:value-type="string" office:string-value="3795290865" calcext:value-type="string">
            <text:p>3795290865</text:p>
          </table:table-cell>
          <table:table-cell table:formula="of:=IF([.D112]=2;ORG.LIBREOFFICE.REGEX([.B112];&quot;\d+&quot;;;3);&quot;&quot;)" office:value-type="string" office:string-value="240494284" calcext:value-type="string">
            <text:p>240494284</text:p>
          </table:table-cell>
          <table:table-cell table:formula="of:=IF([.E112]=&quot;&quot;;&quot;&quot;;[.E112]+[.G112])" office:value-type="float" office:value="1570901042" calcext:value-type="float">
            <text:p>1570901042</text:p>
          </table:table-cell>
          <table:table-cell table:formula="of:=IF([.F112]=&quot;&quot;;&quot;&quot;;[.F112]+[.G112])" office:value-type="float" office:value="4035785149" calcext:value-type="float">
            <text:p>4035785149</text:p>
          </table:table-cell>
          <table:table-cell table:formula="of:=IF([.I112]=&quot;&quot;;[.A112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773112644 4035785149 137484932</text:p>
          </table:table-cell>
          <table:table-cell table:formula="of:=ORG.LIBREOFFICE.REGEX([.A113];&quot;\D+\s&quot;;&quot;&quot;;&quot;g&quot;)" office:value-type="string" office:string-value="773112644 4035785149 137484932" calcext:value-type="string">
            <text:p>773112644 4035785149 137484932</text:p>
          </table:table-cell>
          <table:table-cell table:style-name="ce4" table:formula="of:=ORG.LIBREOFFICE.REGEX([.B113];&quot;\d&quot;;&quot;&quot;;&quot;g&quot;)" office:value-type="string" office:string-value="  " calcext:value-type="string">
            <text:p><text:s text:c="2"/></text:p>
          </table:table-cell>
          <table:table-cell table:formula="of:=IF([.B113]=&quot;map:&quot;;&quot;&quot;;LEN([.C113]))" office:value-type="float" office:value="2" calcext:value-type="float">
            <text:p>2</text:p>
          </table:table-cell>
          <table:table-cell table:style-name="ce5" table:formula="of:=IF([.D113]=2;ORG.LIBREOFFICE.REGEX([.B113];&quot;\d+&quot;;;1);&quot;&quot;)" office:value-type="string" office:string-value="773112644" calcext:value-type="string">
            <text:p>773112644</text:p>
          </table:table-cell>
          <table:table-cell table:formula="of:=IF([.D113]=2;ORG.LIBREOFFICE.REGEX([.B113];&quot;\d+&quot;;;2);&quot;&quot;)" office:value-type="string" office:string-value="4035785149" calcext:value-type="string">
            <text:p>4035785149</text:p>
          </table:table-cell>
          <table:table-cell table:formula="of:=IF([.D113]=2;ORG.LIBREOFFICE.REGEX([.B113];&quot;\d+&quot;;;3);&quot;&quot;)" office:value-type="string" office:string-value="137484932" calcext:value-type="string">
            <text:p>137484932</text:p>
          </table:table-cell>
          <table:table-cell table:formula="of:=IF([.E113]=&quot;&quot;;&quot;&quot;;[.E113]+[.G113])" office:value-type="float" office:value="910597576" calcext:value-type="float">
            <text:p>910597576</text:p>
          </table:table-cell>
          <table:table-cell table:formula="of:=IF([.F113]=&quot;&quot;;&quot;&quot;;[.F113]+[.G113])" office:value-type="float" office:value="4173270081" calcext:value-type="float">
            <text:p>4173270081</text:p>
          </table:table-cell>
          <table:table-cell table:formula="of:=IF([.I113]=&quot;&quot;;[.A113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282452284 4173270081 121697215</text:p>
          </table:table-cell>
          <table:table-cell table:formula="of:=ORG.LIBREOFFICE.REGEX([.A114];&quot;\D+\s&quot;;&quot;&quot;;&quot;g&quot;)" office:value-type="string" office:string-value="3282452284 4173270081 121697215" calcext:value-type="string">
            <text:p>3282452284 4173270081 121697215</text:p>
          </table:table-cell>
          <table:table-cell table:style-name="ce4" table:formula="of:=ORG.LIBREOFFICE.REGEX([.B114];&quot;\d&quot;;&quot;&quot;;&quot;g&quot;)" office:value-type="string" office:string-value="  " calcext:value-type="string">
            <text:p><text:s text:c="2"/></text:p>
          </table:table-cell>
          <table:table-cell table:formula="of:=IF([.B114]=&quot;map:&quot;;&quot;&quot;;LEN([.C114]))" office:value-type="float" office:value="2" calcext:value-type="float">
            <text:p>2</text:p>
          </table:table-cell>
          <table:table-cell table:style-name="ce5" table:formula="of:=IF([.D114]=2;ORG.LIBREOFFICE.REGEX([.B114];&quot;\d+&quot;;;1);&quot;&quot;)" office:value-type="string" office:string-value="3282452284" calcext:value-type="string">
            <text:p>3282452284</text:p>
          </table:table-cell>
          <table:table-cell table:formula="of:=IF([.D114]=2;ORG.LIBREOFFICE.REGEX([.B114];&quot;\d+&quot;;;2);&quot;&quot;)" office:value-type="string" office:string-value="4173270081" calcext:value-type="string">
            <text:p>4173270081</text:p>
          </table:table-cell>
          <table:table-cell table:formula="of:=IF([.D114]=2;ORG.LIBREOFFICE.REGEX([.B114];&quot;\d+&quot;;;3);&quot;&quot;)" office:value-type="string" office:string-value="121697215" calcext:value-type="string">
            <text:p>121697215</text:p>
          </table:table-cell>
          <table:table-cell table:formula="of:=IF([.E114]=&quot;&quot;;&quot;&quot;;[.E114]+[.G114])" office:value-type="float" office:value="3404149499" calcext:value-type="float">
            <text:p>3404149499</text:p>
          </table:table-cell>
          <table:table-cell table:formula="of:=IF([.F114]=&quot;&quot;;&quot;&quot;;[.F114]+[.G114])" office:value-type="float" office:value="4294967296" calcext:value-type="float">
            <text:p>4294967296</text:p>
          </table:table-cell>
          <table:table-cell table:formula="of:=IF([.I114]=&quot;&quot;;[.A114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665485325 3001382926 36882618</text:p>
          </table:table-cell>
          <table:table-cell table:formula="of:=ORG.LIBREOFFICE.REGEX([.A115];&quot;\D+\s&quot;;&quot;&quot;;&quot;g&quot;)" office:value-type="string" office:string-value="2665485325 3001382926 36882618" calcext:value-type="string">
            <text:p>2665485325 3001382926 36882618</text:p>
          </table:table-cell>
          <table:table-cell table:style-name="ce4" table:formula="of:=ORG.LIBREOFFICE.REGEX([.B115];&quot;\d&quot;;&quot;&quot;;&quot;g&quot;)" office:value-type="string" office:string-value="  " calcext:value-type="string">
            <text:p><text:s text:c="2"/></text:p>
          </table:table-cell>
          <table:table-cell table:formula="of:=IF([.B115]=&quot;map:&quot;;&quot;&quot;;LEN([.C115]))" office:value-type="float" office:value="2" calcext:value-type="float">
            <text:p>2</text:p>
          </table:table-cell>
          <table:table-cell table:style-name="ce5" table:formula="of:=IF([.D115]=2;ORG.LIBREOFFICE.REGEX([.B115];&quot;\d+&quot;;;1);&quot;&quot;)" office:value-type="string" office:string-value="2665485325" calcext:value-type="string">
            <text:p>2665485325</text:p>
          </table:table-cell>
          <table:table-cell table:formula="of:=IF([.D115]=2;ORG.LIBREOFFICE.REGEX([.B115];&quot;\d+&quot;;;2);&quot;&quot;)" office:value-type="string" office:string-value="3001382926" calcext:value-type="string">
            <text:p>3001382926</text:p>
          </table:table-cell>
          <table:table-cell table:formula="of:=IF([.D115]=2;ORG.LIBREOFFICE.REGEX([.B115];&quot;\d+&quot;;;3);&quot;&quot;)" office:value-type="string" office:string-value="36882618" calcext:value-type="string">
            <text:p>36882618</text:p>
          </table:table-cell>
          <table:table-cell table:formula="of:=IF([.E115]=&quot;&quot;;&quot;&quot;;[.E115]+[.G115])" office:value-type="float" office:value="2702367943" calcext:value-type="float">
            <text:p>2702367943</text:p>
          </table:table-cell>
          <table:table-cell table:formula="of:=IF([.F115]=&quot;&quot;;&quot;&quot;;[.F115]+[.G115])" office:value-type="float" office:value="3038265544" calcext:value-type="float">
            <text:p>3038265544</text:p>
          </table:table-cell>
          <table:table-cell table:formula="of:=IF([.I115]=&quot;&quot;;[.A115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72753140 97774358 150612253</text:p>
          </table:table-cell>
          <table:table-cell table:formula="of:=ORG.LIBREOFFICE.REGEX([.A116];&quot;\D+\s&quot;;&quot;&quot;;&quot;g&quot;)" office:value-type="string" office:string-value="272753140 97774358 150612253" calcext:value-type="string">
            <text:p>272753140 97774358 150612253</text:p>
          </table:table-cell>
          <table:table-cell table:style-name="ce4" table:formula="of:=ORG.LIBREOFFICE.REGEX([.B116];&quot;\d&quot;;&quot;&quot;;&quot;g&quot;)" office:value-type="string" office:string-value="  " calcext:value-type="string">
            <text:p><text:s text:c="2"/></text:p>
          </table:table-cell>
          <table:table-cell table:formula="of:=IF([.B116]=&quot;map:&quot;;&quot;&quot;;LEN([.C116]))" office:value-type="float" office:value="2" calcext:value-type="float">
            <text:p>2</text:p>
          </table:table-cell>
          <table:table-cell table:style-name="ce5" table:formula="of:=IF([.D116]=2;ORG.LIBREOFFICE.REGEX([.B116];&quot;\d+&quot;;;1);&quot;&quot;)" office:value-type="string" office:string-value="272753140" calcext:value-type="string">
            <text:p>272753140</text:p>
          </table:table-cell>
          <table:table-cell table:formula="of:=IF([.D116]=2;ORG.LIBREOFFICE.REGEX([.B116];&quot;\d+&quot;;;2);&quot;&quot;)" office:value-type="string" office:string-value="97774358" calcext:value-type="string">
            <text:p>97774358</text:p>
          </table:table-cell>
          <table:table-cell table:formula="of:=IF([.D116]=2;ORG.LIBREOFFICE.REGEX([.B116];&quot;\d+&quot;;;3);&quot;&quot;)" office:value-type="string" office:string-value="150612253" calcext:value-type="string">
            <text:p>150612253</text:p>
          </table:table-cell>
          <table:table-cell table:formula="of:=IF([.E116]=&quot;&quot;;&quot;&quot;;[.E116]+[.G116])" office:value-type="float" office:value="423365393" calcext:value-type="float">
            <text:p>423365393</text:p>
          </table:table-cell>
          <table:table-cell table:formula="of:=IF([.F116]=&quot;&quot;;&quot;&quot;;[.F116]+[.G116])" office:value-type="float" office:value="248386611" calcext:value-type="float">
            <text:p>248386611</text:p>
          </table:table-cell>
          <table:table-cell table:formula="of:=IF([.I116]=&quot;&quot;;[.A116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0 38271406 59502952</text:p>
          </table:table-cell>
          <table:table-cell table:formula="of:=ORG.LIBREOFFICE.REGEX([.A117];&quot;\D+\s&quot;;&quot;&quot;;&quot;g&quot;)" office:value-type="string" office:string-value="0 38271406 59502952" calcext:value-type="string">
            <text:p>0 38271406 59502952</text:p>
          </table:table-cell>
          <table:table-cell table:style-name="ce4" table:formula="of:=ORG.LIBREOFFICE.REGEX([.B117];&quot;\d&quot;;&quot;&quot;;&quot;g&quot;)" office:value-type="string" office:string-value="  " calcext:value-type="string">
            <text:p><text:s text:c="2"/></text:p>
          </table:table-cell>
          <table:table-cell table:formula="of:=IF([.B117]=&quot;map:&quot;;&quot;&quot;;LEN([.C117]))" office:value-type="float" office:value="2" calcext:value-type="float">
            <text:p>2</text:p>
          </table:table-cell>
          <table:table-cell table:style-name="ce5" table:formula="of:=IF([.D117]=2;ORG.LIBREOFFICE.REGEX([.B117];&quot;\d+&quot;;;1);&quot;&quot;)" office:value-type="string" office:string-value="0" calcext:value-type="string">
            <text:p>0</text:p>
          </table:table-cell>
          <table:table-cell table:formula="of:=IF([.D117]=2;ORG.LIBREOFFICE.REGEX([.B117];&quot;\d+&quot;;;2);&quot;&quot;)" office:value-type="string" office:string-value="38271406" calcext:value-type="string">
            <text:p>38271406</text:p>
          </table:table-cell>
          <table:table-cell table:formula="of:=IF([.D117]=2;ORG.LIBREOFFICE.REGEX([.B117];&quot;\d+&quot;;;3);&quot;&quot;)" office:value-type="string" office:string-value="59502952" calcext:value-type="string">
            <text:p>59502952</text:p>
          </table:table-cell>
          <table:table-cell table:formula="of:=IF([.E117]=&quot;&quot;;&quot;&quot;;[.E117]+[.G117])" office:value-type="float" office:value="59502952" calcext:value-type="float">
            <text:p>59502952</text:p>
          </table:table-cell>
          <table:table-cell table:formula="of:=IF([.F117]=&quot;&quot;;&quot;&quot;;[.F117]+[.G117])" office:value-type="float" office:value="97774358" calcext:value-type="float">
            <text:p>97774358</text:p>
          </table:table-cell>
          <table:table-cell table:formula="of:=IF([.I117]=&quot;&quot;;[.A117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098584911 1115348538 183867373</text:p>
          </table:table-cell>
          <table:table-cell table:formula="of:=ORG.LIBREOFFICE.REGEX([.A118];&quot;\D+\s&quot;;&quot;&quot;;&quot;g&quot;)" office:value-type="string" office:string-value="3098584911 1115348538 183867373" calcext:value-type="string">
            <text:p>3098584911 1115348538 183867373</text:p>
          </table:table-cell>
          <table:table-cell table:style-name="ce4" table:formula="of:=ORG.LIBREOFFICE.REGEX([.B118];&quot;\d&quot;;&quot;&quot;;&quot;g&quot;)" office:value-type="string" office:string-value="  " calcext:value-type="string">
            <text:p><text:s text:c="2"/></text:p>
          </table:table-cell>
          <table:table-cell table:formula="of:=IF([.B118]=&quot;map:&quot;;&quot;&quot;;LEN([.C118]))" office:value-type="float" office:value="2" calcext:value-type="float">
            <text:p>2</text:p>
          </table:table-cell>
          <table:table-cell table:style-name="ce5" table:formula="of:=IF([.D118]=2;ORG.LIBREOFFICE.REGEX([.B118];&quot;\d+&quot;;;1);&quot;&quot;)" office:value-type="string" office:string-value="3098584911" calcext:value-type="string">
            <text:p>3098584911</text:p>
          </table:table-cell>
          <table:table-cell table:formula="of:=IF([.D118]=2;ORG.LIBREOFFICE.REGEX([.B118];&quot;\d+&quot;;;2);&quot;&quot;)" office:value-type="string" office:string-value="1115348538" calcext:value-type="string">
            <text:p>1115348538</text:p>
          </table:table-cell>
          <table:table-cell table:formula="of:=IF([.D118]=2;ORG.LIBREOFFICE.REGEX([.B118];&quot;\d+&quot;;;3);&quot;&quot;)" office:value-type="string" office:string-value="183867373" calcext:value-type="string">
            <text:p>183867373</text:p>
          </table:table-cell>
          <table:table-cell table:formula="of:=IF([.E118]=&quot;&quot;;&quot;&quot;;[.E118]+[.G118])" office:value-type="float" office:value="3282452284" calcext:value-type="float">
            <text:p>3282452284</text:p>
          </table:table-cell>
          <table:table-cell table:formula="of:=IF([.F118]=&quot;&quot;;&quot;&quot;;[.F118]+[.G118])" office:value-type="float" office:value="1299215911" calcext:value-type="float">
            <text:p>1299215911</text:p>
          </table:table-cell>
          <table:table-cell table:formula="of:=IF([.I118]=&quot;&quot;;[.A118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570901042 2938014447 31884700</text:p>
          </table:table-cell>
          <table:table-cell table:formula="of:=ORG.LIBREOFFICE.REGEX([.A119];&quot;\D+\s&quot;;&quot;&quot;;&quot;g&quot;)" office:value-type="string" office:string-value="1570901042 2938014447 31884700" calcext:value-type="string">
            <text:p>1570901042 2938014447 31884700</text:p>
          </table:table-cell>
          <table:table-cell table:style-name="ce4" table:formula="of:=ORG.LIBREOFFICE.REGEX([.B119];&quot;\d&quot;;&quot;&quot;;&quot;g&quot;)" office:value-type="string" office:string-value="  " calcext:value-type="string">
            <text:p><text:s text:c="2"/></text:p>
          </table:table-cell>
          <table:table-cell table:formula="of:=IF([.B119]=&quot;map:&quot;;&quot;&quot;;LEN([.C119]))" office:value-type="float" office:value="2" calcext:value-type="float">
            <text:p>2</text:p>
          </table:table-cell>
          <table:table-cell table:style-name="ce5" table:formula="of:=IF([.D119]=2;ORG.LIBREOFFICE.REGEX([.B119];&quot;\d+&quot;;;1);&quot;&quot;)" office:value-type="string" office:string-value="1570901042" calcext:value-type="string">
            <text:p>1570901042</text:p>
          </table:table-cell>
          <table:table-cell table:formula="of:=IF([.D119]=2;ORG.LIBREOFFICE.REGEX([.B119];&quot;\d+&quot;;;2);&quot;&quot;)" office:value-type="string" office:string-value="2938014447" calcext:value-type="string">
            <text:p>2938014447</text:p>
          </table:table-cell>
          <table:table-cell table:formula="of:=IF([.D119]=2;ORG.LIBREOFFICE.REGEX([.B119];&quot;\d+&quot;;;3);&quot;&quot;)" office:value-type="string" office:string-value="31884700" calcext:value-type="string">
            <text:p>31884700</text:p>
          </table:table-cell>
          <table:table-cell table:formula="of:=IF([.E119]=&quot;&quot;;&quot;&quot;;[.E119]+[.G119])" office:value-type="float" office:value="1602785742" calcext:value-type="float">
            <text:p>1602785742</text:p>
          </table:table-cell>
          <table:table-cell table:formula="of:=IF([.F119]=&quot;&quot;;&quot;&quot;;[.F119]+[.G119])" office:value-type="float" office:value="2969899147" calcext:value-type="float">
            <text:p>2969899147</text:p>
          </table:table-cell>
          <table:table-cell table:formula="of:=IF([.I119]=&quot;&quot;;[.A119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942076177 1602538802 11761598</text:p>
          </table:table-cell>
          <table:table-cell table:formula="of:=ORG.LIBREOFFICE.REGEX([.A120];&quot;\D+\s&quot;;&quot;&quot;;&quot;g&quot;)" office:value-type="string" office:string-value="1942076177 1602538802 11761598" calcext:value-type="string">
            <text:p>1942076177 1602538802 11761598</text:p>
          </table:table-cell>
          <table:table-cell table:style-name="ce4" table:formula="of:=ORG.LIBREOFFICE.REGEX([.B120];&quot;\d&quot;;&quot;&quot;;&quot;g&quot;)" office:value-type="string" office:string-value="  " calcext:value-type="string">
            <text:p><text:s text:c="2"/></text:p>
          </table:table-cell>
          <table:table-cell table:formula="of:=IF([.B120]=&quot;map:&quot;;&quot;&quot;;LEN([.C120]))" office:value-type="float" office:value="2" calcext:value-type="float">
            <text:p>2</text:p>
          </table:table-cell>
          <table:table-cell table:style-name="ce5" table:formula="of:=IF([.D120]=2;ORG.LIBREOFFICE.REGEX([.B120];&quot;\d+&quot;;;1);&quot;&quot;)" office:value-type="string" office:string-value="1942076177" calcext:value-type="string">
            <text:p>1942076177</text:p>
          </table:table-cell>
          <table:table-cell table:formula="of:=IF([.D120]=2;ORG.LIBREOFFICE.REGEX([.B120];&quot;\d+&quot;;;2);&quot;&quot;)" office:value-type="string" office:string-value="1602538802" calcext:value-type="string">
            <text:p>1602538802</text:p>
          </table:table-cell>
          <table:table-cell table:formula="of:=IF([.D120]=2;ORG.LIBREOFFICE.REGEX([.B120];&quot;\d+&quot;;;3);&quot;&quot;)" office:value-type="string" office:string-value="11761598" calcext:value-type="string">
            <text:p>11761598</text:p>
          </table:table-cell>
          <table:table-cell table:formula="of:=IF([.E120]=&quot;&quot;;&quot;&quot;;[.E120]+[.G120])" office:value-type="float" office:value="1953837775" calcext:value-type="float">
            <text:p>1953837775</text:p>
          </table:table-cell>
          <table:table-cell table:formula="of:=IF([.F120]=&quot;&quot;;&quot;&quot;;[.F120]+[.G120])" office:value-type="float" office:value="1614300400" calcext:value-type="float">
            <text:p>1614300400</text:p>
          </table:table-cell>
          <table:table-cell table:formula="of:=IF([.I120]=&quot;&quot;;[.A120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488235494 1828577602 34146846</text:p>
          </table:table-cell>
          <table:table-cell table:formula="of:=ORG.LIBREOFFICE.REGEX([.A121];&quot;\D+\s&quot;;&quot;&quot;;&quot;g&quot;)" office:value-type="string" office:string-value="2488235494 1828577602 34146846" calcext:value-type="string">
            <text:p>2488235494 1828577602 34146846</text:p>
          </table:table-cell>
          <table:table-cell table:style-name="ce4" table:formula="of:=ORG.LIBREOFFICE.REGEX([.B121];&quot;\d&quot;;&quot;&quot;;&quot;g&quot;)" office:value-type="string" office:string-value="  " calcext:value-type="string">
            <text:p><text:s text:c="2"/></text:p>
          </table:table-cell>
          <table:table-cell table:formula="of:=IF([.B121]=&quot;map:&quot;;&quot;&quot;;LEN([.C121]))" office:value-type="float" office:value="2" calcext:value-type="float">
            <text:p>2</text:p>
          </table:table-cell>
          <table:table-cell table:style-name="ce5" table:formula="of:=IF([.D121]=2;ORG.LIBREOFFICE.REGEX([.B121];&quot;\d+&quot;;;1);&quot;&quot;)" office:value-type="string" office:string-value="2488235494" calcext:value-type="string">
            <text:p>2488235494</text:p>
          </table:table-cell>
          <table:table-cell table:formula="of:=IF([.D121]=2;ORG.LIBREOFFICE.REGEX([.B121];&quot;\d+&quot;;;2);&quot;&quot;)" office:value-type="string" office:string-value="1828577602" calcext:value-type="string">
            <text:p>1828577602</text:p>
          </table:table-cell>
          <table:table-cell table:formula="of:=IF([.D121]=2;ORG.LIBREOFFICE.REGEX([.B121];&quot;\d+&quot;;;3);&quot;&quot;)" office:value-type="string" office:string-value="34146846" calcext:value-type="string">
            <text:p>34146846</text:p>
          </table:table-cell>
          <table:table-cell table:formula="of:=IF([.E121]=&quot;&quot;;&quot;&quot;;[.E121]+[.G121])" office:value-type="float" office:value="2522382340" calcext:value-type="float">
            <text:p>2522382340</text:p>
          </table:table-cell>
          <table:table-cell table:formula="of:=IF([.F121]=&quot;&quot;;&quot;&quot;;[.F121]+[.G121])" office:value-type="float" office:value="1862724448" calcext:value-type="float">
            <text:p>1862724448</text:p>
          </table:table-cell>
          <table:table-cell table:formula="of:=IF([.I121]=&quot;&quot;;[.A121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080020348 2969899147 31483779</text:p>
          </table:table-cell>
          <table:table-cell table:formula="of:=ORG.LIBREOFFICE.REGEX([.A122];&quot;\D+\s&quot;;&quot;&quot;;&quot;g&quot;)" office:value-type="string" office:string-value="1080020348 2969899147 31483779" calcext:value-type="string">
            <text:p>1080020348 2969899147 31483779</text:p>
          </table:table-cell>
          <table:table-cell table:style-name="ce4" table:formula="of:=ORG.LIBREOFFICE.REGEX([.B122];&quot;\d&quot;;&quot;&quot;;&quot;g&quot;)" office:value-type="string" office:string-value="  " calcext:value-type="string">
            <text:p><text:s text:c="2"/></text:p>
          </table:table-cell>
          <table:table-cell table:formula="of:=IF([.B122]=&quot;map:&quot;;&quot;&quot;;LEN([.C122]))" office:value-type="float" office:value="2" calcext:value-type="float">
            <text:p>2</text:p>
          </table:table-cell>
          <table:table-cell table:style-name="ce5" table:formula="of:=IF([.D122]=2;ORG.LIBREOFFICE.REGEX([.B122];&quot;\d+&quot;;;1);&quot;&quot;)" office:value-type="string" office:string-value="1080020348" calcext:value-type="string">
            <text:p>1080020348</text:p>
          </table:table-cell>
          <table:table-cell table:formula="of:=IF([.D122]=2;ORG.LIBREOFFICE.REGEX([.B122];&quot;\d+&quot;;;2);&quot;&quot;)" office:value-type="string" office:string-value="2969899147" calcext:value-type="string">
            <text:p>2969899147</text:p>
          </table:table-cell>
          <table:table-cell table:formula="of:=IF([.D122]=2;ORG.LIBREOFFICE.REGEX([.B122];&quot;\d+&quot;;;3);&quot;&quot;)" office:value-type="string" office:string-value="31483779" calcext:value-type="string">
            <text:p>31483779</text:p>
          </table:table-cell>
          <table:table-cell table:formula="of:=IF([.E122]=&quot;&quot;;&quot;&quot;;[.E122]+[.G122])" office:value-type="float" office:value="1111504127" calcext:value-type="float">
            <text:p>1111504127</text:p>
          </table:table-cell>
          <table:table-cell table:formula="of:=IF([.F122]=&quot;&quot;;&quot;&quot;;[.F122]+[.G122])" office:value-type="float" office:value="3001382926" calcext:value-type="float">
            <text:p>3001382926</text:p>
          </table:table-cell>
          <table:table-cell table:formula="of:=IF([.I122]=&quot;&quot;;[.A122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602785742 1475562429 126976373</text:p>
          </table:table-cell>
          <table:table-cell table:formula="of:=ORG.LIBREOFFICE.REGEX([.A123];&quot;\D+\s&quot;;&quot;&quot;;&quot;g&quot;)" office:value-type="string" office:string-value="1602785742 1475562429 126976373" calcext:value-type="string">
            <text:p>1602785742 1475562429 126976373</text:p>
          </table:table-cell>
          <table:table-cell table:style-name="ce4" table:formula="of:=ORG.LIBREOFFICE.REGEX([.B123];&quot;\d&quot;;&quot;&quot;;&quot;g&quot;)" office:value-type="string" office:string-value="  " calcext:value-type="string">
            <text:p><text:s text:c="2"/></text:p>
          </table:table-cell>
          <table:table-cell table:formula="of:=IF([.B123]=&quot;map:&quot;;&quot;&quot;;LEN([.C123]))" office:value-type="float" office:value="2" calcext:value-type="float">
            <text:p>2</text:p>
          </table:table-cell>
          <table:table-cell table:style-name="ce5" table:formula="of:=IF([.D123]=2;ORG.LIBREOFFICE.REGEX([.B123];&quot;\d+&quot;;;1);&quot;&quot;)" office:value-type="string" office:string-value="1602785742" calcext:value-type="string">
            <text:p>1602785742</text:p>
          </table:table-cell>
          <table:table-cell table:formula="of:=IF([.D123]=2;ORG.LIBREOFFICE.REGEX([.B123];&quot;\d+&quot;;;2);&quot;&quot;)" office:value-type="string" office:string-value="1475562429" calcext:value-type="string">
            <text:p>1475562429</text:p>
          </table:table-cell>
          <table:table-cell table:formula="of:=IF([.D123]=2;ORG.LIBREOFFICE.REGEX([.B123];&quot;\d+&quot;;;3);&quot;&quot;)" office:value-type="string" office:string-value="126976373" calcext:value-type="string">
            <text:p>126976373</text:p>
          </table:table-cell>
          <table:table-cell table:formula="of:=IF([.E123]=&quot;&quot;;&quot;&quot;;[.E123]+[.G123])" office:value-type="float" office:value="1729762115" calcext:value-type="float">
            <text:p>1729762115</text:p>
          </table:table-cell>
          <table:table-cell table:formula="of:=IF([.F123]=&quot;&quot;;&quot;&quot;;[.F123]+[.G123])" office:value-type="float" office:value="1602538802" calcext:value-type="float">
            <text:p>1602538802</text:p>
          </table:table-cell>
          <table:table-cell table:formula="of:=IF([.I123]=&quot;&quot;;[.A123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111504127 2891858480 46155967</text:p>
          </table:table-cell>
          <table:table-cell table:formula="of:=ORG.LIBREOFFICE.REGEX([.A124];&quot;\D+\s&quot;;&quot;&quot;;&quot;g&quot;)" office:value-type="string" office:string-value="1111504127 2891858480 46155967" calcext:value-type="string">
            <text:p>1111504127 2891858480 46155967</text:p>
          </table:table-cell>
          <table:table-cell table:style-name="ce4" table:formula="of:=ORG.LIBREOFFICE.REGEX([.B124];&quot;\d&quot;;&quot;&quot;;&quot;g&quot;)" office:value-type="string" office:string-value="  " calcext:value-type="string">
            <text:p><text:s text:c="2"/></text:p>
          </table:table-cell>
          <table:table-cell table:formula="of:=IF([.B124]=&quot;map:&quot;;&quot;&quot;;LEN([.C124]))" office:value-type="float" office:value="2" calcext:value-type="float">
            <text:p>2</text:p>
          </table:table-cell>
          <table:table-cell table:style-name="ce5" table:formula="of:=IF([.D124]=2;ORG.LIBREOFFICE.REGEX([.B124];&quot;\d+&quot;;;1);&quot;&quot;)" office:value-type="string" office:string-value="1111504127" calcext:value-type="string">
            <text:p>1111504127</text:p>
          </table:table-cell>
          <table:table-cell table:formula="of:=IF([.D124]=2;ORG.LIBREOFFICE.REGEX([.B124];&quot;\d+&quot;;;2);&quot;&quot;)" office:value-type="string" office:string-value="2891858480" calcext:value-type="string">
            <text:p>2891858480</text:p>
          </table:table-cell>
          <table:table-cell table:formula="of:=IF([.D124]=2;ORG.LIBREOFFICE.REGEX([.B124];&quot;\d+&quot;;;3);&quot;&quot;)" office:value-type="string" office:string-value="46155967" calcext:value-type="string">
            <text:p>46155967</text:p>
          </table:table-cell>
          <table:table-cell table:formula="of:=IF([.E124]=&quot;&quot;;&quot;&quot;;[.E124]+[.G124])" office:value-type="float" office:value="1157660094" calcext:value-type="float">
            <text:p>1157660094</text:p>
          </table:table-cell>
          <table:table-cell table:formula="of:=IF([.F124]=&quot;&quot;;&quot;&quot;;[.F124]+[.G124])" office:value-type="float" office:value="2938014447" calcext:value-type="float">
            <text:p>2938014447</text:p>
          </table:table-cell>
          <table:table-cell table:formula="of:=IF([.I124]=&quot;&quot;;[.A124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768517355 1048308227 67040311</text:p>
          </table:table-cell>
          <table:table-cell table:formula="of:=ORG.LIBREOFFICE.REGEX([.A125];&quot;\D+\s&quot;;&quot;&quot;;&quot;g&quot;)" office:value-type="string" office:string-value="2768517355 1048308227 67040311" calcext:value-type="string">
            <text:p>2768517355 1048308227 67040311</text:p>
          </table:table-cell>
          <table:table-cell table:style-name="ce4" table:formula="of:=ORG.LIBREOFFICE.REGEX([.B125];&quot;\d&quot;;&quot;&quot;;&quot;g&quot;)" office:value-type="string" office:string-value="  " calcext:value-type="string">
            <text:p><text:s text:c="2"/></text:p>
          </table:table-cell>
          <table:table-cell table:formula="of:=IF([.B125]=&quot;map:&quot;;&quot;&quot;;LEN([.C125]))" office:value-type="float" office:value="2" calcext:value-type="float">
            <text:p>2</text:p>
          </table:table-cell>
          <table:table-cell table:style-name="ce5" table:formula="of:=IF([.D125]=2;ORG.LIBREOFFICE.REGEX([.B125];&quot;\d+&quot;;;1);&quot;&quot;)" office:value-type="string" office:string-value="2768517355" calcext:value-type="string">
            <text:p>2768517355</text:p>
          </table:table-cell>
          <table:table-cell table:formula="of:=IF([.D125]=2;ORG.LIBREOFFICE.REGEX([.B125];&quot;\d+&quot;;;2);&quot;&quot;)" office:value-type="string" office:string-value="1048308227" calcext:value-type="string">
            <text:p>1048308227</text:p>
          </table:table-cell>
          <table:table-cell table:formula="of:=IF([.D125]=2;ORG.LIBREOFFICE.REGEX([.B125];&quot;\d+&quot;;;3);&quot;&quot;)" office:value-type="string" office:string-value="67040311" calcext:value-type="string">
            <text:p>67040311</text:p>
          </table:table-cell>
          <table:table-cell table:formula="of:=IF([.E125]=&quot;&quot;;&quot;&quot;;[.E125]+[.G125])" office:value-type="float" office:value="2835557666" calcext:value-type="float">
            <text:p>2835557666</text:p>
          </table:table-cell>
          <table:table-cell table:formula="of:=IF([.F125]=&quot;&quot;;&quot;&quot;;[.F125]+[.G125])" office:value-type="float" office:value="1115348538" calcext:value-type="float">
            <text:p>1115348538</text:p>
          </table:table-cell>
          <table:table-cell table:formula="of:=IF([.I125]=&quot;&quot;;[.A125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59502952 0 38271406</text:p>
          </table:table-cell>
          <table:table-cell table:formula="of:=ORG.LIBREOFFICE.REGEX([.A126];&quot;\D+\s&quot;;&quot;&quot;;&quot;g&quot;)" office:value-type="string" office:string-value="59502952 0 38271406" calcext:value-type="string">
            <text:p>59502952 0 38271406</text:p>
          </table:table-cell>
          <table:table-cell table:style-name="ce4" table:formula="of:=ORG.LIBREOFFICE.REGEX([.B126];&quot;\d&quot;;&quot;&quot;;&quot;g&quot;)" office:value-type="string" office:string-value="  " calcext:value-type="string">
            <text:p><text:s text:c="2"/></text:p>
          </table:table-cell>
          <table:table-cell table:formula="of:=IF([.B126]=&quot;map:&quot;;&quot;&quot;;LEN([.C126]))" office:value-type="float" office:value="2" calcext:value-type="float">
            <text:p>2</text:p>
          </table:table-cell>
          <table:table-cell table:style-name="ce5" table:formula="of:=IF([.D126]=2;ORG.LIBREOFFICE.REGEX([.B126];&quot;\d+&quot;;;1);&quot;&quot;)" office:value-type="string" office:string-value="59502952" calcext:value-type="string">
            <text:p>59502952</text:p>
          </table:table-cell>
          <table:table-cell table:formula="of:=IF([.D126]=2;ORG.LIBREOFFICE.REGEX([.B126];&quot;\d+&quot;;;2);&quot;&quot;)" office:value-type="string" office:string-value="0" calcext:value-type="string">
            <text:p>0</text:p>
          </table:table-cell>
          <table:table-cell table:formula="of:=IF([.D126]=2;ORG.LIBREOFFICE.REGEX([.B126];&quot;\d+&quot;;;3);&quot;&quot;)" office:value-type="string" office:string-value="38271406" calcext:value-type="string">
            <text:p>38271406</text:p>
          </table:table-cell>
          <table:table-cell table:formula="of:=IF([.E126]=&quot;&quot;;&quot;&quot;;[.E126]+[.G126])" office:value-type="float" office:value="97774358" calcext:value-type="float">
            <text:p>97774358</text:p>
          </table:table-cell>
          <table:table-cell table:formula="of:=IF([.F126]=&quot;&quot;;&quot;&quot;;[.F126]+[.G126])" office:value-type="float" office:value="38271406" calcext:value-type="float">
            <text:p>38271406</text:p>
          </table:table-cell>
          <table:table-cell table:formula="of:=IF([.I126]=&quot;&quot;;[.A126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702367943 2223933612 66149412</text:p>
          </table:table-cell>
          <table:table-cell table:formula="of:=ORG.LIBREOFFICE.REGEX([.A127];&quot;\D+\s&quot;;&quot;&quot;;&quot;g&quot;)" office:value-type="string" office:string-value="2702367943 2223933612 66149412" calcext:value-type="string">
            <text:p>2702367943 2223933612 66149412</text:p>
          </table:table-cell>
          <table:table-cell table:style-name="ce4" table:formula="of:=ORG.LIBREOFFICE.REGEX([.B127];&quot;\d&quot;;&quot;&quot;;&quot;g&quot;)" office:value-type="string" office:string-value="  " calcext:value-type="string">
            <text:p><text:s text:c="2"/></text:p>
          </table:table-cell>
          <table:table-cell table:formula="of:=IF([.B127]=&quot;map:&quot;;&quot;&quot;;LEN([.C127]))" office:value-type="float" office:value="2" calcext:value-type="float">
            <text:p>2</text:p>
          </table:table-cell>
          <table:table-cell table:style-name="ce5" table:formula="of:=IF([.D127]=2;ORG.LIBREOFFICE.REGEX([.B127];&quot;\d+&quot;;;1);&quot;&quot;)" office:value-type="string" office:string-value="2702367943" calcext:value-type="string">
            <text:p>2702367943</text:p>
          </table:table-cell>
          <table:table-cell table:formula="of:=IF([.D127]=2;ORG.LIBREOFFICE.REGEX([.B127];&quot;\d+&quot;;;2);&quot;&quot;)" office:value-type="string" office:string-value="2223933612" calcext:value-type="string">
            <text:p>2223933612</text:p>
          </table:table-cell>
          <table:table-cell table:formula="of:=IF([.D127]=2;ORG.LIBREOFFICE.REGEX([.B127];&quot;\d+&quot;;;3);&quot;&quot;)" office:value-type="string" office:string-value="66149412" calcext:value-type="string">
            <text:p>66149412</text:p>
          </table:table-cell>
          <table:table-cell table:formula="of:=IF([.E127]=&quot;&quot;;&quot;&quot;;[.E127]+[.G127])" office:value-type="float" office:value="2768517355" calcext:value-type="float">
            <text:p>2768517355</text:p>
          </table:table-cell>
          <table:table-cell table:formula="of:=IF([.F127]=&quot;&quot;;&quot;&quot;;[.F127]+[.G127])" office:value-type="float" office:value="2290083024" calcext:value-type="float">
            <text:p>2290083024</text:p>
          </table:table-cell>
          <table:table-cell table:formula="of:=IF([.I127]=&quot;&quot;;[.A127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ight-to-temperature map:</text:p>
          </table:table-cell>
          <table:table-cell table:formula="of:=ORG.LIBREOFFICE.REGEX([.A128];&quot;\D+\s&quot;;&quot;&quot;;&quot;g&quot;)" office:value-type="string" office:string-value="map:" calcext:value-type="string">
            <text:p>map:</text:p>
          </table:table-cell>
          <table:table-cell table:style-name="ce4" table:formula="of:=ORG.LIBREOFFICE.REGEX([.B128];&quot;\d&quot;;&quot;&quot;;&quot;g&quot;)" office:value-type="string" office:string-value="map:" calcext:value-type="string">
            <text:p>map:</text:p>
          </table:table-cell>
          <table:table-cell table:formula="of:=IF([.B128]=&quot;map:&quot;;&quot;&quot;;LEN([.C128]))">
            <text:p/>
          </table:table-cell>
          <table:table-cell table:style-name="ce5" table:formula="of:=IF([.D128]=2;ORG.LIBREOFFICE.REGEX([.B128];&quot;\d+&quot;;;1);&quot;&quot;)">
            <text:p/>
          </table:table-cell>
          <table:table-cell table:formula="of:=IF([.D128]=2;ORG.LIBREOFFICE.REGEX([.B128];&quot;\d+&quot;;;2);&quot;&quot;)">
            <text:p/>
          </table:table-cell>
          <table:table-cell table:formula="of:=IF([.D128]=2;ORG.LIBREOFFICE.REGEX([.B128];&quot;\d+&quot;;;3);&quot;&quot;)">
            <text:p/>
          </table:table-cell>
          <table:table-cell table:formula="of:=IF([.E128]=&quot;&quot;;&quot;&quot;;[.E128]+[.G128])">
            <text:p/>
          </table:table-cell>
          <table:table-cell table:formula="of:=IF([.F128]=&quot;&quot;;&quot;&quot;;[.F128]+[.G128])">
            <text:p/>
          </table:table-cell>
          <table:table-cell table:formula="of:=IF([.I128]=&quot;&quot;;[.A128];&quot;&quot;)" office:value-type="string" office:string-value="light-to-temperature map:" calcext:value-type="string">
            <text:p>light-to-temperature map: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325040309 318068442 41526915</text:p>
          </table:table-cell>
          <table:table-cell table:formula="of:=ORG.LIBREOFFICE.REGEX([.A129];&quot;\D+\s&quot;;&quot;&quot;;&quot;g&quot;)" office:value-type="string" office:string-value="2325040309 318068442 41526915" calcext:value-type="string">
            <text:p>2325040309 318068442 41526915</text:p>
          </table:table-cell>
          <table:table-cell table:style-name="ce4" table:formula="of:=ORG.LIBREOFFICE.REGEX([.B129];&quot;\d&quot;;&quot;&quot;;&quot;g&quot;)" office:value-type="string" office:string-value="  " calcext:value-type="string">
            <text:p><text:s text:c="2"/></text:p>
          </table:table-cell>
          <table:table-cell table:formula="of:=IF([.B129]=&quot;map:&quot;;&quot;&quot;;LEN([.C129]))" office:value-type="float" office:value="2" calcext:value-type="float">
            <text:p>2</text:p>
          </table:table-cell>
          <table:table-cell table:style-name="ce5" table:formula="of:=IF([.D129]=2;ORG.LIBREOFFICE.REGEX([.B129];&quot;\d+&quot;;;1);&quot;&quot;)" office:value-type="string" office:string-value="2325040309" calcext:value-type="string">
            <text:p>2325040309</text:p>
          </table:table-cell>
          <table:table-cell table:formula="of:=IF([.D129]=2;ORG.LIBREOFFICE.REGEX([.B129];&quot;\d+&quot;;;2);&quot;&quot;)" office:value-type="string" office:string-value="318068442" calcext:value-type="string">
            <text:p>318068442</text:p>
          </table:table-cell>
          <table:table-cell table:formula="of:=IF([.D129]=2;ORG.LIBREOFFICE.REGEX([.B129];&quot;\d+&quot;;;3);&quot;&quot;)" office:value-type="string" office:string-value="41526915" calcext:value-type="string">
            <text:p>41526915</text:p>
          </table:table-cell>
          <table:table-cell table:formula="of:=IF([.E129]=&quot;&quot;;&quot;&quot;;[.E129]+[.G129])" office:value-type="float" office:value="2366567224" calcext:value-type="float">
            <text:p>2366567224</text:p>
          </table:table-cell>
          <table:table-cell table:formula="of:=IF([.F129]=&quot;&quot;;&quot;&quot;;[.F129]+[.G129])" office:value-type="float" office:value="359595357" calcext:value-type="float">
            <text:p>359595357</text:p>
          </table:table-cell>
          <table:table-cell table:formula="of:=IF([.I129]=&quot;&quot;;[.A129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863810956 4139509244 32531846</text:p>
          </table:table-cell>
          <table:table-cell table:formula="of:=ORG.LIBREOFFICE.REGEX([.A130];&quot;\D+\s&quot;;&quot;&quot;;&quot;g&quot;)" office:value-type="string" office:string-value="3863810956 4139509244 32531846" calcext:value-type="string">
            <text:p>3863810956 4139509244 32531846</text:p>
          </table:table-cell>
          <table:table-cell table:style-name="ce4" table:formula="of:=ORG.LIBREOFFICE.REGEX([.B130];&quot;\d&quot;;&quot;&quot;;&quot;g&quot;)" office:value-type="string" office:string-value="  " calcext:value-type="string">
            <text:p><text:s text:c="2"/></text:p>
          </table:table-cell>
          <table:table-cell table:formula="of:=IF([.B130]=&quot;map:&quot;;&quot;&quot;;LEN([.C130]))" office:value-type="float" office:value="2" calcext:value-type="float">
            <text:p>2</text:p>
          </table:table-cell>
          <table:table-cell table:style-name="ce5" table:formula="of:=IF([.D130]=2;ORG.LIBREOFFICE.REGEX([.B130];&quot;\d+&quot;;;1);&quot;&quot;)" office:value-type="string" office:string-value="3863810956" calcext:value-type="string">
            <text:p>3863810956</text:p>
          </table:table-cell>
          <table:table-cell table:formula="of:=IF([.D130]=2;ORG.LIBREOFFICE.REGEX([.B130];&quot;\d+&quot;;;2);&quot;&quot;)" office:value-type="string" office:string-value="4139509244" calcext:value-type="string">
            <text:p>4139509244</text:p>
          </table:table-cell>
          <table:table-cell table:formula="of:=IF([.D130]=2;ORG.LIBREOFFICE.REGEX([.B130];&quot;\d+&quot;;;3);&quot;&quot;)" office:value-type="string" office:string-value="32531846" calcext:value-type="string">
            <text:p>32531846</text:p>
          </table:table-cell>
          <table:table-cell table:formula="of:=IF([.E130]=&quot;&quot;;&quot;&quot;;[.E130]+[.G130])" office:value-type="float" office:value="3896342802" calcext:value-type="float">
            <text:p>3896342802</text:p>
          </table:table-cell>
          <table:table-cell table:formula="of:=IF([.F130]=&quot;&quot;;&quot;&quot;;[.F130]+[.G130])" office:value-type="float" office:value="4172041090" calcext:value-type="float">
            <text:p>4172041090</text:p>
          </table:table-cell>
          <table:table-cell table:formula="of:=IF([.I130]=&quot;&quot;;[.A130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695021342 4093645836 45863408</text:p>
          </table:table-cell>
          <table:table-cell table:formula="of:=ORG.LIBREOFFICE.REGEX([.A131];&quot;\D+\s&quot;;&quot;&quot;;&quot;g&quot;)" office:value-type="string" office:string-value="3695021342 4093645836 45863408" calcext:value-type="string">
            <text:p>3695021342 4093645836 45863408</text:p>
          </table:table-cell>
          <table:table-cell table:style-name="ce4" table:formula="of:=ORG.LIBREOFFICE.REGEX([.B131];&quot;\d&quot;;&quot;&quot;;&quot;g&quot;)" office:value-type="string" office:string-value="  " calcext:value-type="string">
            <text:p><text:s text:c="2"/></text:p>
          </table:table-cell>
          <table:table-cell table:formula="of:=IF([.B131]=&quot;map:&quot;;&quot;&quot;;LEN([.C131]))" office:value-type="float" office:value="2" calcext:value-type="float">
            <text:p>2</text:p>
          </table:table-cell>
          <table:table-cell table:style-name="ce5" table:formula="of:=IF([.D131]=2;ORG.LIBREOFFICE.REGEX([.B131];&quot;\d+&quot;;;1);&quot;&quot;)" office:value-type="string" office:string-value="3695021342" calcext:value-type="string">
            <text:p>3695021342</text:p>
          </table:table-cell>
          <table:table-cell table:formula="of:=IF([.D131]=2;ORG.LIBREOFFICE.REGEX([.B131];&quot;\d+&quot;;;2);&quot;&quot;)" office:value-type="string" office:string-value="4093645836" calcext:value-type="string">
            <text:p>4093645836</text:p>
          </table:table-cell>
          <table:table-cell table:formula="of:=IF([.D131]=2;ORG.LIBREOFFICE.REGEX([.B131];&quot;\d+&quot;;;3);&quot;&quot;)" office:value-type="string" office:string-value="45863408" calcext:value-type="string">
            <text:p>45863408</text:p>
          </table:table-cell>
          <table:table-cell table:formula="of:=IF([.E131]=&quot;&quot;;&quot;&quot;;[.E131]+[.G131])" office:value-type="float" office:value="3740884750" calcext:value-type="float">
            <text:p>3740884750</text:p>
          </table:table-cell>
          <table:table-cell table:formula="of:=IF([.F131]=&quot;&quot;;&quot;&quot;;[.F131]+[.G131])" office:value-type="float" office:value="4139509244" calcext:value-type="float">
            <text:p>4139509244</text:p>
          </table:table-cell>
          <table:table-cell table:formula="of:=IF([.I131]=&quot;&quot;;[.A131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176344157 3053768010 518677185</text:p>
          </table:table-cell>
          <table:table-cell table:formula="of:=ORG.LIBREOFFICE.REGEX([.A132];&quot;\D+\s&quot;;&quot;&quot;;&quot;g&quot;)" office:value-type="string" office:string-value="3176344157 3053768010 518677185" calcext:value-type="string">
            <text:p>3176344157 3053768010 518677185</text:p>
          </table:table-cell>
          <table:table-cell table:style-name="ce4" table:formula="of:=ORG.LIBREOFFICE.REGEX([.B132];&quot;\d&quot;;&quot;&quot;;&quot;g&quot;)" office:value-type="string" office:string-value="  " calcext:value-type="string">
            <text:p><text:s text:c="2"/></text:p>
          </table:table-cell>
          <table:table-cell table:formula="of:=IF([.B132]=&quot;map:&quot;;&quot;&quot;;LEN([.C132]))" office:value-type="float" office:value="2" calcext:value-type="float">
            <text:p>2</text:p>
          </table:table-cell>
          <table:table-cell table:style-name="ce5" table:formula="of:=IF([.D132]=2;ORG.LIBREOFFICE.REGEX([.B132];&quot;\d+&quot;;;1);&quot;&quot;)" office:value-type="string" office:string-value="3176344157" calcext:value-type="string">
            <text:p>3176344157</text:p>
          </table:table-cell>
          <table:table-cell table:formula="of:=IF([.D132]=2;ORG.LIBREOFFICE.REGEX([.B132];&quot;\d+&quot;;;2);&quot;&quot;)" office:value-type="string" office:string-value="3053768010" calcext:value-type="string">
            <text:p>3053768010</text:p>
          </table:table-cell>
          <table:table-cell table:formula="of:=IF([.D132]=2;ORG.LIBREOFFICE.REGEX([.B132];&quot;\d+&quot;;;3);&quot;&quot;)" office:value-type="string" office:string-value="518677185" calcext:value-type="string">
            <text:p>518677185</text:p>
          </table:table-cell>
          <table:table-cell table:formula="of:=IF([.E132]=&quot;&quot;;&quot;&quot;;[.E132]+[.G132])" office:value-type="float" office:value="3695021342" calcext:value-type="float">
            <text:p>3695021342</text:p>
          </table:table-cell>
          <table:table-cell table:formula="of:=IF([.F132]=&quot;&quot;;&quot;&quot;;[.F132]+[.G132])" office:value-type="float" office:value="3572445195" calcext:value-type="float">
            <text:p>3572445195</text:p>
          </table:table-cell>
          <table:table-cell table:formula="of:=IF([.I132]=&quot;&quot;;[.A132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214303174 207331307 110737135</text:p>
          </table:table-cell>
          <table:table-cell table:formula="of:=ORG.LIBREOFFICE.REGEX([.A133];&quot;\D+\s&quot;;&quot;&quot;;&quot;g&quot;)" office:value-type="string" office:string-value="2214303174 207331307 110737135" calcext:value-type="string">
            <text:p>2214303174 207331307 110737135</text:p>
          </table:table-cell>
          <table:table-cell table:style-name="ce4" table:formula="of:=ORG.LIBREOFFICE.REGEX([.B133];&quot;\d&quot;;&quot;&quot;;&quot;g&quot;)" office:value-type="string" office:string-value="  " calcext:value-type="string">
            <text:p><text:s text:c="2"/></text:p>
          </table:table-cell>
          <table:table-cell table:formula="of:=IF([.B133]=&quot;map:&quot;;&quot;&quot;;LEN([.C133]))" office:value-type="float" office:value="2" calcext:value-type="float">
            <text:p>2</text:p>
          </table:table-cell>
          <table:table-cell table:style-name="ce5" table:formula="of:=IF([.D133]=2;ORG.LIBREOFFICE.REGEX([.B133];&quot;\d+&quot;;;1);&quot;&quot;)" office:value-type="string" office:string-value="2214303174" calcext:value-type="string">
            <text:p>2214303174</text:p>
          </table:table-cell>
          <table:table-cell table:formula="of:=IF([.D133]=2;ORG.LIBREOFFICE.REGEX([.B133];&quot;\d+&quot;;;2);&quot;&quot;)" office:value-type="string" office:string-value="207331307" calcext:value-type="string">
            <text:p>207331307</text:p>
          </table:table-cell>
          <table:table-cell table:formula="of:=IF([.D133]=2;ORG.LIBREOFFICE.REGEX([.B133];&quot;\d+&quot;;;3);&quot;&quot;)" office:value-type="string" office:string-value="110737135" calcext:value-type="string">
            <text:p>110737135</text:p>
          </table:table-cell>
          <table:table-cell table:formula="of:=IF([.E133]=&quot;&quot;;&quot;&quot;;[.E133]+[.G133])" office:value-type="float" office:value="2325040309" calcext:value-type="float">
            <text:p>2325040309</text:p>
          </table:table-cell>
          <table:table-cell table:formula="of:=IF([.F133]=&quot;&quot;;&quot;&quot;;[.F133]+[.G133])" office:value-type="float" office:value="318068442" calcext:value-type="float">
            <text:p>318068442</text:p>
          </table:table-cell>
          <table:table-cell table:formula="of:=IF([.I133]=&quot;&quot;;[.A133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166404663 0 207331307</text:p>
          </table:table-cell>
          <table:table-cell table:formula="of:=ORG.LIBREOFFICE.REGEX([.A134];&quot;\D+\s&quot;;&quot;&quot;;&quot;g&quot;)" office:value-type="string" office:string-value="1166404663 0 207331307" calcext:value-type="string">
            <text:p>1166404663 0 207331307</text:p>
          </table:table-cell>
          <table:table-cell table:style-name="ce4" table:formula="of:=ORG.LIBREOFFICE.REGEX([.B134];&quot;\d&quot;;&quot;&quot;;&quot;g&quot;)" office:value-type="string" office:string-value="  " calcext:value-type="string">
            <text:p><text:s text:c="2"/></text:p>
          </table:table-cell>
          <table:table-cell table:formula="of:=IF([.B134]=&quot;map:&quot;;&quot;&quot;;LEN([.C134]))" office:value-type="float" office:value="2" calcext:value-type="float">
            <text:p>2</text:p>
          </table:table-cell>
          <table:table-cell table:style-name="ce5" table:formula="of:=IF([.D134]=2;ORG.LIBREOFFICE.REGEX([.B134];&quot;\d+&quot;;;1);&quot;&quot;)" office:value-type="string" office:string-value="1166404663" calcext:value-type="string">
            <text:p>1166404663</text:p>
          </table:table-cell>
          <table:table-cell table:formula="of:=IF([.D134]=2;ORG.LIBREOFFICE.REGEX([.B134];&quot;\d+&quot;;;2);&quot;&quot;)" office:value-type="string" office:string-value="0" calcext:value-type="string">
            <text:p>0</text:p>
          </table:table-cell>
          <table:table-cell table:formula="of:=IF([.D134]=2;ORG.LIBREOFFICE.REGEX([.B134];&quot;\d+&quot;;;3);&quot;&quot;)" office:value-type="string" office:string-value="207331307" calcext:value-type="string">
            <text:p>207331307</text:p>
          </table:table-cell>
          <table:table-cell table:formula="of:=IF([.E134]=&quot;&quot;;&quot;&quot;;[.E134]+[.G134])" office:value-type="float" office:value="1373735970" calcext:value-type="float">
            <text:p>1373735970</text:p>
          </table:table-cell>
          <table:table-cell table:formula="of:=IF([.F134]=&quot;&quot;;&quot;&quot;;[.F134]+[.G134])" office:value-type="float" office:value="207331307" calcext:value-type="float">
            <text:p>207331307</text:p>
          </table:table-cell>
          <table:table-cell table:formula="of:=IF([.I134]=&quot;&quot;;[.A134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896342802 3761428671 206212717</text:p>
          </table:table-cell>
          <table:table-cell table:formula="of:=ORG.LIBREOFFICE.REGEX([.A135];&quot;\D+\s&quot;;&quot;&quot;;&quot;g&quot;)" office:value-type="string" office:string-value="3896342802 3761428671 206212717" calcext:value-type="string">
            <text:p>3896342802 3761428671 206212717</text:p>
          </table:table-cell>
          <table:table-cell table:style-name="ce4" table:formula="of:=ORG.LIBREOFFICE.REGEX([.B135];&quot;\d&quot;;&quot;&quot;;&quot;g&quot;)" office:value-type="string" office:string-value="  " calcext:value-type="string">
            <text:p><text:s text:c="2"/></text:p>
          </table:table-cell>
          <table:table-cell table:formula="of:=IF([.B135]=&quot;map:&quot;;&quot;&quot;;LEN([.C135]))" office:value-type="float" office:value="2" calcext:value-type="float">
            <text:p>2</text:p>
          </table:table-cell>
          <table:table-cell table:style-name="ce5" table:formula="of:=IF([.D135]=2;ORG.LIBREOFFICE.REGEX([.B135];&quot;\d+&quot;;;1);&quot;&quot;)" office:value-type="string" office:string-value="3896342802" calcext:value-type="string">
            <text:p>3896342802</text:p>
          </table:table-cell>
          <table:table-cell table:formula="of:=IF([.D135]=2;ORG.LIBREOFFICE.REGEX([.B135];&quot;\d+&quot;;;2);&quot;&quot;)" office:value-type="string" office:string-value="3761428671" calcext:value-type="string">
            <text:p>3761428671</text:p>
          </table:table-cell>
          <table:table-cell table:formula="of:=IF([.D135]=2;ORG.LIBREOFFICE.REGEX([.B135];&quot;\d+&quot;;;3);&quot;&quot;)" office:value-type="string" office:string-value="206212717" calcext:value-type="string">
            <text:p>206212717</text:p>
          </table:table-cell>
          <table:table-cell table:formula="of:=IF([.E135]=&quot;&quot;;&quot;&quot;;[.E135]+[.G135])" office:value-type="float" office:value="4102555519" calcext:value-type="float">
            <text:p>4102555519</text:p>
          </table:table-cell>
          <table:table-cell table:formula="of:=IF([.F135]=&quot;&quot;;&quot;&quot;;[.F135]+[.G135])" office:value-type="float" office:value="3967641388" calcext:value-type="float">
            <text:p>3967641388</text:p>
          </table:table-cell>
          <table:table-cell table:formula="of:=IF([.I135]=&quot;&quot;;[.A135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16675148 359595357 47363132</text:p>
          </table:table-cell>
          <table:table-cell table:formula="of:=ORG.LIBREOFFICE.REGEX([.A136];&quot;\D+\s&quot;;&quot;&quot;;&quot;g&quot;)" office:value-type="string" office:string-value="216675148 359595357 47363132" calcext:value-type="string">
            <text:p>216675148 359595357 47363132</text:p>
          </table:table-cell>
          <table:table-cell table:style-name="ce4" table:formula="of:=ORG.LIBREOFFICE.REGEX([.B136];&quot;\d&quot;;&quot;&quot;;&quot;g&quot;)" office:value-type="string" office:string-value="  " calcext:value-type="string">
            <text:p><text:s text:c="2"/></text:p>
          </table:table-cell>
          <table:table-cell table:formula="of:=IF([.B136]=&quot;map:&quot;;&quot;&quot;;LEN([.C136]))" office:value-type="float" office:value="2" calcext:value-type="float">
            <text:p>2</text:p>
          </table:table-cell>
          <table:table-cell table:style-name="ce5" table:formula="of:=IF([.D136]=2;ORG.LIBREOFFICE.REGEX([.B136];&quot;\d+&quot;;;1);&quot;&quot;)" office:value-type="string" office:string-value="216675148" calcext:value-type="string">
            <text:p>216675148</text:p>
          </table:table-cell>
          <table:table-cell table:formula="of:=IF([.D136]=2;ORG.LIBREOFFICE.REGEX([.B136];&quot;\d+&quot;;;2);&quot;&quot;)" office:value-type="string" office:string-value="359595357" calcext:value-type="string">
            <text:p>359595357</text:p>
          </table:table-cell>
          <table:table-cell table:formula="of:=IF([.D136]=2;ORG.LIBREOFFICE.REGEX([.B136];&quot;\d+&quot;;;3);&quot;&quot;)" office:value-type="string" office:string-value="47363132" calcext:value-type="string">
            <text:p>47363132</text:p>
          </table:table-cell>
          <table:table-cell table:formula="of:=IF([.E136]=&quot;&quot;;&quot;&quot;;[.E136]+[.G136])" office:value-type="float" office:value="264038280" calcext:value-type="float">
            <text:p>264038280</text:p>
          </table:table-cell>
          <table:table-cell table:formula="of:=IF([.F136]=&quot;&quot;;&quot;&quot;;[.F136]+[.G136])" office:value-type="float" office:value="406958489" calcext:value-type="float">
            <text:p>406958489</text:p>
          </table:table-cell>
          <table:table-cell table:formula="of:=IF([.I136]=&quot;&quot;;[.A136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4102555519 3967641388 126004448</text:p>
          </table:table-cell>
          <table:table-cell table:formula="of:=ORG.LIBREOFFICE.REGEX([.A137];&quot;\D+\s&quot;;&quot;&quot;;&quot;g&quot;)" office:value-type="string" office:string-value="4102555519 3967641388 126004448" calcext:value-type="string">
            <text:p>4102555519 3967641388 126004448</text:p>
          </table:table-cell>
          <table:table-cell table:style-name="ce4" table:formula="of:=ORG.LIBREOFFICE.REGEX([.B137];&quot;\d&quot;;&quot;&quot;;&quot;g&quot;)" office:value-type="string" office:string-value="  " calcext:value-type="string">
            <text:p><text:s text:c="2"/></text:p>
          </table:table-cell>
          <table:table-cell table:formula="of:=IF([.B137]=&quot;map:&quot;;&quot;&quot;;LEN([.C137]))" office:value-type="float" office:value="2" calcext:value-type="float">
            <text:p>2</text:p>
          </table:table-cell>
          <table:table-cell table:style-name="ce5" table:formula="of:=IF([.D137]=2;ORG.LIBREOFFICE.REGEX([.B137];&quot;\d+&quot;;;1);&quot;&quot;)" office:value-type="string" office:string-value="4102555519" calcext:value-type="string">
            <text:p>4102555519</text:p>
          </table:table-cell>
          <table:table-cell table:formula="of:=IF([.D137]=2;ORG.LIBREOFFICE.REGEX([.B137];&quot;\d+&quot;;;2);&quot;&quot;)" office:value-type="string" office:string-value="3967641388" calcext:value-type="string">
            <text:p>3967641388</text:p>
          </table:table-cell>
          <table:table-cell table:formula="of:=IF([.D137]=2;ORG.LIBREOFFICE.REGEX([.B137];&quot;\d+&quot;;;3);&quot;&quot;)" office:value-type="string" office:string-value="126004448" calcext:value-type="string">
            <text:p>126004448</text:p>
          </table:table-cell>
          <table:table-cell table:formula="of:=IF([.E137]=&quot;&quot;;&quot;&quot;;[.E137]+[.G137])" office:value-type="float" office:value="4228559967" calcext:value-type="float">
            <text:p>4228559967</text:p>
          </table:table-cell>
          <table:table-cell table:formula="of:=IF([.F137]=&quot;&quot;;&quot;&quot;;[.F137]+[.G137])" office:value-type="float" office:value="4093645836" calcext:value-type="float">
            <text:p>4093645836</text:p>
          </table:table-cell>
          <table:table-cell table:formula="of:=IF([.I137]=&quot;&quot;;[.A137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64038280 406958489 888098871</text:p>
          </table:table-cell>
          <table:table-cell table:formula="of:=ORG.LIBREOFFICE.REGEX([.A138];&quot;\D+\s&quot;;&quot;&quot;;&quot;g&quot;)" office:value-type="string" office:string-value="264038280 406958489 888098871" calcext:value-type="string">
            <text:p>264038280 406958489 888098871</text:p>
          </table:table-cell>
          <table:table-cell table:style-name="ce4" table:formula="of:=ORG.LIBREOFFICE.REGEX([.B138];&quot;\d&quot;;&quot;&quot;;&quot;g&quot;)" office:value-type="string" office:string-value="  " calcext:value-type="string">
            <text:p><text:s text:c="2"/></text:p>
          </table:table-cell>
          <table:table-cell table:formula="of:=IF([.B138]=&quot;map:&quot;;&quot;&quot;;LEN([.C138]))" office:value-type="float" office:value="2" calcext:value-type="float">
            <text:p>2</text:p>
          </table:table-cell>
          <table:table-cell table:style-name="ce5" table:formula="of:=IF([.D138]=2;ORG.LIBREOFFICE.REGEX([.B138];&quot;\d+&quot;;;1);&quot;&quot;)" office:value-type="string" office:string-value="264038280" calcext:value-type="string">
            <text:p>264038280</text:p>
          </table:table-cell>
          <table:table-cell table:formula="of:=IF([.D138]=2;ORG.LIBREOFFICE.REGEX([.B138];&quot;\d+&quot;;;2);&quot;&quot;)" office:value-type="string" office:string-value="406958489" calcext:value-type="string">
            <text:p>406958489</text:p>
          </table:table-cell>
          <table:table-cell table:formula="of:=IF([.D138]=2;ORG.LIBREOFFICE.REGEX([.B138];&quot;\d+&quot;;;3);&quot;&quot;)" office:value-type="string" office:string-value="888098871" calcext:value-type="string">
            <text:p>888098871</text:p>
          </table:table-cell>
          <table:table-cell table:formula="of:=IF([.E138]=&quot;&quot;;&quot;&quot;;[.E138]+[.G138])" office:value-type="float" office:value="1152137151" calcext:value-type="float">
            <text:p>1152137151</text:p>
          </table:table-cell>
          <table:table-cell table:formula="of:=IF([.F138]=&quot;&quot;;&quot;&quot;;[.F138]+[.G138])" office:value-type="float" office:value="1295057360" calcext:value-type="float">
            <text:p>1295057360</text:p>
          </table:table-cell>
          <table:table-cell table:formula="of:=IF([.I138]=&quot;&quot;;[.A138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4228559967 3572445195 66407329</text:p>
          </table:table-cell>
          <table:table-cell table:formula="of:=ORG.LIBREOFFICE.REGEX([.A139];&quot;\D+\s&quot;;&quot;&quot;;&quot;g&quot;)" office:value-type="string" office:string-value="4228559967 3572445195 66407329" calcext:value-type="string">
            <text:p>4228559967 3572445195 66407329</text:p>
          </table:table-cell>
          <table:table-cell table:style-name="ce4" table:formula="of:=ORG.LIBREOFFICE.REGEX([.B139];&quot;\d&quot;;&quot;&quot;;&quot;g&quot;)" office:value-type="string" office:string-value="  " calcext:value-type="string">
            <text:p><text:s text:c="2"/></text:p>
          </table:table-cell>
          <table:table-cell table:formula="of:=IF([.B139]=&quot;map:&quot;;&quot;&quot;;LEN([.C139]))" office:value-type="float" office:value="2" calcext:value-type="float">
            <text:p>2</text:p>
          </table:table-cell>
          <table:table-cell table:style-name="ce5" table:formula="of:=IF([.D139]=2;ORG.LIBREOFFICE.REGEX([.B139];&quot;\d+&quot;;;1);&quot;&quot;)" office:value-type="string" office:string-value="4228559967" calcext:value-type="string">
            <text:p>4228559967</text:p>
          </table:table-cell>
          <table:table-cell table:formula="of:=IF([.D139]=2;ORG.LIBREOFFICE.REGEX([.B139];&quot;\d+&quot;;;2);&quot;&quot;)" office:value-type="string" office:string-value="3572445195" calcext:value-type="string">
            <text:p>3572445195</text:p>
          </table:table-cell>
          <table:table-cell table:formula="of:=IF([.D139]=2;ORG.LIBREOFFICE.REGEX([.B139];&quot;\d+&quot;;;3);&quot;&quot;)" office:value-type="string" office:string-value="66407329" calcext:value-type="string">
            <text:p>66407329</text:p>
          </table:table-cell>
          <table:table-cell table:formula="of:=IF([.E139]=&quot;&quot;;&quot;&quot;;[.E139]+[.G139])" office:value-type="float" office:value="4294967296" calcext:value-type="float">
            <text:p>4294967296</text:p>
          </table:table-cell>
          <table:table-cell table:formula="of:=IF([.F139]=&quot;&quot;;&quot;&quot;;[.F139]+[.G139])" office:value-type="float" office:value="3638852524" calcext:value-type="float">
            <text:p>3638852524</text:p>
          </table:table-cell>
          <table:table-cell table:formula="of:=IF([.I139]=&quot;&quot;;[.A139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152137151 1295057360 14267512</text:p>
          </table:table-cell>
          <table:table-cell table:formula="of:=ORG.LIBREOFFICE.REGEX([.A140];&quot;\D+\s&quot;;&quot;&quot;;&quot;g&quot;)" office:value-type="string" office:string-value="1152137151 1295057360 14267512" calcext:value-type="string">
            <text:p>1152137151 1295057360 14267512</text:p>
          </table:table-cell>
          <table:table-cell table:style-name="ce4" table:formula="of:=ORG.LIBREOFFICE.REGEX([.B140];&quot;\d&quot;;&quot;&quot;;&quot;g&quot;)" office:value-type="string" office:string-value="  " calcext:value-type="string">
            <text:p><text:s text:c="2"/></text:p>
          </table:table-cell>
          <table:table-cell table:formula="of:=IF([.B140]=&quot;map:&quot;;&quot;&quot;;LEN([.C140]))" office:value-type="float" office:value="2" calcext:value-type="float">
            <text:p>2</text:p>
          </table:table-cell>
          <table:table-cell table:style-name="ce5" table:formula="of:=IF([.D140]=2;ORG.LIBREOFFICE.REGEX([.B140];&quot;\d+&quot;;;1);&quot;&quot;)" office:value-type="string" office:string-value="1152137151" calcext:value-type="string">
            <text:p>1152137151</text:p>
          </table:table-cell>
          <table:table-cell table:formula="of:=IF([.D140]=2;ORG.LIBREOFFICE.REGEX([.B140];&quot;\d+&quot;;;2);&quot;&quot;)" office:value-type="string" office:string-value="1295057360" calcext:value-type="string">
            <text:p>1295057360</text:p>
          </table:table-cell>
          <table:table-cell table:formula="of:=IF([.D140]=2;ORG.LIBREOFFICE.REGEX([.B140];&quot;\d+&quot;;;3);&quot;&quot;)" office:value-type="string" office:string-value="14267512" calcext:value-type="string">
            <text:p>14267512</text:p>
          </table:table-cell>
          <table:table-cell table:formula="of:=IF([.E140]=&quot;&quot;;&quot;&quot;;[.E140]+[.G140])" office:value-type="float" office:value="1166404663" calcext:value-type="float">
            <text:p>1166404663</text:p>
          </table:table-cell>
          <table:table-cell table:formula="of:=IF([.F140]=&quot;&quot;;&quot;&quot;;[.F140]+[.G140])" office:value-type="float" office:value="1309324872" calcext:value-type="float">
            <text:p>1309324872</text:p>
          </table:table-cell>
          <table:table-cell table:formula="of:=IF([.I140]=&quot;&quot;;[.A140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053768010 3638852524 122576147</text:p>
          </table:table-cell>
          <table:table-cell table:formula="of:=ORG.LIBREOFFICE.REGEX([.A141];&quot;\D+\s&quot;;&quot;&quot;;&quot;g&quot;)" office:value-type="string" office:string-value="3053768010 3638852524 122576147" calcext:value-type="string">
            <text:p>3053768010 3638852524 122576147</text:p>
          </table:table-cell>
          <table:table-cell table:style-name="ce4" table:formula="of:=ORG.LIBREOFFICE.REGEX([.B141];&quot;\d&quot;;&quot;&quot;;&quot;g&quot;)" office:value-type="string" office:string-value="  " calcext:value-type="string">
            <text:p><text:s text:c="2"/></text:p>
          </table:table-cell>
          <table:table-cell table:formula="of:=IF([.B141]=&quot;map:&quot;;&quot;&quot;;LEN([.C141]))" office:value-type="float" office:value="2" calcext:value-type="float">
            <text:p>2</text:p>
          </table:table-cell>
          <table:table-cell table:style-name="ce5" table:formula="of:=IF([.D141]=2;ORG.LIBREOFFICE.REGEX([.B141];&quot;\d+&quot;;;1);&quot;&quot;)" office:value-type="string" office:string-value="3053768010" calcext:value-type="string">
            <text:p>3053768010</text:p>
          </table:table-cell>
          <table:table-cell table:formula="of:=IF([.D141]=2;ORG.LIBREOFFICE.REGEX([.B141];&quot;\d+&quot;;;2);&quot;&quot;)" office:value-type="string" office:string-value="3638852524" calcext:value-type="string">
            <text:p>3638852524</text:p>
          </table:table-cell>
          <table:table-cell table:formula="of:=IF([.D141]=2;ORG.LIBREOFFICE.REGEX([.B141];&quot;\d+&quot;;;3);&quot;&quot;)" office:value-type="string" office:string-value="122576147" calcext:value-type="string">
            <text:p>122576147</text:p>
          </table:table-cell>
          <table:table-cell table:formula="of:=IF([.E141]=&quot;&quot;;&quot;&quot;;[.E141]+[.G141])" office:value-type="float" office:value="3176344157" calcext:value-type="float">
            <text:p>3176344157</text:p>
          </table:table-cell>
          <table:table-cell table:formula="of:=IF([.F141]=&quot;&quot;;&quot;&quot;;[.F141]+[.G141])" office:value-type="float" office:value="3761428671" calcext:value-type="float">
            <text:p>3761428671</text:p>
          </table:table-cell>
          <table:table-cell table:formula="of:=IF([.I141]=&quot;&quot;;[.A141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1373735970 1526000020 840567204</text:p>
          </table:table-cell>
          <table:table-cell table:formula="of:=ORG.LIBREOFFICE.REGEX([.A142];&quot;\D+\s&quot;;&quot;&quot;;&quot;g&quot;)" office:value-type="string" office:string-value="1373735970 1526000020 840567204" calcext:value-type="string">
            <text:p>1373735970 1526000020 840567204</text:p>
          </table:table-cell>
          <table:table-cell table:style-name="ce4" table:formula="of:=ORG.LIBREOFFICE.REGEX([.B142];&quot;\d&quot;;&quot;&quot;;&quot;g&quot;)" office:value-type="string" office:string-value="  " calcext:value-type="string">
            <text:p><text:s text:c="2"/></text:p>
          </table:table-cell>
          <table:table-cell table:formula="of:=IF([.B142]=&quot;map:&quot;;&quot;&quot;;LEN([.C142]))" office:value-type="float" office:value="2" calcext:value-type="float">
            <text:p>2</text:p>
          </table:table-cell>
          <table:table-cell table:style-name="ce5" table:formula="of:=IF([.D142]=2;ORG.LIBREOFFICE.REGEX([.B142];&quot;\d+&quot;;;1);&quot;&quot;)" office:value-type="string" office:string-value="1373735970" calcext:value-type="string">
            <text:p>1373735970</text:p>
          </table:table-cell>
          <table:table-cell table:formula="of:=IF([.D142]=2;ORG.LIBREOFFICE.REGEX([.B142];&quot;\d+&quot;;;2);&quot;&quot;)" office:value-type="string" office:string-value="1526000020" calcext:value-type="string">
            <text:p>1526000020</text:p>
          </table:table-cell>
          <table:table-cell table:formula="of:=IF([.D142]=2;ORG.LIBREOFFICE.REGEX([.B142];&quot;\d+&quot;;;3);&quot;&quot;)" office:value-type="string" office:string-value="840567204" calcext:value-type="string">
            <text:p>840567204</text:p>
          </table:table-cell>
          <table:table-cell table:formula="of:=IF([.E142]=&quot;&quot;;&quot;&quot;;[.E142]+[.G142])" office:value-type="float" office:value="2214303174" calcext:value-type="float">
            <text:p>2214303174</text:p>
          </table:table-cell>
          <table:table-cell table:formula="of:=IF([.F142]=&quot;&quot;;&quot;&quot;;[.F142]+[.G142])" office:value-type="float" office:value="2366567224" calcext:value-type="float">
            <text:p>2366567224</text:p>
          </table:table-cell>
          <table:table-cell table:formula="of:=IF([.I142]=&quot;&quot;;[.A142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0 1309324872 216675148</text:p>
          </table:table-cell>
          <table:table-cell table:formula="of:=ORG.LIBREOFFICE.REGEX([.A143];&quot;\D+\s&quot;;&quot;&quot;;&quot;g&quot;)" office:value-type="string" office:string-value="0 1309324872 216675148" calcext:value-type="string">
            <text:p>0 1309324872 216675148</text:p>
          </table:table-cell>
          <table:table-cell table:style-name="ce4" table:formula="of:=ORG.LIBREOFFICE.REGEX([.B143];&quot;\d&quot;;&quot;&quot;;&quot;g&quot;)" office:value-type="string" office:string-value="  " calcext:value-type="string">
            <text:p><text:s text:c="2"/></text:p>
          </table:table-cell>
          <table:table-cell table:formula="of:=IF([.B143]=&quot;map:&quot;;&quot;&quot;;LEN([.C143]))" office:value-type="float" office:value="2" calcext:value-type="float">
            <text:p>2</text:p>
          </table:table-cell>
          <table:table-cell table:style-name="ce5" table:formula="of:=IF([.D143]=2;ORG.LIBREOFFICE.REGEX([.B143];&quot;\d+&quot;;;1);&quot;&quot;)" office:value-type="string" office:string-value="0" calcext:value-type="string">
            <text:p>0</text:p>
          </table:table-cell>
          <table:table-cell table:formula="of:=IF([.D143]=2;ORG.LIBREOFFICE.REGEX([.B143];&quot;\d+&quot;;;2);&quot;&quot;)" office:value-type="string" office:string-value="1309324872" calcext:value-type="string">
            <text:p>1309324872</text:p>
          </table:table-cell>
          <table:table-cell table:formula="of:=IF([.D143]=2;ORG.LIBREOFFICE.REGEX([.B143];&quot;\d+&quot;;;3);&quot;&quot;)" office:value-type="string" office:string-value="216675148" calcext:value-type="string">
            <text:p>216675148</text:p>
          </table:table-cell>
          <table:table-cell table:formula="of:=IF([.E143]=&quot;&quot;;&quot;&quot;;[.E143]+[.G143])" office:value-type="float" office:value="216675148" calcext:value-type="float">
            <text:p>216675148</text:p>
          </table:table-cell>
          <table:table-cell table:formula="of:=IF([.F143]=&quot;&quot;;&quot;&quot;;[.F143]+[.G143])" office:value-type="float" office:value="1526000020" calcext:value-type="float">
            <text:p>1526000020</text:p>
          </table:table-cell>
          <table:table-cell table:formula="of:=IF([.I143]=&quot;&quot;;[.A143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740884750 4172041090 122926206</text:p>
          </table:table-cell>
          <table:table-cell table:formula="of:=ORG.LIBREOFFICE.REGEX([.A144];&quot;\D+\s&quot;;&quot;&quot;;&quot;g&quot;)" office:value-type="string" office:string-value="3740884750 4172041090 122926206" calcext:value-type="string">
            <text:p>3740884750 4172041090 122926206</text:p>
          </table:table-cell>
          <table:table-cell table:style-name="ce4" table:formula="of:=ORG.LIBREOFFICE.REGEX([.B144];&quot;\d&quot;;&quot;&quot;;&quot;g&quot;)" office:value-type="string" office:string-value="  " calcext:value-type="string">
            <text:p><text:s text:c="2"/></text:p>
          </table:table-cell>
          <table:table-cell table:formula="of:=IF([.B144]=&quot;map:&quot;;&quot;&quot;;LEN([.C144]))" office:value-type="float" office:value="2" calcext:value-type="float">
            <text:p>2</text:p>
          </table:table-cell>
          <table:table-cell table:style-name="ce5" table:formula="of:=IF([.D144]=2;ORG.LIBREOFFICE.REGEX([.B144];&quot;\d+&quot;;;1);&quot;&quot;)" office:value-type="string" office:string-value="3740884750" calcext:value-type="string">
            <text:p>3740884750</text:p>
          </table:table-cell>
          <table:table-cell table:formula="of:=IF([.D144]=2;ORG.LIBREOFFICE.REGEX([.B144];&quot;\d+&quot;;;2);&quot;&quot;)" office:value-type="string" office:string-value="4172041090" calcext:value-type="string">
            <text:p>4172041090</text:p>
          </table:table-cell>
          <table:table-cell table:formula="of:=IF([.D144]=2;ORG.LIBREOFFICE.REGEX([.B144];&quot;\d+&quot;;;3);&quot;&quot;)" office:value-type="string" office:string-value="122926206" calcext:value-type="string">
            <text:p>122926206</text:p>
          </table:table-cell>
          <table:table-cell table:formula="of:=IF([.E144]=&quot;&quot;;&quot;&quot;;[.E144]+[.G144])" office:value-type="float" office:value="3863810956" calcext:value-type="float">
            <text:p>3863810956</text:p>
          </table:table-cell>
          <table:table-cell table:formula="of:=IF([.F144]=&quot;&quot;;&quot;&quot;;[.F144]+[.G144])" office:value-type="float" office:value="4294967296" calcext:value-type="float">
            <text:p>4294967296</text:p>
          </table:table-cell>
          <table:table-cell table:formula="of:=IF([.I144]=&quot;&quot;;[.A144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emperature-to-humidity map:</text:p>
          </table:table-cell>
          <table:table-cell table:formula="of:=ORG.LIBREOFFICE.REGEX([.A145];&quot;\D+\s&quot;;&quot;&quot;;&quot;g&quot;)" office:value-type="string" office:string-value="map:" calcext:value-type="string">
            <text:p>map:</text:p>
          </table:table-cell>
          <table:table-cell table:style-name="ce4" table:formula="of:=ORG.LIBREOFFICE.REGEX([.B145];&quot;\d&quot;;&quot;&quot;;&quot;g&quot;)" office:value-type="string" office:string-value="map:" calcext:value-type="string">
            <text:p>map:</text:p>
          </table:table-cell>
          <table:table-cell table:formula="of:=IF([.B145]=&quot;map:&quot;;&quot;&quot;;LEN([.C145]))">
            <text:p/>
          </table:table-cell>
          <table:table-cell table:style-name="ce5" table:formula="of:=IF([.D145]=2;ORG.LIBREOFFICE.REGEX([.B145];&quot;\d+&quot;;;1);&quot;&quot;)">
            <text:p/>
          </table:table-cell>
          <table:table-cell table:formula="of:=IF([.D145]=2;ORG.LIBREOFFICE.REGEX([.B145];&quot;\d+&quot;;;2);&quot;&quot;)">
            <text:p/>
          </table:table-cell>
          <table:table-cell table:formula="of:=IF([.D145]=2;ORG.LIBREOFFICE.REGEX([.B145];&quot;\d+&quot;;;3);&quot;&quot;)">
            <text:p/>
          </table:table-cell>
          <table:table-cell table:formula="of:=IF([.E145]=&quot;&quot;;&quot;&quot;;[.E145]+[.G145])">
            <text:p/>
          </table:table-cell>
          <table:table-cell table:formula="of:=IF([.F145]=&quot;&quot;;&quot;&quot;;[.F145]+[.G145])">
            <text:p/>
          </table:table-cell>
          <table:table-cell table:formula="of:=IF([.I145]=&quot;&quot;;[.A145];&quot;&quot;)" office:value-type="string" office:string-value="temperature-to-humidity map:" calcext:value-type="string">
            <text:p>temperature-to-humidity map: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0 1391213880 85308204</text:p>
          </table:table-cell>
          <table:table-cell table:formula="of:=ORG.LIBREOFFICE.REGEX([.A146];&quot;\D+\s&quot;;&quot;&quot;;&quot;g&quot;)" office:value-type="string" office:string-value="0 1391213880 85308204" calcext:value-type="string">
            <text:p>0 1391213880 85308204</text:p>
          </table:table-cell>
          <table:table-cell table:style-name="ce4" table:formula="of:=ORG.LIBREOFFICE.REGEX([.B146];&quot;\d&quot;;&quot;&quot;;&quot;g&quot;)" office:value-type="string" office:string-value="  " calcext:value-type="string">
            <text:p><text:s text:c="2"/></text:p>
          </table:table-cell>
          <table:table-cell table:formula="of:=IF([.B146]=&quot;map:&quot;;&quot;&quot;;LEN([.C146]))" office:value-type="float" office:value="2" calcext:value-type="float">
            <text:p>2</text:p>
          </table:table-cell>
          <table:table-cell table:style-name="ce5" table:formula="of:=IF([.D146]=2;ORG.LIBREOFFICE.REGEX([.B146];&quot;\d+&quot;;;1);&quot;&quot;)" office:value-type="string" office:string-value="0" calcext:value-type="string">
            <text:p>0</text:p>
          </table:table-cell>
          <table:table-cell table:formula="of:=IF([.D146]=2;ORG.LIBREOFFICE.REGEX([.B146];&quot;\d+&quot;;;2);&quot;&quot;)" office:value-type="string" office:string-value="1391213880" calcext:value-type="string">
            <text:p>1391213880</text:p>
          </table:table-cell>
          <table:table-cell table:formula="of:=IF([.D146]=2;ORG.LIBREOFFICE.REGEX([.B146];&quot;\d+&quot;;;3);&quot;&quot;)" office:value-type="string" office:string-value="85308204" calcext:value-type="string">
            <text:p>85308204</text:p>
          </table:table-cell>
          <table:table-cell table:formula="of:=IF([.E146]=&quot;&quot;;&quot;&quot;;[.E146]+[.G146])" office:value-type="float" office:value="85308204" calcext:value-type="float">
            <text:p>85308204</text:p>
          </table:table-cell>
          <table:table-cell table:formula="of:=IF([.F146]=&quot;&quot;;&quot;&quot;;[.F146]+[.G146])" office:value-type="float" office:value="1476522084" calcext:value-type="float">
            <text:p>1476522084</text:p>
          </table:table-cell>
          <table:table-cell table:formula="of:=IF([.I146]=&quot;&quot;;[.A146];&quot;&quot;)">
            <text:p/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3458067104 3613119976 31521054</text:p>
          </table:table-cell>
          <table:table-cell table:formula="of:=ORG.LIBREOFFICE.REGEX([.A147];&quot;\D+\s&quot;;&quot;&quot;;&quot;g&quot;)" office:value-type="string" office:string-value="3458067104 3613119976 31521054" calcext:value-type="string">
            <text:p>3458067104 3613119976 31521054</text:p>
          </table:table-cell>
          <table:table-cell table:style-name="ce4" table:formula="of:=ORG.LIBREOFFICE.REGEX([.B147];&quot;\d&quot;;&quot;&quot;;&quot;g&quot;)" office:value-type="string" office:string-value="  " calcext:value-type="string">
            <text:p><text:s text:c="2"/></text:p>
          </table:table-cell>
          <table:table-cell table:formula="of:=IF([.B147]=&quot;map:&quot;;&quot;&quot;;LEN([.C147]))" office:value-type="float" office:value="2" calcext:value-type="float">
            <text:p>2</text:p>
          </table:table-cell>
          <table:table-cell table:style-name="ce5" table:formula="of:=IF([.D147]=2;ORG.LIBREOFFICE.REGEX([.B147];&quot;\d+&quot;;;1);&quot;&quot;)" office:value-type="string" office:string-value="3458067104" calcext:value-type="string">
            <text:p>3458067104</text:p>
          </table:table-cell>
          <table:table-cell table:formula="of:=IF([.D147]=2;ORG.LIBREOFFICE.REGEX([.B147];&quot;\d+&quot;;;2);&quot;&quot;)" office:value-type="string" office:string-value="3613119976" calcext:value-type="string">
            <text:p>3613119976</text:p>
          </table:table-cell>
          <table:table-cell table:formula="of:=IF([.D147]=2;ORG.LIBREOFFICE.REGEX([.B147];&quot;\d+&quot;;;3);&quot;&quot;)" office:value-type="string" office:string-value="31521054" calcext:value-type="string">
            <text:p>31521054</text:p>
          </table:table-cell>
          <table:table-cell table:formula="of:=IF([.E147]=&quot;&quot;;&quot;&quot;;[.E147]+[.G147])" office:value-type="float" office:value="3489588158" calcext:value-type="float">
            <text:p>3489588158</text:p>
          </table:table-cell>
          <table:table-cell table:formula="of:=IF([.F147]=&quot;&quot;;&quot;&quot;;[.F147]+[.G147])" office:value-type="float" office:value="3644641030" calcext:value-type="float">
            <text:p>3644641030</text:p>
          </table:table-cell>
          <table:table-cell table:formula="of:=IF([.I147]=&quot;&quot;;[.A147];&quot;&quot;)">
            <text:p/>
          </table:table-cell>
          <table:table-cell table:number-columns-repeated="3"/>
        </table:table-row>
        <table:table-row table:style-name="ro1" table:number-rows-repeated="104842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.00.0000</text:date>, <text:time style:data-style-name="N2" text:time-value="19:21:55.906848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11:21:09.328649591</meta:creation-date>
    <dc:date>2023-12-06T10:35:33.370824181</dc:date>
    <meta:editing-duration>PT19H36M28S</meta:editing-duration>
    <meta:editing-cycles>2</meta:editing-cycles>
    <meta:generator>LibreOffice/7.6.3.2$Linux_X86_64 LibreOffice_project/60$Build-2</meta:generator>
    <meta:document-statistic meta:table-count="1" meta:cell-count="1486" meta:object-count="0"/>
  </office:meta>
</office:document-meta>
</file>